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ula1" style:family="table">
      <style:table-properties style:width="9.562cm" fo:margin-left="0cm" table:align="left"/>
    </style:style>
    <style:style style:name="Taula1.A" style:family="table-column">
      <style:table-column-properties style:column-width="2.854cm"/>
    </style:style>
    <style:style style:name="Taula1.B" style:family="table-column">
      <style:table-column-properties style:column-width="6.708cm"/>
    </style:style>
    <style:style style:name="Taula1.A1" style:family="table-cell">
      <style:table-cell-properties style:vertical-align="middle" fo:padding="0.049cm" fo:border="none"/>
    </style:style>
    <style:style style:name="Taula2" style:family="table">
      <style:table-properties style:width="9.562cm" fo:margin-left="0cm" table:align="left"/>
    </style:style>
    <style:style style:name="Taula2.A" style:family="table-column">
      <style:table-column-properties style:column-width="4.157cm"/>
    </style:style>
    <style:style style:name="Taula2.B" style:family="table-column">
      <style:table-column-properties style:column-width="5.405cm"/>
    </style:style>
    <style:style style:name="Taula2.A1" style:family="table-cell">
      <style:table-cell-properties style:vertical-align="middle" fo:padding="0.049cm" fo:border="none"/>
    </style:style>
    <style:style style:name="Taula3" style:family="table">
      <style:table-properties style:width="9.62cm" fo:margin-left="-0.136cm" table:align="left"/>
    </style:style>
    <style:style style:name="Taula3.A" style:family="table-column">
      <style:table-column-properties style:column-width="2.154cm"/>
    </style:style>
    <style:style style:name="Taula3.B" style:family="table-column">
      <style:table-column-properties style:column-width="1.399cm"/>
    </style:style>
    <style:style style:name="Taula3.C" style:family="table-column">
      <style:table-column-properties style:column-width="6.068cm"/>
    </style:style>
    <style:style style:name="Taula3.A1" style:family="table-cell">
      <style:table-cell-properties style:vertical-align="middle" fo:padding="0.049cm" fo:border="none"/>
    </style:style>
    <style:style style:name="Taula4" style:family="table">
      <style:table-properties style:width="9.541cm" fo:margin-left="0cm" table:align="left"/>
    </style:style>
    <style:style style:name="Taula4.A" style:family="table-column">
      <style:table-column-properties style:column-width="1.655cm"/>
    </style:style>
    <style:style style:name="Taula4.B" style:family="table-column">
      <style:table-column-properties style:column-width="5.191cm"/>
    </style:style>
    <style:style style:name="Taula4.C" style:family="table-column">
      <style:table-column-properties style:column-width="2.695cm"/>
    </style:style>
    <style:style style:name="Taula4.A1" style:family="table-cell">
      <style:table-cell-properties style:vertical-align="middle" fo:padding="0.049cm" fo:border="none"/>
    </style:style>
    <style:style style:name="Taula5" style:family="table">
      <style:table-properties style:width="9.382cm" table:align="left"/>
    </style:style>
    <style:style style:name="Taula5.A" style:family="table-column">
      <style:table-column-properties style:column-width="3.198cm"/>
    </style:style>
    <style:style style:name="Taula5.B" style:family="table-column">
      <style:table-column-properties style:column-width="6.184cm"/>
    </style:style>
    <style:style style:name="Taula5.A1" style:family="table-cell">
      <style:table-cell-properties style:vertical-align="middle" fo:padding="0.049cm" fo:border="none"/>
    </style:style>
    <style:style style:name="Taula6" style:family="table">
      <style:table-properties style:width="9.428cm" table:align="left"/>
    </style:style>
    <style:style style:name="Taula6.A" style:family="table-column">
      <style:table-column-properties style:column-width="2.903cm"/>
    </style:style>
    <style:style style:name="Taula6.B" style:family="table-column">
      <style:table-column-properties style:column-width="1.558cm"/>
    </style:style>
    <style:style style:name="Taula6.C" style:family="table-column">
      <style:table-column-properties style:column-width="4.967cm"/>
    </style:style>
    <style:style style:name="Taula6.A1" style:family="table-cell">
      <style:table-cell-properties style:vertical-align="middle" fo:padding="0.049cm" fo:border="none"/>
    </style:style>
    <style:style style:name="Taula7" style:family="table">
      <style:table-properties style:width="9.35cm" table:align="left"/>
    </style:style>
    <style:style style:name="Taula7.A" style:family="table-column">
      <style:table-column-properties style:column-width="3.374cm"/>
    </style:style>
    <style:style style:name="Taula7.B" style:family="table-column">
      <style:table-column-properties style:column-width="1.646cm"/>
    </style:style>
    <style:style style:name="Taula7.D" style:family="table-column">
      <style:table-column-properties style:column-width="2.685cm"/>
    </style:style>
    <style:style style:name="Taula7.A1" style:family="table-cell">
      <style:table-cell-properties style:vertical-align="middle" fo:padding="0.049cm" fo:border="none"/>
    </style:style>
    <style:style style:name="Taula8" style:family="table">
      <style:table-properties style:width="9.343cm" table:align="left"/>
    </style:style>
    <style:style style:name="Taula8.A" style:family="table-column">
      <style:table-column-properties style:column-width="3.455cm"/>
    </style:style>
    <style:style style:name="Taula8.B" style:family="table-column">
      <style:table-column-properties style:column-width="2.596cm"/>
    </style:style>
    <style:style style:name="Taula8.C" style:family="table-column">
      <style:table-column-properties style:column-width="3.291cm"/>
    </style:style>
    <style:style style:name="Taula8.A1" style:family="table-cell">
      <style:table-cell-properties style:vertical-align="middle" fo:padding="0.049cm" fo:border="none"/>
    </style:style>
    <style:style style:name="Taula9" style:family="table">
      <style:table-properties style:width="9.657cm" fo:margin-left="0cm" table:align="left"/>
    </style:style>
    <style:style style:name="Taula9.A" style:family="table-column">
      <style:table-column-properties style:column-width="2.845cm"/>
    </style:style>
    <style:style style:name="Taula9.B" style:family="table-column">
      <style:table-column-properties style:column-width="3.009cm"/>
    </style:style>
    <style:style style:name="Taula9.C" style:family="table-column">
      <style:table-column-properties style:column-width="3.803cm"/>
    </style:style>
    <style:style style:name="Taula9.A1" style:family="table-cell">
      <style:table-cell-properties style:vertical-align="middle" fo:padding="0.049cm" fo:border="none"/>
    </style:style>
    <style:style style:name="Taula10" style:family="table">
      <style:table-properties style:width="9.35cm" table:align="left"/>
    </style:style>
    <style:style style:name="Taula10.A" style:family="table-column">
      <style:table-column-properties style:column-width="2.741cm"/>
    </style:style>
    <style:style style:name="Taula10.B" style:family="table-column">
      <style:table-column-properties style:column-width="3.438cm"/>
    </style:style>
    <style:style style:name="Taula10.C" style:family="table-column">
      <style:table-column-properties style:column-width="3.171cm"/>
    </style:style>
    <style:style style:name="Taula10.A1" style:family="table-cell">
      <style:table-cell-properties style:vertical-align="middle" fo:padding="0.049cm" fo:border="none"/>
    </style:style>
    <style:style style:name="Taula11" style:family="table">
      <style:table-properties style:width="9.541cm" fo:margin-left="0cm" table:align="left"/>
    </style:style>
    <style:style style:name="Taula11.A" style:family="table-column">
      <style:table-column-properties style:column-width="1.455cm"/>
    </style:style>
    <style:style style:name="Taula11.B" style:family="table-column">
      <style:table-column-properties style:column-width="2.895cm"/>
    </style:style>
    <style:style style:name="Taula11.C" style:family="table-column">
      <style:table-column-properties style:column-width="5.191cm"/>
    </style:style>
    <style:style style:name="Taula1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officeooo:paragraph-rsid="011c9ad3"/>
    </style:style>
    <style:style style:name="P2" style:family="paragraph" style:parent-style-name="Heading_20_2">
      <style:paragraph-properties fo:margin-left="0cm" fo:margin-right="0cm" fo:text-indent="0cm" style:auto-text-indent="false"/>
      <style:text-properties officeooo:paragraph-rsid="011c9ad3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paragraph-rsid="011c9ad3"/>
    </style:style>
    <style:style style:name="P4" style:family="paragraph" style:parent-style-name="Preformatted_20_Text">
      <style:text-properties officeooo:paragraph-rsid="011c9ad3"/>
    </style:style>
    <style:style style:name="P5" style:family="paragraph" style:parent-style-name="Preformatted_20_Text">
      <style:paragraph-properties>
        <style:tab-stops>
          <style:tab-stop style:position="0cm"/>
          <style:tab-stop style:position="4.309cm"/>
        </style:tab-stops>
      </style:paragraph-properties>
      <style:text-properties officeooo:paragraph-rsid="011c9ad3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paragraph-rsid="011c9ad3"/>
    </style:style>
    <style:style style:name="P7" style:family="paragraph" style:parent-style-name="Heading_20_3">
      <style:text-properties officeooo:paragraph-rsid="011c9ad3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officeooo:paragraph-rsid="011c9ad3"/>
    </style:style>
    <style:style style:name="P9" style:family="paragraph" style:parent-style-name="Text_20_body" style:list-style-name="L1">
      <style:text-properties officeooo:paragraph-rsid="011c9ad3"/>
    </style:style>
    <style:style style:name="P10" style:family="paragraph" style:parent-style-name="Horizontal_20_Line">
      <style:text-properties officeooo:paragraph-rsid="011c9ad3"/>
    </style:style>
    <style:style style:name="P11" style:family="paragraph" style:parent-style-name="Heading_20_2">
      <style:text-properties officeooo:paragraph-rsid="011c9ad3"/>
    </style:style>
    <style:style style:name="P12" style:family="paragraph" style:parent-style-name="Heading_20_3">
      <style:paragraph-properties fo:margin-left="0cm" fo:margin-right="0cm" fo:text-indent="0cm" style:auto-text-indent="false"/>
      <style:text-properties officeooo:paragraph-rsid="011c9ad3"/>
    </style:style>
    <style:style style:name="P13" style:family="paragraph" style:parent-style-name="Table_20_Heading">
      <style:text-properties officeooo:paragraph-rsid="011c9ad3"/>
    </style:style>
    <style:style style:name="P14" style:family="paragraph" style:parent-style-name="Table_20_Contents">
      <style:text-properties officeooo:paragraph-rsid="011c9ad3"/>
    </style:style>
    <style:style style:name="P1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2pt" officeooo:paragraph-rsid="011c9ad3" style:font-size-asian="2pt" style:font-size-complex="2pt"/>
    </style:style>
    <style:style style:name="P16" style:family="paragraph" style:parent-style-name="Table_20_Heading">
      <loext:graphic-properties draw:fill="none"/>
      <style:paragraph-properties fo:margin-left="-0.3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cm"/>
        </style:tab-stops>
      </style:paragraph-properties>
      <style:text-properties officeooo:paragraph-rsid="011c9ad3"/>
    </style:style>
    <style:style style:name="P17" style:family="paragraph" style:parent-style-name="Text_20_body">
      <style:text-properties officeooo:paragraph-rsid="011c9ad3"/>
    </style:style>
    <style:style style:name="P18" style:family="paragraph" style:parent-style-name="Preformatted_20_Text">
      <style:text-properties fo:color="#2a6099" loext:opacity="100%" fo:font-size="6pt" officeooo:paragraph-rsid="011c9ad3" style:font-size-asian="6pt" style:font-size-complex="6pt"/>
    </style:style>
    <style:style style:name="P19" style:family="paragraph" style:parent-style-name="Preformatted_20_Text">
      <style:paragraph-properties fo:margin-top="0cm" fo:margin-bottom="0.499cm" style:contextual-spacing="false"/>
      <style:text-properties fo:color="#2a6099" loext:opacity="100%" fo:font-size="6pt" officeooo:paragraph-rsid="011c9ad3" style:font-size-asian="6pt" style:font-size-complex="6pt"/>
    </style:style>
    <style:style style:name="P20" style:family="paragraph" style:parent-style-name="Preformatted_20_Text">
      <style:paragraph-properties fo:margin-left="0cm" fo:margin-right="0cm" fo:text-indent="0cm" style:auto-text-indent="false"/>
      <style:text-properties fo:color="#2a6099" loext:opacity="100%" fo:font-size="6pt" officeooo:paragraph-rsid="011c9ad3" style:font-size-asian="6pt" style:font-size-complex="6pt"/>
    </style:style>
    <style:style style:name="P21" style:family="paragraph" style:parent-style-name="Preformatted_20_Text">
      <style:paragraph-properties fo:margin-left="0cm" fo:margin-right="0cm" fo:text-indent="0cm" style:auto-text-indent="false"/>
      <style:text-properties officeooo:paragraph-rsid="011c9ad3"/>
    </style:style>
    <style:style style:name="P22" style:family="paragraph" style:parent-style-name="Preformatted_20_Text">
      <style:paragraph-properties>
        <style:tab-stops>
          <style:tab-stop style:position="1.505cm"/>
        </style:tab-stops>
      </style:paragraph-properties>
      <style:text-properties officeooo:paragraph-rsid="011c9ad3"/>
    </style:style>
    <style:style style:name="P23" style:family="paragraph" style:parent-style-name="Text_20_body" style:list-style-name="L2">
      <style:paragraph-properties fo:margin-top="0cm" fo:margin-bottom="0cm" style:contextual-spacing="false"/>
      <style:text-properties officeooo:paragraph-rsid="011c9ad3"/>
    </style:style>
    <style:style style:name="P24" style:family="paragraph" style:parent-style-name="Text_20_body" style:list-style-name="L2">
      <style:text-properties officeooo:paragraph-rsid="011c9ad3"/>
    </style:style>
    <style:style style:name="P25" style:family="paragraph" style:parent-style-name="Text_20_body" style:list-style-name="L3">
      <style:paragraph-properties fo:margin-top="0cm" fo:margin-bottom="0cm" style:contextual-spacing="false"/>
      <style:text-properties officeooo:paragraph-rsid="011c9ad3"/>
    </style:style>
    <style:style style:name="P26" style:family="paragraph" style:parent-style-name="Text_20_body" style:list-style-name="L3">
      <style:text-properties officeooo:paragraph-rsid="011c9ad3"/>
    </style:style>
    <style:style style:name="P27" style:family="paragraph" style:parent-style-name="Text_20_body" style:list-style-name="L4">
      <style:paragraph-properties fo:margin-top="0cm" fo:margin-bottom="0cm" style:contextual-spacing="false"/>
      <style:text-properties officeooo:paragraph-rsid="011c9ad3"/>
    </style:style>
    <style:style style:name="P28" style:family="paragraph" style:parent-style-name="Text_20_body" style:list-style-name="L4">
      <style:text-properties officeooo:paragraph-rsid="011c9ad3"/>
    </style:style>
    <style:style style:name="P29" style:family="paragraph" style:parent-style-name="Text_20_body" style:list-style-name="L5">
      <style:paragraph-properties fo:margin-top="0cm" fo:margin-bottom="0cm" style:contextual-spacing="false"/>
      <style:text-properties officeooo:paragraph-rsid="011c9ad3"/>
    </style:style>
    <style:style style:name="P30" style:family="paragraph" style:parent-style-name="Text_20_body" style:list-style-name="L5">
      <style:text-properties officeooo:paragraph-rsid="011c9ad3"/>
    </style:style>
    <style:style style:name="P31" style:family="paragraph" style:parent-style-name="Table_20_Contents">
      <style:text-properties fo:font-size="2pt" officeooo:paragraph-rsid="011c9ad3" style:font-size-asian="2pt" style:font-size-complex="2pt"/>
    </style:style>
    <style:style style:name="P32" style:family="paragraph" style:parent-style-name="Text_20_body" style:list-style-name="L6">
      <style:paragraph-properties fo:margin-top="0cm" fo:margin-bottom="0cm" style:contextual-spacing="false"/>
      <style:text-properties officeooo:paragraph-rsid="011c9ad3"/>
    </style:style>
    <style:style style:name="P33" style:family="paragraph" style:parent-style-name="Text_20_body" style:list-style-name="L6">
      <style:text-properties officeooo:paragraph-rsid="011c9ad3"/>
    </style:style>
    <style:style style:name="P34" style:family="paragraph" style:parent-style-name="Text_20_body" style:list-style-name="L7">
      <style:paragraph-properties fo:margin-top="0cm" fo:margin-bottom="0cm" style:contextual-spacing="false"/>
      <style:text-properties officeooo:paragraph-rsid="011c9ad3"/>
    </style:style>
    <style:style style:name="P35" style:family="paragraph" style:parent-style-name="Text_20_body" style:list-style-name="L7">
      <style:text-properties officeooo:paragraph-rsid="011c9ad3"/>
    </style:style>
    <style:style style:name="P36" style:family="paragraph" style:parent-style-name="Text_20_body" style:list-style-name="L8">
      <style:paragraph-properties fo:margin-top="0cm" fo:margin-bottom="0cm" style:contextual-spacing="false"/>
      <style:text-properties officeooo:paragraph-rsid="011c9ad3"/>
    </style:style>
    <style:style style:name="P37" style:family="paragraph" style:parent-style-name="Text_20_body" style:list-style-name="L8">
      <style:text-properties officeooo:paragraph-rsid="011c9ad3"/>
    </style:style>
    <style:style style:name="P38" style:family="paragraph" style:parent-style-name="Text_20_body" style:list-style-name="L9">
      <style:paragraph-properties fo:margin-top="0cm" fo:margin-bottom="0cm" style:contextual-spacing="false"/>
      <style:text-properties officeooo:paragraph-rsid="011c9ad3"/>
    </style:style>
    <style:style style:name="P39" style:family="paragraph" style:parent-style-name="Text_20_body" style:list-style-name="L9">
      <style:text-properties officeooo:paragraph-rsid="011c9ad3"/>
    </style:style>
    <style:style style:name="P40" style:family="paragraph" style:parent-style-name="Text_20_body" style:list-style-name="L10">
      <style:paragraph-properties fo:margin-left="0cm" fo:margin-right="0cm" fo:text-indent="0cm" style:auto-text-indent="false"/>
      <style:text-properties officeooo:paragraph-rsid="011c9ad3"/>
    </style:style>
    <style:style style:name="P41" style:family="paragraph" style:parent-style-name="Text_20_body" style:list-style-name="L10">
      <style:paragraph-properties fo:margin-top="0cm" fo:margin-bottom="0cm" style:contextual-spacing="false"/>
      <style:text-properties officeooo:paragraph-rsid="011c9ad3"/>
    </style:style>
    <style:style style:name="P42" style:family="paragraph" style:parent-style-name="Text_20_body" style:list-style-name="L10">
      <style:text-properties officeooo:paragraph-rsid="011c9ad3"/>
    </style:style>
    <style:style style:name="P43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  <style:text-properties officeooo:paragraph-rsid="011c9ad3"/>
    </style:style>
    <style:style style:name="P44" style:family="paragraph" style:parent-style-name="Text_20_body" style:list-style-name="L11">
      <style:paragraph-properties fo:margin-top="0cm" fo:margin-bottom="0cm" style:contextual-spacing="false"/>
      <style:text-properties officeooo:paragraph-rsid="011c9ad3"/>
    </style:style>
    <style:style style:name="P45" style:family="paragraph" style:parent-style-name="Text_20_body" style:list-style-name="L11">
      <style:text-properties officeooo:paragraph-rsid="011c9ad3"/>
    </style:style>
    <style:style style:name="P46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/>
      <style:text-properties officeooo:paragraph-rsid="011c9ad3"/>
    </style:style>
    <style:style style:name="P47" style:family="paragraph" style:parent-style-name="Text_20_body" style:list-style-name="L12">
      <style:paragraph-properties fo:margin-top="0cm" fo:margin-bottom="0cm" style:contextual-spacing="false"/>
      <style:text-properties officeooo:paragraph-rsid="011c9ad3"/>
    </style:style>
    <style:style style:name="P48" style:family="paragraph" style:parent-style-name="Text_20_body" style:list-style-name="L12">
      <style:text-properties officeooo:paragraph-rsid="011c9ad3"/>
    </style:style>
    <style:style style:name="P49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/>
      <style:text-properties officeooo:paragraph-rsid="011c9ad3"/>
    </style:style>
    <style:style style:name="P50" style:family="paragraph" style:parent-style-name="Text_20_body" style:list-style-name="L13">
      <style:paragraph-properties fo:margin-top="0cm" fo:margin-bottom="0cm" style:contextual-spacing="false"/>
      <style:text-properties officeooo:paragraph-rsid="011c9ad3"/>
    </style:style>
    <style:style style:name="P51" style:family="paragraph" style:parent-style-name="Text_20_body" style:list-style-name="L13">
      <style:text-properties officeooo:paragraph-rsid="011c9ad3"/>
    </style:style>
    <style:style style:name="P52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/>
      <style:text-properties officeooo:paragraph-rsid="011c9ad3"/>
    </style:style>
    <style:style style:name="P53" style:family="paragraph" style:parent-style-name="Text_20_body" style:list-style-name="L14">
      <style:paragraph-properties fo:margin-top="0cm" fo:margin-bottom="0cm" style:contextual-spacing="false"/>
      <style:text-properties officeooo:paragraph-rsid="011c9ad3"/>
    </style:style>
    <style:style style:name="P54" style:family="paragraph" style:parent-style-name="Text_20_body" style:list-style-name="L14">
      <style:text-properties officeooo:paragraph-rsid="011c9ad3"/>
    </style:style>
    <style:style style:name="P55" style:family="paragraph" style:parent-style-name="Text_20_body" style:list-style-name="L15">
      <style:paragraph-properties fo:margin-top="0cm" fo:margin-bottom="0cm" style:contextual-spacing="false"/>
      <style:text-properties officeooo:paragraph-rsid="011c9ad3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5pt" style:font-size-asian="5pt" style:font-size-complex="5pt"/>
    </style:style>
    <style:style style:name="T3" style:family="text">
      <style:text-properties officeooo:rsid="0123307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<text:bookmark-start text:name="__RefHeading___Toc903_531779298"/>Arquitectura Técnica del Sistema Ekonsumo<text:bookmark-end text:name="__RefHeading___Toc903_531779298"/></text:h>
      <text:h text:style-name="P1" text:outline-level="1"><text:bookmark-start text:name="__RefHeading___Toc909_531779298"/>1. Introducción al Stack<text:bookmark-end text:name="__RefHeading___Toc909_531779298"/></text:h>
      <text:h text:style-name="P2" text:outline-level="2"><text:bookmark text:name="user-content-1-introducción-al-stack"/><text:bookmark-start text:name="__RefHeading___Toc911_531779298"/>1.1 Visión General del Monorepo<text:bookmark-end text:name="__RefHeading___Toc911_531779298"/></text:h>
      <text:p text:style-name="P3"><text:bookmark text:name="user-content-11-visión-general-del-monorepo"/>Ekonsumo es un <text:span text:style-name="Strong_20_Emphasis">monorepo</text:span> (repositorio único que contiene múltiples proyectos relacionados) estructurado usando <text:span text:style-name="Strong_20_Emphasis">Workspaces de npm</text:span>. Esta arquitectura permite gestionar dos proyectos independientes pero relacionados —el backend y el frontend— desde una única raíz de repositorio, compartiendo dependencias y facilitando el desarrollo coordinado.</text:p>
      <text:p text:style-name="P4"><text:span text:style-name="Source_20_Text"><text:span text:style-name="T1">daw-proyecto/</text:span></text:span></text:p>
      <text:p text:style-name="P5"><text:span text:style-name="Source_20_Text"><text:span text:style-name="T1">├── package.json <text:s text:c="13"/># Raíz del monorepo (workspaces)</text:span></text:span></text:p>
      <text:p text:style-name="P4"><text:span text:style-name="Source_20_Text"><text:span text:style-name="T1">├── backend/ <text:s text:c="17"/># workspace "ekonsumo-backend"</text:span></text:span></text:p>
      <text:p text:style-name="P4"><text:span text:style-name="Source_20_Text"><text:span text:style-name="T1">│ <text:s text:c="2"/>├── package.json</text:span></text:span></text:p>
      <text:p text:style-name="P4"><text:span text:style-name="Source_20_Text"><text:span text:style-name="T1">│ <text:s text:c="2"/>├── index.js <text:s text:c="13"/># Punto de entrada Express</text:span></text:span></text:p>
      <text:p text:style-name="P4"><text:span text:style-name="Source_20_Text"><text:span text:style-name="T1">│ <text:s text:c="2"/>├── swagger.js <text:s text:c="11"/># Configuración Swagger</text:span></text:span></text:p>
      <text:p text:style-name="P4"><text:span text:style-name="Source_20_Text"><text:span text:style-name="T1">│ <text:s text:c="2"/>└── src/</text:span></text:span></text:p>
      <text:p text:style-name="P4"><text:span text:style-name="Source_20_Text"><text:span text:style-name="T1">│ <text:s text:c="6"/>├── config/ <text:s text:c="10"/># Configuraciones (DB, logger, multer)</text:span></text:span></text:p>
      <text:p text:style-name="P4"><text:span text:style-name="Source_20_Text"><text:span text:style-name="T1">│ <text:s text:c="6"/>├── controllers/ <text:s text:c="5"/># Lógica de manejo de solicitudes HTTP</text:span></text:span></text:p>
      <text:p text:style-name="P4"><text:span text:style-name="Source_20_Text"><text:span text:style-name="T1">│ <text:s text:c="6"/>├── models/ <text:s text:c="10"/># Acceso a datos y lógica de negocio</text:span></text:span></text:p>
      <text:p text:style-name="P4"><text:span text:style-name="Source_20_Text"><text:span text:style-name="T1">│ <text:s text:c="6"/>├── routes/ <text:s text:c="10"/># Definición de endpoints API</text:span></text:span></text:p>
      <text:p text:style-name="P4"><text:span text:style-name="Source_20_Text"><text:span text:style-name="T1">│ <text:s text:c="6"/>├── middlewares/ <text:s text:c="5"/># Funciones intermedias de procesamiento</text:span></text:span></text:p>
      <text:p text:style-name="P4"><text:span text:style-name="Source_20_Text"><text:span text:style-name="T1">│ <text:s text:c="6"/>├── services/ <text:s text:c="8"/># Servicios externos (email)</text:span></text:span></text:p>
      <text:p text:style-name="P4"><text:span text:style-name="Source_20_Text"><text:span text:style-name="T1">│ <text:s text:c="6"/>└── jobs/ <text:s text:c="12"/># Scripts CLI para tareas periódicas</text:span></text:span></text:p>
      <text:p text:style-name="P4"><text:span text:style-name="Source_20_Text"><text:span text:style-name="T1">├── frontend/ <text:s text:c="16"/># workspace "ekonsumo-frontend"</text:span></text:span></text:p>
      <text:p text:style-name="P4"><text:span text:style-name="Source_20_Text"><text:span text:style-name="T1">│ <text:s text:c="2"/>├── package.json</text:span></text:span></text:p>
      <text:p text:style-name="P4"><text:span text:style-name="Source_20_Text"><text:span text:style-name="T1">│ <text:s text:c="2"/>├── vite.config.mjs <text:s text:c="6"/># Configuración de Vite</text:span></text:span></text:p>
      <text:p text:style-name="P4"><text:span text:style-name="Source_20_Text"><text:span text:style-name="T1">│ <text:s text:c="2"/>└── src/</text:span></text:span></text:p>
      <text:p text:style-name="P4"><text:span text:style-name="Source_20_Text"><text:span text:style-name="T1">│ <text:s text:c="6"/>├── assets/ <text:s text:c="10"/># Recursos estáticos (CSS, imágenes)</text:span></text:span></text:p>
      <text:p text:style-name="P4"><text:span text:style-name="Source_20_Text"><text:span text:style-name="T1">│ <text:s text:c="6"/>├── components/ <text:s text:c="6"/># Componentes Vue reutilizables</text:span></text:span></text:p>
      <text:p text:style-name="P4"><text:span text:style-name="Source_20_Text"><text:span text:style-name="T1">│ <text:s text:c="6"/>├── directives/ <text:s text:c="6"/># Directivas Vue personalizadas</text:span></text:span></text:p>
      <text:p text:style-name="P4"><text:span text:style-name="Source_20_Text"><text:span text:style-name="T1">│ <text:s text:c="6"/>├── router/ <text:s text:c="10"/># Configuración de rutas</text:span></text:span></text:p>
      <text:p text:style-name="P4"><text:span text:style-name="Source_20_Text"><text:span text:style-name="T1">│ <text:s text:c="6"/>├── services/ <text:s text:c="8"/># Cliente API (axios)</text:span></text:span></text:p>
      <text:p text:style-name="P4"><text:span text:style-name="Source_20_Text"><text:span text:style-name="T1">│ <text:s text:c="6"/>├── store/ <text:s text:c="11"/># Estado global (Pinia)</text:span></text:span></text:p>
      <text:p text:style-name="P4"><text:span text:style-name="Source_20_Text"><text:span text:style-name="T1">│ <text:s text:c="6"/>└── views/ <text:s text:c="11"/># Páginas/Vistas de la aplicación</text:span></text:span></text:p>
      <text:p text:style-name="P6"><text:span text:style-name="Source_20_Text"><text:span text:style-name="T1">└── docs/ <text:s text:c="20"/># Documentación del proyecto</text:span></text:span></text:p>
      <text:h text:style-name="P7" text:outline-level="3"><text:bookmark-start text:name="__RefHeading___Toc913_531779298"/>¿Por qué un Monorepo?<text:bookmark-end text:name="__RefHeading___Toc913_531779298"/></text:h>
      <text:p text:style-name="P3"><text:bookmark text:name="user-content-por-qué-un-monorepo"/><text:span text:style-name="Strong_20_Emphasis">Ventajas prácticas observadas en este proyecto:</text:span></text:p>
      <text:list text:style-name="L1">
        <text:list-item>
          <text:p text:style-name="P8"><text:span text:style-name="Strong_20_Emphasis">Gestión de dependencias unificada</text:span>: Un único <text:span text:style-name="Source_20_Text">package-lock.json</text:span> evita conflictos de versiones entre backend y frontend </text:p>
        </text:list-item>
        <text:list-item>
          <text:p text:style-name="P8"><text:span text:style-name="Strong_20_Emphasis">Scripts centralizados</text:span>: El <text:span text:style-name="Source_20_Text">package.json</text:span> raíz permite ejecutar comandos como <text:span text:style-name="Source_20_Text">npm run start:backend</text:span> o <text:span text:style-name="Source_20_Text">npm run test:frontend</text:span> desde la raíz </text:p>
        </text:list-item>
        <text:list-item>
          <text:p text:style-name="P8"><text:span text:style-name="Strong_20_Emphasis">Consistencia de código</text:span>: Un único repositorio facilita compartir convenciones y revisar cambios transversales </text:p>
        </text:list-item>
        <text:list-item>
          <text:p text:style-name="P9"><text:span text:style-name="Strong_20_Emphasis">Despliegue simplificado</text:span>: El servidor puede clonar un único repositorio y ejecutar ambas aplicaciones </text:p>
        </text:list-item>
      </text:list>
      <text:p text:style-name="P10"/>
      <text:h text:style-name="P11" text:outline-level="2"><text:bookmark-start text:name="__RefHeading___Toc915_531779298"/>1.2 Arquitectura Cliente-Servidor<text:bookmark-end text:name="__RefHeading___Toc915_531779298"/></text:h>
      <text:p text:style-name="P3"><text:bookmark text:name="user-content-12-arquitectura-cliente-servidor"/>Ekonsumo sigue la <text:span text:style-name="Strong_20_Emphasis">arquitectura cliente-servidor clásica de aplicaciones web</text:span>, con la particularidad de que el cliente es una <text:span text:style-name="Strong_20_Emphasis">Aplicación de Página Única (SPA)</text:span> construida con Vue 3.</text:p>
      <text:p text:style-name="P4"><text:span text:style-name="Source_20_Text"><text:span text:style-name="T2">┌─────────────────────────────────────────────────────────────────────────────┐</text:span></text:span></text:p>
      <text:p text:style-name="P4"><text:span text:style-name="Source_20_Text"><text:span text:style-name="T2">│ <text:s text:c="29"/>NAVEGADOR WEB <text:s text:c="34"/>│</text:span></text:span></text:p>
      <text:p text:style-name="P4"><text:span text:style-name="Source_20_Text"><text:span text:style-name="T2">│ <text:s/>┌─────────────────────────────────────────────────────────────────────┐ <text:s text:c="2"/>│</text:span></text:span></text:p>
      <text:p text:style-name="P4"><text:span text:style-name="Source_20_Text"><text:span text:style-name="T2">│ <text:s/>│ <text:s text:c="24"/>FRONTEND (Vue 3 + SPA) <text:s text:c="22"/>│ <text:s text:c="2"/>│</text:span></text:span></text:p>
      <text:p text:style-name="P4"><text:span text:style-name="Source_20_Text"><text:span text:style-name="T2">│ <text:s/>│ <text:s text:c="2"/>┌──────────┐ <text:s text:c="3"/>┌──────────┐ <text:s text:c="3"/>┌──────────┐ <text:s text:c="3"/>┌──────────┐ <text:s text:c="4"/>│ <text:s text:c="2"/>│</text:span></text:span></text:p>
      <text:p text:style-name="P4"><text:span text:style-name="Source_20_Text"><text:span text:style-name="T2">│ <text:s/>│ <text:s text:c="2"/>│ <text:s/>Views <text:s text:c="2"/>│◄──►│ <text:s/>Store <text:s text:c="2"/>│◄──►│ <text:s/>Router <text:s/>│───►│ <text:s/>Axios <text:s text:c="2"/>│ <text:s text:c="4"/>│ <text:s text:c="2"/>│</text:span></text:span></text:p>
      <text:p text:style-name="P4"><text:span text:style-name="Source_20_Text"><text:span text:style-name="T2">│ <text:s/>│ <text:s text:c="2"/>│ (Pages) <text:s/>│ <text:s text:c="3"/>│ (Pinia) <text:s/>│ <text:s text:c="3"/>│ <text:s text:c="9"/>│ <text:s text:c="3"/>│ (HTTP) <text:s text:c="2"/>│ <text:s text:c="4"/>│ <text:s text:c="2"/>│</text:span></text:span></text:p>
      <text:p text:style-name="P4"><text:span text:style-name="Source_20_Text"><text:span text:style-name="T2">│ <text:s/>│ <text:s text:c="2"/>└──────────┘ <text:s text:c="3"/>└──────────┘ <text:s text:c="3"/>└──────────┘ <text:s text:c="3"/>└────┬─────┘ <text:s text:c="4"/>│ <text:s text:c="2"/>│</text:span></text:span></text:p>
      <text:p text:style-name="P4"><text:span text:style-name="Source_20_Text"><text:span text:style-name="T2">│ <text:s/>└──────────────────────────────────────────────────────────┼───────────┘ <text:s text:c="2"/>│</text:span></text:span></text:p>
      <text:p text:style-name="P4"><text:span text:style-name="Source_20_Text"><text:span text:style-name="T2">└──────────────────────────────────────────────────────────────┼───────────────┘</text:span></text:span></text:p>
      <text:p text:style-name="P4"><text:span text:style-name="Source_20_Text"><text:span text:style-name="T2"><text:s text:c="63"/>│ HTTP/REST</text:span></text:span></text:p>
      <text:p text:style-name="P4"><text:span text:style-name="Source_20_Text"><text:span text:style-name="T2"><text:s text:c="63"/>▼</text:span></text:span></text:p>
      <text:p text:style-name="P4"><text:span text:style-name="Source_20_Text"><text:span text:style-name="T2">┌─────────────────────────────────────────────────────────────────────────────┐</text:span></text:span></text:p>
      <text:p text:style-name="P4"><text:span text:style-name="Source_20_Text"><text:span text:style-name="T2">│ <text:s text:c="26"/>SERVIDOR (Backend) <text:s text:c="32"/>│</text:span></text:span></text:p>
      <text:p text:style-name="P4"><text:span text:style-name="Source_20_Text"><text:span text:style-name="T2">│ <text:s/>┌─────────────────────────────────────────────────────────────────────┐ <text:s text:c="2"/>│</text:span></text:span></text:p>
      <text:p text:style-name="P4"><text:span text:style-name="Source_20_Text"><text:span text:style-name="T2">│ <text:s/>│ <text:s text:c="23"/>EXPRESS.JS (API REST) <text:s text:c="24"/>│ <text:s text:c="2"/>│</text:span></text:span></text:p>
      <text:p text:style-name="P4"><text:span text:style-name="Source_20_Text"><text:span text:style-name="T2">│ <text:s/>│ <text:s text:c="2"/>┌─────────────────────────────────────────────────────────────┐ <text:s text:c="2"/>│ <text:s text:c="2"/>│</text:span></text:span></text:p>
      <text:p text:style-name="P4"><text:span text:style-name="Source_20_Text"><text:span text:style-name="T2">│ <text:s/>│ <text:s text:c="2"/>│ <text:s text:c="21"/>MIDDLEWARES <text:s text:c="28"/>│ <text:s text:c="2"/>│ <text:s text:c="2"/>│</text:span></text:span></text:p>
      <text:p text:style-name="P4"><text:span text:style-name="Source_20_Text"><text:span text:style-name="T2">│ <text:s/>│ <text:s text:c="2"/>│ <text:s/>cors → rate-limit → express.json → auth → validators <text:s text:c="7"/>│ <text:s text:c="2"/>│ <text:s text:c="2"/>│</text:span></text:span></text:p>
      <text:p text:style-name="P4"><text:span text:style-name="Source_20_Text"><text:span text:style-name="T2">│ <text:s/>│ <text:s text:c="2"/>└─────────────────────────────────────────────────────────────┘ <text:s text:c="2"/>│ <text:s text:c="2"/>│</text:span></text:span></text:p>
      <text:p text:style-name="P4"><text:span text:style-name="Source_20_Text"><text:span text:style-name="T2">│ <text:s/>│ <text:s text:c="2"/>┌───────────┐ <text:s text:c="3"/>┌───────────┐ <text:s text:c="3"/>┌───────────┐ <text:s text:c="17"/>│ <text:s text:c="2"/>│</text:span></text:span></text:p>
      <text:p text:style-name="P4"><text:span text:style-name="Source_20_Text"><text:span text:style-name="T2">│ <text:s/>│ <text:s text:c="2"/>│ <text:s/>Routes <text:s text:c="2"/>│───►│ Controllers│◄───│ <text:s/>Models <text:s text:c="2"/>│ <text:s text:c="17"/>│ <text:s text:c="2"/>│</text:span></text:span></text:p>
      <text:p text:style-name="P4"><text:span text:style-name="Source_20_Text"><text:span text:style-name="T2">│ <text:s/>│ <text:s text:c="2"/>└───────────┘ <text:s text:c="3"/>└───────────┘ <text:s text:c="3"/>└───────────┘ <text:s text:c="17"/>│ <text:s text:c="2"/>│</text:span></text:span></text:p>
      <text:p text:style-name="P4"><text:span text:style-name="Source_20_Text"><text:span text:style-name="T2">│ <text:s/>└─────────────────────────────────────────────────────────────────────┘ <text:s text:c="2"/>│</text:span></text:span></text:p>
      <text:p text:style-name="P4"><text:span text:style-name="Source_20_Text"><text:span text:style-name="T2">│ <text:s text:c="35"/>│ <text:s text:c="40"/>│</text:span></text:span></text:p>
      <text:p text:style-name="P4"><text:span text:style-name="Source_20_Text"><text:span text:style-name="T2">│ <text:s text:c="35"/>▼ <text:s text:c="40"/>│</text:span></text:span></text:p>
      <text:p text:style-name="P4"><text:span text:style-name="Source_20_Text"><text:span text:style-name="T2">│ <text:s/>┌─────────────────────────────────────────────────────────────────────┐ <text:s text:c="2"/>│</text:span></text:span></text:p>
      <text:p text:style-name="P4"><text:span text:style-name="Source_20_Text"><text:span text:style-name="T2">│ <text:s/>│ <text:s text:c="19"/>POSTGRESQL (Base de Datos) <text:s text:c="23"/>│ <text:s text:c="2"/>│</text:span></text:span></text:p>
      <text:p text:style-name="P4"><text:span text:style-name="Source_20_Text"><text:span text:style-name="T2">│ <text:s/>└─────────────────────────────────────────────────────────────────────┘ <text:s text:c="2"/>│</text:span></text:span></text:p>
      <text:p text:style-name="P6"><text:span text:style-name="Source_20_Text"><text:span text:style-name="T2">└─────────────────────────────────────────────────────────────────────────────┘</text:span></text:span></text:p>
      <text:p text:style-name="P10"/>
      <text:h text:style-name="P11" text:outline-level="2"><text:bookmark-start text:name="__RefHeading___Toc917_531779298"/>1.3 Responsabilidades de Cada Capa<text:bookmark-end text:name="__RefHeading___Toc917_531779298"/></text:h>
      <text:h text:style-name="P12" text:outline-level="3"><text:bookmark text:name="user-content-13-responsabilidades-de-cada-capa"/><text:bookmark-start text:name="__RefHeading___Toc919_531779298"/>Backend (Express.js + Node.js)<text:bookmark-end text:name="__RefHeading___Toc919_531779298"/></text:h>
      <text:p text:style-name="P3"><text:bookmark text:name="user-content-backend-expressjs--nodejs"/>El backend de Ekonsumo actúa como una <text:span text:style-name="Strong_20_Emphasis">API RESTful</text:span> y asume las siguientes responsabilidades:</text:p>
      <table:table table:name="Taula1" table:style-name="Taula1">
        <table:table-column table:style-name="Taula1.A"/>
        <table:table-column table:style-name="Taula1.B"/>
        <table:table-header-rows>
          <table:table-row>
            <table:table-cell table:style-name="Taula1.A1" office:value-type="string">
              <text:p text:style-name="P13">Responsabilidad</text:p>
            </table:table-cell>
            <table:table-cell table:style-name="Taula1.A1" office:value-type="string">
              <text:p text:style-name="P13">Descripción</text:p>
            </table:table-cell>
          </table:table-row>
        </table:table-header-rows>
        <table:table-row>
          <table:table-cell table:style-name="Taula1.A1" office:value-type="string">
            <text:p text:style-name="P14"><text:span text:style-name="Strong_20_Emphasis">Recepción de solicitudes HTTP</text:span></text:p>
          </table:table-cell>
          <table:table-cell table:style-name="Taula1.A1" office:value-type="string">
            <text:p text:style-name="P14">Escuchar y procesar peticiones de los clientes</text:p>
          </table:table-cell>
        </table:table-row>
        <table:table-row>
          <table:table-cell table:style-name="Taula1.A1" office:value-type="string">
            <text:p text:style-name="P14"><text:span text:style-name="Strong_20_Emphasis">Autenticación</text:span></text:p>
          </table:table-cell>
          <table:table-cell table:style-name="Taula1.A1" office:value-type="string">
            <text:p text:style-name="P14">Verificar la identidad del usuario mediante JWT</text:p>
          </table:table-cell>
        </table:table-row>
        <table:table-row>
          <table:table-cell table:style-name="Taula1.A1" office:value-type="string">
            <text:p text:style-name="P14"><text:span text:style-name="Strong_20_Emphasis">Autorización</text:span></text:p>
          </table:table-cell>
          <table:table-cell table:style-name="Taula1.A1" office:value-type="string">
            <text:p text:style-name="P14">Verificar permisos basados en roles (admin/gestor/usuario)</text:p>
          </table:table-cell>
        </table:table-row>
        <table:table-row>
          <table:table-cell table:style-name="Taula1.A1" office:value-type="string">
            <text:p text:style-name="P14"><text:span text:style-name="Strong_20_Emphasis">Validación</text:span></text:p>
          </table:table-cell>
          <table:table-cell table:style-name="Taula1.A1" office:value-type="string">
            <text:p text:style-name="P14">Asegurar que los datos recibidos cumplen con los requisitos</text:p>
          </table:table-cell>
        </table:table-row>
        <table:table-row>
          <table:table-cell table:style-name="Taula1.A1" office:value-type="string">
            <text:p text:style-name="P14"><text:span text:style-name="Strong_20_Emphasis">Lógica de negocio</text:span></text:p>
          </table:table-cell>
          <table:table-cell table:style-name="Taula1.A1" office:value-type="string">
            <text:p text:style-name="P14">Procesar pedidos, calcular liquidaciones, gestionar usuarios</text:p>
          </table:table-cell>
        </table:table-row>
        <table:table-row>
          <table:table-cell table:style-name="Taula1.A1" office:value-type="string">
            <text:p text:style-name="P14"><text:span text:style-name="Strong_20_Emphasis">Acceso a datos</text:span></text:p>
          </table:table-cell>
          <table:table-cell table:style-name="Taula1.A1" office:value-type="string">
            <text:p text:style-name="P14">Consultar y modificar la base de datos PostgreSQL</text:p>
          </table:table-cell>
        </table:table-row>
        <table:table-row>
          <table:table-cell table:style-name="Taula1.A1" office:value-type="string">
            <text:p text:style-name="P14"><text:span text:style-name="Strong_20_Emphasis">Logging</text:span></text:p>
          </table:table-cell>
          <table:table-cell table:style-name="Taula1.A1" office:value-type="string">
            <text:p text:style-name="P14">Registrar eventos y errores para monitoreo</text:p>
          </table:table-cell>
        </table:table-row>
        <table:table-row>
          <table:table-cell table:style-name="Taula1.A1" office:value-type="string">
            <text:p text:style-name="P14"><text:span text:style-name="Strong_20_Emphasis">Comunicación externa</text:span></text:p>
          </table:table-cell>
          <table:table-cell table:style-name="Taula1.A1" office:value-type="string">
            <text:p text:style-name="P14">Enviar emails a usuarios</text:p>
          </table:table-cell>
        </table:table-row>
        <table:table-row>
          <table:table-cell table:style-name="Taula1.A1" office:value-type="string">
            <text:p text:style-name="P14"><text:span text:style-name="Strong_20_Emphasis">Tareas automatizadas</text:span></text:p>
          </table:table-cell>
          <table:table-cell table:style-name="Taula1.A1" office:value-type="string">
            <text:p text:style-name="P14">Generar pedidos periódicos y liquidaciones mensuales</text:p>
          </table:table-cell>
        </table:table-row>
      </table:table>
      <text:h text:style-name="P7" text:outline-level="3"><text:bookmark-start text:name="__RefHeading___Toc921_531779298"/>Frontend (Vue 3 + Vite)<text:bookmark-end text:name="__RefHeading___Toc921_531779298"/></text:h>
      <text:p text:style-name="P3"><text:bookmark text:name="user-content-frontend-vue-3--vite"/>El frontend asume las responsabilidades de la <text:span text:style-name="Strong_20_Emphasis">capa de presentación</text:span>:</text:p>
      <table:table table:name="Taula2" table:style-name="Taula2">
        <table:table-column table:style-name="Taula2.A"/>
        <table:table-column table:style-name="Taula2.B"/>
        <table:table-header-rows>
          <table:table-row>
            <table:table-cell table:style-name="Taula2.A1" office:value-type="string">
              <text:p text:style-name="P13">Responsabilidad</text:p>
            </table:table-cell>
            <table:table-cell table:style-name="Taula2.A1" office:value-type="string">
              <text:p text:style-name="P13">Descripción</text:p>
            </table:table-cell>
          </table:table-row>
        </table:table-header-rows>
        <table:table-row>
          <table:table-cell table:style-name="Taula2.A1" office:value-type="string">
            <text:p text:style-name="P14"><text:span text:style-name="Strong_20_Emphasis">Renderizado de interfaces</text:span></text:p>
          </table:table-cell>
          <table:table-cell table:style-name="Taula2.A1" office:value-type="string">
            <text:p text:style-name="P14">Mostrar páginas y componentes visuales</text:p>
          </table:table-cell>
        </table:table-row>
        <table:table-row>
          <table:table-cell table:style-name="Taula2.A1" office:value-type="string">
            <text:p text:style-name="P14"><text:span text:style-name="Strong_20_Emphasis">Gestión de estado local</text:span></text:p>
          </table:table-cell>
          <table:table-cell table:style-name="Taula2.A1" office:value-type="string">
            <text:p text:style-name="P14">Mantener datos temporales de la UI</text:p>
          </table:table-cell>
        </table:table-row>
        <table:table-row>
          <table:table-cell table:style-name="Taula2.A1" office:value-type="string">
            <text:p text:style-name="P14"><text:span text:style-name="Strong_20_Emphasis">Gestión de estado global</text:span></text:p>
          </table:table-cell>
          <table:table-cell table:style-name="Taula2.A1" office:value-type="string">
            <text:p text:style-name="P14">Mantener estado compartido (usuario autenticado, alertas)</text:p>
          </table:table-cell>
        </table:table-row>
        <table:table-row>
          <table:table-cell table:style-name="Taula2.A1" office:value-type="string">
            <text:p text:style-name="P14"><text:span text:style-name="Strong_20_Emphasis">Navegación</text:span></text:p>
          </table:table-cell>
          <table:table-cell table:style-name="Taula2.A1" office:value-type="string">
            <text:p text:style-name="P14">Cambiar vistas sin recargar la página</text:p>
          </table:table-cell>
        </table:table-row>
        <table:table-row>
          <table:table-cell table:style-name="Taula2.A1" office:value-type="string">
            <text:p text:style-name="P14"><text:span text:style-name="Strong_20_Emphasis">Comunicación con API</text:span></text:p>
          </table:table-cell>
          <table:table-cell table:style-name="Taula2.A1" office:value-type="string">
            <text:p text:style-name="P14">Realizar solicitudes HTTP al backend</text:p>
          </table:table-cell>
        </table:table-row>
        <table:table-row>
          <table:table-cell table:style-name="Taula2.A1" office:value-type="string">
            <text:p text:style-name="P14"><text:span text:style-name="Strong_20_Emphasis">Manejo de errores de red</text:span></text:p>
          </table:table-cell>
          <table:table-cell table:style-name="Taula2.A1" office:value-type="string">
            <text:p text:style-name="P14">Detectar tokens expirados y redirigir a login</text:p>
          </table:table-cell>
        </table:table-row>
      </table:table>
      <text:p text:style-name="P10"/>
      <text:h text:style-name="P11" text:outline-level="2"><text:bookmark-start text:name="__RefHeading___Toc923_531779298"/>1.4 Flujo de Datos Típico<text:bookmark-end text:name="__RefHeading___Toc923_531779298"/></text:h>
      <text:p text:style-name="P3"><text:bookmark text:name="user-content-14-flujo-de-datos-típico"/>Para entender cómo fluye la información en Ekonsumo, describimos el proceso completo de un caso de uso común: <text:span text:style-name="Strong_20_Emphasis">Listar todos los productos disponibles</text:span>.</text:p>
      <text:p text:style-name="P4"><text:span text:style-name="Source_20_Text"><text:span text:style-name="T1">Usuario navega a "Gestión de Productos"</text:span></text:span></text:p>
      <text:p text:style-name="P4"><text:span text:style-name="Source_20_Text"><text:span text:style-name="T1"><text:s text:c="9"/>│</text:span></text:span></text:p>
      <text:p text:style-name="P4"><text:span text:style-name="Source_20_Text"><text:span text:style-name="T1"><text:s text:c="9"/>▼</text:span></text:span></text:p>
      <text:p text:style-name="P4"><text:span text:style-name="Source_20_Text"><text:span text:style-name="T1">┌────────────────────────┐</text:span></text:span></text:p>
      <text:p text:style-name="P4"><text:span text:style-name="Source_20_Text"><text:span text:style-name="T1">│ Vue Router detecta <text:s text:c="4"/>│</text:span></text:span></text:p>
      <text:p text:style-name="P4"><text:span text:style-name="Source_20_Text"><text:span text:style-name="T1">│ cambio de ruta <text:s text:c="8"/>│</text:span></text:span></text:p>
      <text:p text:style-name="P4"><text:soft-page-break/><text:span text:style-name="Source_20_Text"><text:span text:style-name="T1">│ /gestion-productos <text:s text:c="4"/>│</text:span></text:span></text:p>
      <text:p text:style-name="P4"><text:span text:style-name="Source_20_Text"><text:span text:style-name="T1">└───────────┬────────────┘</text:span></text:span></text:p>
      <text:p text:style-name="P4"><text:span text:style-name="Source_20_Text"><text:span text:style-name="T1"><text:s text:c="12"/>│</text:span></text:span></text:p>
      <text:p text:style-name="P4"><text:span text:style-name="Source_20_Text"><text:span text:style-name="T1"><text:s text:c="12"/>▼</text:span></text:span></text:p>
      <text:p text:style-name="P4"><text:span text:style-name="Source_20_Text"><text:span text:style-name="T1">┌────────────────────────┐</text:span></text:span></text:p>
      <text:p text:style-name="P4"><text:span text:style-name="Source_20_Text"><text:span text:style-name="T1">│ Component mounted, <text:s text:c="4"/>│</text:span></text:span></text:p>
      <text:p text:style-name="P4"><text:span text:style-name="Source_20_Text"><text:span text:style-name="T1">│ hook created() <text:s text:c="7"/>│</text:span></text:span></text:p>
      <text:p text:style-name="P4"><text:span text:style-name="Source_20_Text"><text:span text:style-name="T1">│ llama cargarProductos()│</text:span></text:span></text:p>
      <text:p text:style-name="P4"><text:span text:style-name="Source_20_Text"><text:span text:style-name="T1">└───────────┬────────────┘</text:span></text:span></text:p>
      <text:p text:style-name="P4"><text:span text:style-name="Source_20_Text"><text:span text:style-name="T1"><text:s text:c="12"/>│</text:span></text:span></text:p>
      <text:p text:style-name="P4"><text:span text:style-name="Source_20_Text"><text:span text:style-name="T1"><text:s text:c="12"/>▼</text:span></text:span></text:p>
      <text:p text:style-name="P4"><text:span text:style-name="Source_20_Text"><text:span text:style-name="T1">┌────────────────────────┐</text:span></text:span></text:p>
      <text:p text:style-name="P4"><text:span text:style-name="Source_20_Text"><text:span text:style-name="T1">│ Axios GET /api/productos│</text:span></text:span></text:p>
      <text:p text:style-name="P4"><text:span text:style-name="Source_20_Text"><text:span text:style-name="T1">│ Header: Bearer &lt;JWT&gt; <text:s text:c="2"/>│</text:span></text:span></text:p>
      <text:p text:style-name="P4"><text:span text:style-name="Source_20_Text"><text:span text:style-name="T1">└───────────┬────────────┘</text:span></text:span></text:p>
      <text:p text:style-name="P4"><text:span text:style-name="Source_20_Text"><text:span text:style-name="T1"><text:s text:c="12"/>│ HTTP Request</text:span></text:span></text:p>
      <text:p text:style-name="P4"><text:span text:style-name="Source_20_Text"><text:span text:style-name="T1"><text:s text:c="12"/>▼</text:span></text:span></text:p>
      <text:p text:style-name="P4"><text:span text:style-name="Source_20_Text"><text:span text:style-name="T1">┌────────────────────────┐</text:span></text:span></text:p>
      <text:p text:style-name="P4"><text:span text:style-name="Source_20_Text"><text:span text:style-name="T1">│ Express recibe <text:s text:c="7"/>│</text:span></text:span></text:p>
      <text:p text:style-name="P4"><text:span text:style-name="Source_20_Text"><text:span text:style-name="T1">│ Pipeline: CORS → <text:s text:c="5"/>│</text:span></text:span></text:p>
      <text:p text:style-name="P4"><text:span text:style-name="Source_20_Text"><text:span text:style-name="T1">│ RateLimit → Auth → <text:s text:c="3"/>│</text:span></text:span></text:p>
      <text:p text:style-name="P4"><text:span text:style-name="Source_20_Text"><text:span text:style-name="T1">│ Route Handler <text:s text:c="8"/>│</text:span></text:span></text:p>
      <text:p text:style-name="P4"><text:span text:style-name="Source_20_Text"><text:span text:style-name="T1">└───────────┬────────────┘</text:span></text:span></text:p>
      <text:p text:style-name="P4"><text:span text:style-name="Source_20_Text"><text:span text:style-name="T1"><text:s text:c="12"/>│</text:span></text:span></text:p>
      <text:p text:style-name="P4"><text:span text:style-name="Source_20_Text"><text:span text:style-name="T1"><text:s text:c="12"/>▼</text:span></text:span></text:p>
      <text:p text:style-name="P4"><text:span text:style-name="Source_20_Text"><text:span text:style-name="T1">┌────────────────────────┐</text:span></text:span></text:p>
      <text:p text:style-name="P4"><text:span text:style-name="Source_20_Text"><text:span text:style-name="T1">│ Controller llama a <text:s text:c="3"/>│</text:span></text:span></text:p>
      <text:p text:style-name="P4"><text:span text:style-name="Source_20_Text"><text:span text:style-name="T1">│ Producto.obtenerTodos()│</text:span></text:span></text:p>
      <text:p text:style-name="P4"><text:span text:style-name="Source_20_Text"><text:span text:style-name="T1">└───────────┬────────────┘</text:span></text:span></text:p>
      <text:p text:style-name="P4"><text:span text:style-name="Source_20_Text"><text:span text:style-name="T1"><text:s text:c="12"/>│</text:span></text:span></text:p>
      <text:p text:style-name="P4"><text:span text:style-name="Source_20_Text"><text:span text:style-name="T1"><text:s text:c="12"/>▼</text:span></text:span></text:p>
      <text:p text:style-name="P4"><text:span text:style-name="Source_20_Text"><text:span text:style-name="T1">┌────────────────────────┐</text:span></text:span></text:p>
      <text:p text:style-name="P4"><text:span text:style-name="Source_20_Text"><text:span text:style-name="T1">│ Model ejecuta SQL: <text:s text:c="4"/>│</text:span></text:span></text:p>
      <text:p text:style-name="P4"><text:span text:style-name="Source_20_Text"><text:span text:style-name="T1">│ SELECT * FROM producto│</text:span></text:span></text:p>
      <text:p text:style-name="P4"><text:span text:style-name="Source_20_Text"><text:span text:style-name="T1">└───────────┬────────────┘</text:span></text:span></text:p>
      <text:p text:style-name="P4"><text:span text:style-name="Source_20_Text"><text:span text:style-name="T1"><text:s text:c="12"/>│</text:span></text:span></text:p>
      <text:p text:style-name="P4"><text:span text:style-name="Source_20_Text"><text:span text:style-name="T1"><text:s text:c="12"/>▼</text:span></text:span></text:p>
      <text:p text:style-name="P4"><text:span text:style-name="Source_20_Text"><text:span text:style-name="T1">┌────────────────────────┐</text:span></text:span></text:p>
      <text:p text:style-name="P4"><text:span text:style-name="Source_20_Text"><text:span text:style-name="T1">│ PostgreSQL devuelve <text:s text:c="3"/>│</text:span></text:span></text:p>
      <text:p text:style-name="P4"><text:span text:style-name="Source_20_Text"><text:span text:style-name="T1">│ array de productos <text:s text:c="4"/>│</text:span></text:span></text:p>
      <text:p text:style-name="P4"><text:span text:style-name="Source_20_Text"><text:span text:style-name="T1">└───────────┬────────────┘</text:span></text:span></text:p>
      <text:p text:style-name="P4"><text:span text:style-name="Source_20_Text"><text:span text:style-name="T1"><text:s text:c="12"/>│</text:span></text:span></text:p>
      <text:p text:style-name="P4"><text:span text:style-name="Source_20_Text"><text:span text:style-name="T1"><text:s text:c="12"/>▼</text:span></text:span></text:p>
      <text:p text:style-name="P4"><text:span text:style-name="Source_20_Text"><text:span text:style-name="T1">┌────────────────────────┐</text:span></text:span></text:p>
      <text:p text:style-name="P4"><text:span text:style-name="Source_20_Text"><text:span text:style-name="T1">│ Response JSON 200 <text:s text:c="4"/>│</text:span></text:span></text:p>
      <text:p text:style-name="P4"><text:span text:style-name="Source_20_Text"><text:span text:style-name="T1">│ [ {...}, {...} ] <text:s text:c="5"/>│</text:span></text:span></text:p>
      <text:p text:style-name="P4"><text:span text:style-name="Source_20_Text"><text:span text:style-name="T1">└───────────┬────────────┘</text:span></text:span></text:p>
      <text:p text:style-name="P4"><text:span text:style-name="Source_20_Text"><text:span text:style-name="T1"><text:s text:c="12"/>│ HTTP Response</text:span></text:span></text:p>
      <text:p text:style-name="P4"><text:span text:style-name="Source_20_Text"><text:span text:style-name="T1"><text:s text:c="12"/>▼</text:span></text:span></text:p>
      <text:p text:style-name="P4"><text:span text:style-name="Source_20_Text"><text:span text:style-name="T1">┌────────────────────────┐</text:span></text:span></text:p>
      <text:p text:style-name="P4"><text:span text:style-name="Source_20_Text"><text:span text:style-name="T1">│ Axios interceptor <text:s text:c="4"/>│</text:span></text:span></text:p>
      <text:p text:style-name="P4"><text:span text:style-name="Source_20_Text"><text:span text:style-name="T1">│ recibe respuesta <text:s text:c="5"/>│</text:span></text:span></text:p>
      <text:p text:style-name="P4"><text:span text:style-name="Source_20_Text"><text:span text:style-name="T1">└───────────┬────────────┘</text:span></text:span></text:p>
      <text:p text:style-name="P4"><text:span text:style-name="Source_20_Text"><text:span text:style-name="T1"><text:s text:c="12"/>│</text:span></text:span></text:p>
      <text:p text:style-name="P4"><text:span text:style-name="Source_20_Text"><text:span text:style-name="T1"><text:s text:c="12"/>▼</text:span></text:span></text:p>
      <text:p text:style-name="P4"><text:span text:style-name="Source_20_Text"><text:span text:style-name="T1">┌────────────────────────┐</text:span></text:span></text:p>
      <text:p text:style-name="P4"><text:span text:style-name="Source_20_Text"><text:span text:style-name="T1">│ this.productos = <text:s text:c="5"/>│</text:span></text:span></text:p>
      <text:p text:style-name="P4"><text:span text:style-name="Source_20_Text"><text:span text:style-name="T1">│ response.data <text:s text:c="8"/>│</text:span></text:span></text:p>
      <text:p text:style-name="P4"><text:span text:style-name="Source_20_Text"><text:span text:style-name="T1">│ Vue detecta cambio <text:s text:c="3"/>│</text:span></text:span></text:p>
      <text:p text:style-name="P4"><text:span text:style-name="Source_20_Text"><text:span text:style-name="T1">│ y re-renderiza DOM <text:s text:c="2"/>│</text:span></text:span></text:p>
      <text:p text:style-name="P4"><text:span text:style-name="Source_20_Text"><text:span text:style-name="T1">└────────────────────────┘</text:span></text:span></text:p>
      <text:p text:style-name="P4"><text:span text:style-name="Source_20_Text"><text:span text:style-name="T1"><text:s text:c="12"/>│</text:span></text:span></text:p>
      <text:p text:style-name="P4"><text:span text:style-name="Source_20_Text"><text:span text:style-name="T1"><text:s text:c="12"/>▼</text:span></text:span></text:p>
      <text:p text:style-name="P6"><text:span text:style-name="Source_20_Text"><text:span text:style-name="T1"><text:s text:c="4"/>Tabla actualizada</text:span></text:span></text:p>
      <text:p text:style-name="P10"/>
      <text:h text:style-name="P1" text:outline-level="1"><text:bookmark-start text:name="__RefHeading___Toc925_531779298"/>2. Backend: Análisis de Dependencias de Producción<text:bookmark-end text:name="__RefHeading___Toc925_531779298"/></text:h>
      <text:p text:style-name="P3"><text:bookmark text:name="user-content-2-backend-análisis-de-dependencias-de-producción"/>El backend de Ekonsumo está construido sobre <text:span text:style-name="Strong_20_Emphasis">Node.js</text:span> (entorno de ejecución JavaScript del lado del servidor) y utiliza <text:span text:style-name="Strong_20_Emphasis">Express.js</text:span> como framework web.</text:p>
      <text:h text:style-name="P11" text:outline-level="2"><text:bookmark-start text:name="__RefHeading___Toc927_531779298"/>Dependencias<text:bookmark-end text:name="__RefHeading___Toc927_531779298"/></text:h>
      <text:p text:style-name="P15"><text:bookmark text:name="user-content-dependencias"/></text:p>
      <table:table table:name="Taula3" table:style-name="Taula3">
        <table:table-column table:style-name="Taula3.A"/>
        <table:table-column table:style-name="Taula3.B"/>
        <table:table-column table:style-name="Taula3.C"/>
        <table:table-header-rows>
          <table:table-row>
            <table:table-cell table:style-name="Taula3.A1" office:value-type="string">
              <text:p text:style-name="P16">Paquete</text:p>
            </table:table-cell>
            <table:table-cell table:style-name="Taula3.A1" office:value-type="string">
              <text:p text:style-name="P13">Versión</text:p>
            </table:table-cell>
            <table:table-cell table:style-name="Taula3.A1" office:value-type="string">
              <text:p text:style-name="P13">Propósito Principal</text:p>
            </table:table-cell>
          </table:table-row>
        </table:table-header-rows>
        <table:table-row>
          <table:table-cell table:style-name="Taula3.A1" office:value-type="string">
            <text:p text:style-name="P14">express</text:p>
          </table:table-cell>
          <table:table-cell table:style-name="Taula3.A1" office:value-type="string">
            <text:p text:style-name="P14">^5.2.1</text:p>
          </table:table-cell>
          <table:table-cell table:style-name="Taula3.A1" office:value-type="string">
            <text:p text:style-name="P14">Framework web y sistema de routing</text:p>
          </table:table-cell>
        </table:table-row>
        <table:table-row>
          <table:table-cell table:style-name="Taula3.A1" office:value-type="string">
            <text:p text:style-name="P14">pg</text:p>
          </table:table-cell>
          <table:table-cell table:style-name="Taula3.A1" office:value-type="string">
            <text:p text:style-name="P14">^8.20.0</text:p>
          </table:table-cell>
          <table:table-cell table:style-name="Taula3.A1" office:value-type="string">
            <text:p text:style-name="P14">Cliente PostgreSQL con pool de conexiones</text:p>
          </table:table-cell>
        </table:table-row>
        <table:table-row>
          <table:table-cell table:style-name="Taula3.A1" office:value-type="string">
            <text:p text:style-name="P14">jsonwebtoken</text:p>
          </table:table-cell>
          <table:table-cell table:style-name="Taula3.A1" office:value-type="string">
            <text:p text:style-name="P14">^9.0.3</text:p>
          </table:table-cell>
          <table:table-cell table:style-name="Taula3.A1" office:value-type="string">
            <text:p text:style-name="P14">Autenticación mediante tokens JWT</text:p>
          </table:table-cell>
        </table:table-row>
        <table:table-row>
          <table:table-cell table:style-name="Taula3.A1" office:value-type="string">
            <text:p text:style-name="P14">bcryptjs</text:p>
          </table:table-cell>
          <table:table-cell table:style-name="Taula3.A1" office:value-type="string">
            <text:p text:style-name="P14">^3.0.3</text:p>
          </table:table-cell>
          <table:table-cell table:style-name="Taula3.A1" office:value-type="string">
            <text:p text:style-name="P14">Hash de contraseñas</text:p>
          </table:table-cell>
        </table:table-row>
        <table:table-row>
          <table:table-cell table:style-name="Taula3.A1" office:value-type="string">
            <text:p text:style-name="P14">winston</text:p>
          </table:table-cell>
          <table:table-cell table:style-name="Taula3.A1" office:value-type="string">
            <text:p text:style-name="P14">^3.19.0</text:p>
          </table:table-cell>
          <table:table-cell table:style-name="Taula3.A1" office:value-type="string">
            <text:p text:style-name="P14">Logging estructurado</text:p>
          </table:table-cell>
        </table:table-row>
        <table:table-row>
          <table:table-cell table:style-name="Taula3.A1" office:value-type="string">
            <text:p text:style-name="P14">nodemailer</text:p>
          </table:table-cell>
          <table:table-cell table:style-name="Taula3.A1" office:value-type="string">
            <text:p text:style-name="P14">^8.0.3</text:p>
          </table:table-cell>
          <table:table-cell table:style-name="Taula3.A1" office:value-type="string">
            <text:p text:style-name="P14">Envío de correos electrónicos</text:p>
          </table:table-cell>
        </table:table-row>
        <table:table-row>
          <table:table-cell table:style-name="Taula3.A1" office:value-type="string">
            <text:p text:style-name="P14">multer</text:p>
          </table:table-cell>
          <table:table-cell table:style-name="Taula3.A1" office:value-type="string">
            <text:p text:style-name="P14">^2.1.1</text:p>
          </table:table-cell>
          <table:table-cell table:style-name="Taula3.A1" office:value-type="string">
            <text:p text:style-name="P14">Manejo de subida de archivos</text:p>
          </table:table-cell>
        </table:table-row>
        <table:table-row>
          <table:table-cell table:style-name="Taula3.A1" office:value-type="string">
            <text:p text:style-name="P14">express-validator</text:p>
          </table:table-cell>
          <table:table-cell table:style-name="Taula3.A1" office:value-type="string">
            <text:p text:style-name="P14">^7.3.1</text:p>
          </table:table-cell>
          <table:table-cell table:style-name="Taula3.A1" office:value-type="string">
            <text:p text:style-name="P14">Validación de solicitudes HTTP</text:p>
          </table:table-cell>
        </table:table-row>
        <table:table-row>
          <table:table-cell table:style-name="Taula3.A1" office:value-type="string">
            <text:p text:style-name="P14">express-rate-limit</text:p>
          </table:table-cell>
          <table:table-cell table:style-name="Taula3.A1" office:value-type="string">
            <text:p text:style-name="P14">^8.3.1</text:p>
          </table:table-cell>
          <table:table-cell table:style-name="Taula3.A1" office:value-type="string">
            <text:p text:style-name="P14">Limitación de tasa de solicitudes</text:p>
          </table:table-cell>
        </table:table-row>
        <table:table-row>
          <table:table-cell table:style-name="Taula3.A1" office:value-type="string">
            <text:p text:style-name="P14">cors</text:p>
          </table:table-cell>
          <table:table-cell table:style-name="Taula3.A1" office:value-type="string">
            <text:p text:style-name="P14">^2.8.6</text:p>
          </table:table-cell>
          <table:table-cell table:style-name="Taula3.A1" office:value-type="string">
            <text:p text:style-name="P14">Configuración de CORS</text:p>
          </table:table-cell>
        </table:table-row>
        <table:table-row>
          <table:table-cell table:style-name="Taula3.A1" office:value-type="string">
            <text:p text:style-name="P14">swagger-jsdoc</text:p>
          </table:table-cell>
          <table:table-cell table:style-name="Taula3.A1" office:value-type="string">
            <text:p text:style-name="P14">^6.2.8</text:p>
          </table:table-cell>
          <table:table-cell table:style-name="Taula3.A1" office:value-type="string">
            <text:p text:style-name="P14">Generación de especificación OpenAPI</text:p>
          </table:table-cell>
        </table:table-row>
        <table:table-row>
          <table:table-cell table:style-name="Taula3.A1" office:value-type="string">
            <text:p text:style-name="P14">swagger-ui-express</text:p>
          </table:table-cell>
          <table:table-cell table:style-name="Taula3.A1" office:value-type="string">
            <text:p text:style-name="P14">^5.0.1</text:p>
          </table:table-cell>
          <table:table-cell table:style-name="Taula3.A1" office:value-type="string">
            <text:p text:style-name="P14">Interfaz visual de documentación API</text:p>
          </table:table-cell>
        </table:table-row>
        <table:table-row>
          <table:table-cell table:style-name="Taula3.A1" office:value-type="string">
            <text:p text:style-name="P14">dotenv</text:p>
          </table:table-cell>
          <table:table-cell table:style-name="Taula3.A1" office:value-type="string">
            <text:p text:style-name="P14">^17.3.1</text:p>
          </table:table-cell>
          <table:table-cell table:style-name="Taula3.A1" office:value-type="string">
            <text:p text:style-name="P14">Carga de variables de entorno</text:p>
          </table:table-cell>
        </table:table-row>
      </table:table>
      <text:p text:style-name="P10"/>
      <text:h text:style-name="P11" text:outline-level="2"><text:bookmark-start text:name="__RefHeading___Toc929_531779298"/>2.1 Express.js - El Framework Web Minimalista<text:bookmark-end text:name="__RefHeading___Toc929_531779298"/></text:h>
      <text:h text:style-name="P12" text:outline-level="3"><text:bookmark text:name="user-content-21-expressjs---el-framework-web-minimalista"/><text:bookmark-start text:name="__RefHeading___Toc931_531779298"/>¿Qué es Express.js?<text:bookmark-end text:name="__RefHeading___Toc931_531779298"/></text:h>
      <text:p text:style-name="P3"><text:bookmark text:name="user-content-qué-es-expressjs"/><text:span text:style-name="Strong_20_Emphasis">Express.js</text:span> es un <text:span text:style-name="Strong_20_Emphasis">framework web minimalista y rápido</text:span> para Node.js. Proporciona una capa delgada de funcionalidades fundamentales sobre las capacidades base de Node.js, específicamente orientadas a la construcción de aplicaciones web y APIs.</text:p>
      <text:p text:style-name="P17">Express no es un framework "todo-en-uno" como Django (Python) o Laravel (PHP). En su lugar, sigue el principio de <text:span text:style-name="Strong_20_Emphasis">"microframework"</text:span>: proporciona únicamente lo esencial (routing, middlewares, manejo de errores) y deja al desarrollador la libertad de elegir qué otras librerías necesita.</text:p>
      <text:h text:style-name="P7" text:outline-level="3"><text:bookmark-start text:name="__RefHeading___Toc933_531779298"/>Justificación: ¿Por qué Express y no vanilla Node.js?<text:bookmark-end text:name="__RefHeading___Toc933_531779298"/></text:h>
      <text:p text:style-name="P3"><text:bookmark text:name="user-content-justificación-por-qué-express-y-no-vanilla-nodejs"/><text:span text:style-name="Strong_20_Emphasis">Sin Express (Node.js puro):</text:span></text:p>
      <text:p text:style-name="P18">// Routing manual mediante if/else</text:p>
      <text:p text:style-name="P18">const server = http.createServer((req, res) =&gt; {</text:p>
      <text:p text:style-name="P18"><text:s text:c="2"/>if (parsedUrl.pathname === '/api/productos' &amp;&amp; req.method === 'GET') {</text:p>
      <text:p text:style-name="P18"><text:s text:c="4"/>// Manejar GET...</text:p>
      <text:p text:style-name="P18"><text:s text:c="2"/>} else if (parsedUrl.pathname === '/api/productos' &amp;&amp; req.method === 'POST') {</text:p>
      <text:p text:style-name="P18"><text:s text:c="4"/>// Manejar POST...</text:p>
      <text:p text:style-name="P18"><text:s text:c="2"/>}</text:p>
      <text:p text:style-name="P18"><text:s text:c="2"/>// Imagine 50+ endpoints...</text:p>
      <text:p text:style-name="P19">});</text:p>
      <text:p text:style-name="P17"><text:span text:style-name="Strong_20_Emphasis">Con Express:</text:span></text:p>
      <text:p text:style-name="P18">// Routing declarativo</text:p>
      <text:p text:style-name="P18">app.get('/api/productos', productoController.listar);</text:p>
      <text:p text:style-name="P19">app.post('/api/productos', productoController.crear);</text:p>
      <text:h text:style-name="P7" text:outline-level="3"><text:bookmark-start text:name="__RefHeading___Toc935_531779298"/>Concepto Clave: El Pipeline de Middlewares<text:bookmark-end text:name="__RefHeading___Toc935_531779298"/></text:h>
      <text:p text:style-name="P3"><text:bookmark text:name="user-content-concepto-clave-el-pipeline-de-middlewares"/>Un <text:span text:style-name="Strong_20_Emphasis">middleware</text:span> es una función que recibe <text:span text:style-name="Source_20_Text">req</text:span>, <text:span text:style-name="Source_20_Text">res</text:span> y <text:span text:style-name="Source_20_Text">next</text:span>. Puede ejecutar código, modificar objetos, y continuar o detener el pipeline.</text:p>
      <text:p text:style-name="P4"><text:span text:style-name="Source_20_Text">Solicitud HTTP</text:span></text:p>
      <text:p text:style-name="P4"><text:span text:style-name="Source_20_Text"><text:s text:c="6"/>│</text:span></text:p>
      <text:p text:style-name="P4"><text:span text:style-name="Source_20_Text"><text:s text:c="6"/>▼</text:span></text:p>
      <text:p text:style-name="P4"><text:span text:style-name="Source_20_Text">┌─────────────────────┐</text:span></text:p>
      <text:p text:style-name="P4"><text:span text:style-name="Source_20_Text">│ <text:s text:c="2"/>MIDDLEWARE 1 <text:s text:c="5"/>│ → CORS (configura headers)</text:span></text:p>
      <text:p text:style-name="P4"><text:span text:style-name="Source_20_Text">│ <text:s text:c="2"/>next() <text:s text:c="11"/>│</text:span></text:p>
      <text:p text:style-name="P4"><text:span text:style-name="Source_20_Text">└──────────┬──────────┘</text:span></text:p>
      <text:p text:style-name="P4"><text:span text:style-name="Source_20_Text"><text:s text:c="11"/>│</text:span></text:p>
      <text:p text:style-name="P4"><text:span text:style-name="Source_20_Text"><text:s text:c="11"/>▼</text:span></text:p>
      <text:p text:style-name="P4"><text:span text:style-name="Source_20_Text">┌─────────────────────┐</text:span></text:p>
      <text:p text:style-name="P4"><text:span text:style-name="Source_20_Text">│ <text:s text:c="2"/>MIDDLEWARE 2 <text:s text:c="5"/>│ → Rate Limiting (verifica límites)</text:span></text:p>
      <text:p text:style-name="P4"><text:span text:style-name="Source_20_Text">│ <text:s text:c="2"/>next() / 429 <text:s text:c="5"/>│</text:span></text:p>
      <text:p text:style-name="P4"><text:span text:style-name="Source_20_Text">└──────────┬──────────┘</text:span></text:p>
      <text:p text:style-name="P4"><text:span text:style-name="Source_20_Text"><text:s text:c="11"/>│</text:span></text:p>
      <text:p text:style-name="P4"><text:span text:style-name="Source_20_Text"><text:s text:c="11"/>▼</text:span></text:p>
      <text:p text:style-name="P4"><text:span text:style-name="Source_20_Text">┌─────────────────────┐</text:span></text:p>
      <text:p text:style-name="P4"><text:span text:style-name="Source_20_Text">│ <text:s text:c="2"/>MIDDLEWARE 3 <text:s text:c="5"/>│ → Auth (verifica JWT)</text:span></text:p>
      <text:p text:style-name="P4"><text:span text:style-name="Source_20_Text">│ <text:s text:c="2"/>next() / 401 <text:s text:c="5"/>│</text:span></text:p>
      <text:p text:style-name="P4"><text:span text:style-name="Source_20_Text">└──────────┬──────────┘</text:span></text:p>
      <text:p text:style-name="P4"><text:span text:style-name="Source_20_Text"><text:s text:c="11"/>│</text:span></text:p>
      <text:p text:style-name="P4"><text:span text:style-name="Source_20_Text"><text:s text:c="11"/>▼</text:span></text:p>
      <text:p text:style-name="P4"><text:span text:style-name="Source_20_Text">┌─────────────────────┐</text:span></text:p>
      <text:p text:style-name="P4"><text:span text:style-name="Source_20_Text">│ <text:s text:c="2"/>ROUTE HANDLER <text:s text:c="4"/>│ → Lógica específica</text:span></text:p>
      <text:p text:style-name="P6"><text:soft-page-break/><text:span text:style-name="Source_20_Text">└─────────────────────┘</text:span></text:p>
      <text:h text:style-name="P7" text:outline-level="3"><text:bookmark-start text:name="__RefHeading___Toc937_531779298"/>Ejemplo Real: Configuración del Pipeline<text:bookmark-end text:name="__RefHeading___Toc937_531779298"/></text:h>
      <text:p text:style-name="P20"><text:bookmark text:name="user-content-ejemplo-real-configuración-del-pipeline"/>// backend/index.js</text:p>
      <text:p text:style-name="P18"/>
      <text:p text:style-name="P18">const express = require('express');</text:p>
      <text:p text:style-name="P18">const cors = require('cors');</text:p>
      <text:p text:style-name="P18">const rateLimit = require('express-rate-limit');</text:p>
      <text:p text:style-name="P18">require('dotenv').config();</text:p>
      <text:p text:style-name="P18"/>
      <text:p text:style-name="P18">const app = express();</text:p>
      <text:p text:style-name="P18"/>
      <text:p text:style-name="P18">// Rate Limiting (primero, protege el servidor)</text:p>
      <text:p text:style-name="P18">if (process.env.NODE_ENV !== 'test' &amp;&amp; RATE_LIMIT_MAX &gt; 0) {</text:p>
      <text:p text:style-name="P18"><text:s text:c="2"/>app.use('/api/', rateLimit({</text:p>
      <text:p text:style-name="P18"><text:s text:c="4"/>windowMs: 15 * 60 * 1000, // 15 minutos</text:p>
      <text:p text:style-name="P18"><text:s text:c="4"/>max: RATE_LIMIT_MAX,</text:p>
      <text:p text:style-name="P18"><text:s text:c="2"/>}));</text:p>
      <text:p text:style-name="P18">}</text:p>
      <text:p text:style-name="P18"/>
      <text:p text:style-name="P18">// CORS (permite peticiones desde el frontend)</text:p>
      <text:p text:style-name="P18">const corsOptions = process.env.NODE_ENV === 'production'</text:p>
      <text:p text:style-name="P18"><text:s text:c="2"/>? { origin: ['http://ekonsumo.duckdns.org', 'http://localhost:8080'], credentials: true }</text:p>
      <text:p text:style-name="P18"><text:s text:c="2"/>: { origin: ['http://localhost:8080'], credentials: true };</text:p>
      <text:p text:style-name="P18">app.use(cors(corsOptions));</text:p>
      <text:p text:style-name="P18"/>
      <text:p text:style-name="P18">// Parsear JSON</text:p>
      <text:p text:style-name="P18">app.use(express.json());</text:p>
      <text:p text:style-name="P18"/>
      <text:p text:style-name="P18">// Rutas de la API</text:p>
      <text:p text:style-name="P18">app.use('/api/usuarios', usuarioRoutes);</text:p>
      <text:p text:style-name="P18">app.use('/api/pedidos', pedidoRoutes);</text:p>
      <text:p text:style-name="P18">app.use('/api/productos', productoRoutes);</text:p>
      <text:p text:style-name="P18"/>
      <text:p text:style-name="P18">// Manejo de errores (al final)</text:p>
      <text:p text:style-name="P18">app.use((err, req, res, next) =&gt; {</text:p>
      <text:p text:style-name="P18"><text:s text:c="2"/>console.error('Error:', err.message);</text:p>
      <text:p text:style-name="P18"><text:s text:c="2"/>res.status(err.status || 500).json({ error: err.message });</text:p>
      <text:p text:style-name="P18">});</text:p>
      <text:p text:style-name="P18"/>
      <text:p text:style-name="P19">module.exports = app;</text:p>
      <text:p text:style-name="P10"/>
      <text:h text:style-name="P11" text:outline-level="2"><text:bookmark-start text:name="__RefHeading___Toc939_531779298"/>2.2 PostgreSQL con pg - Acceso Nativo a Base de Datos<text:bookmark-end text:name="__RefHeading___Toc939_531779298"/></text:h>
      <text:h text:style-name="P12" text:outline-level="3"><text:bookmark text:name="user-content-22-postgresql-con-pg---acceso-nativo-a-base-de-datos"/><text:bookmark-start text:name="__RefHeading___Toc941_531779298"/>¿Qué es PostgreSQL?<text:bookmark-end text:name="__RefHeading___Toc941_531779298"/></text:h>
      <text:p text:style-name="P3"><text:bookmark text:name="user-content-qué-es-postgresql"/><text:span text:style-name="Strong_20_Emphasis">PostgreSQL</text:span> es un <text:span text:style-name="Strong_20_Emphasis">sistema de gestión de bases de datos relacional (RDBMS)</text:span> de código abierto, considerado uno de los más avanzados del mundo. Soporta SQL completo, transacciones ACID, claves foráneas, y tipos de datos complejos (JSON, arrays, rangos).</text:p>
      <text:h text:style-name="P7" text:outline-level="3"><text:bookmark-start text:name="__RefHeading___Toc943_531779298"/>¿Qué es el paquete <text:span text:style-name="Source_20_Text">pg</text:span>?<text:bookmark-end text:name="__RefHeading___Toc943_531779298"/></text:h>
      <text:p text:style-name="P3"><text:bookmark text:name="user-content-qué-es-el-paquete-pg"/>El paquete <text:span text:style-name="Source_20_Text">pg</text:span> (node-postgres) es el <text:span text:style-name="Strong_20_Emphasis">cliente PostgreSQL más popular para Node.js</text:span>. Ekonsumo usa el <text:span text:style-name="Strong_20_Emphasis">Pool mode</text:span>, que mantiene un grupo de conexiones abiertas que se reutilizan, evitando el costo de crear nuevas conexiones para cada solicitud.</text:p>
      <text:h text:style-name="P7" text:outline-level="3"><text:bookmark-start text:name="__RefHeading___Toc945_531779298"/>Concepto Clave: El Pool de Conexiones<text:bookmark-end text:name="__RefHeading___Toc945_531779298"/></text:h>
      <text:p text:style-name="P3"><text:bookmark text:name="user-content-concepto-clave-el-pool-de-conexiones"/>Sin pool: cada request crea una nueva conexión (lento). Con pool: las conexiones se reutilizan.</text:p>
      <text:p text:style-name="P4">// backend/src/config/db.js</text:p>
      <text:p text:style-name="P4">const { Pool } = require('pg');</text:p>
      <text:p text:style-name="P4">require('dotenv').config();</text:p>
      <text:p text:style-name="P4"/>
      <text:p text:style-name="P4">const pool = new Pool({</text:p>
      <text:p text:style-name="P4"><text:s text:c="2"/>host: process.env.DB_HOST,</text:p>
      <text:p text:style-name="P4"><text:s text:c="2"/>port: process.env.DB_PORT,</text:p>
      <text:p text:style-name="P4"><text:s text:c="2"/>user: process.env.DB_USER,</text:p>
      <text:p text:style-name="P4"><text:s text:c="2"/>password: process.env.DB_PASSWORD,</text:p>
      <text:p text:style-name="P4"><text:s text:c="2"/>database: process.env.DB_NAME,</text:p>
      <text:p text:style-name="P4"><text:s text:c="2"/>max: 20, <text:s text:c="21"/>// Máximo 20 conexiones simultáneas</text:p>
      <text:p text:style-name="P4"><text:s text:c="2"/>idleTimeoutMillis: 30000, <text:s text:c="4"/>// Cerrar inactivas después de 30s</text:p>
      <text:p text:style-name="P4"><text:s text:c="2"/>connectionTimeoutMillis: 2000, // Error si no hay conexión en 2s</text:p>
      <text:p text:style-name="P4">});</text:p>
      <text:p text:style-name="P4"/>
      <text:p text:style-name="P6">module.exports = pool;</text:p>
      <text:h text:style-name="P7" text:outline-level="3"><text:bookmark-start text:name="__RefHeading___Toc947_531779298"/>Ejemplo de Query en un Model<text:bookmark-end text:name="__RefHeading___Toc947_531779298"/></text:h>
      <text:p text:style-name="P21"><text:bookmark text:name="user-content-ejemplo-de-query-en-un-model"/>// backend/src/models/Producto.js</text:p>
      <text:p text:style-name="P4">const pool = require('../config/db');</text:p>
      <text:p text:style-name="P4"/>
      <text:p text:style-name="P4">const Producto = {</text:p>
      <text:p text:style-name="P4"><text:s text:c="2"/>async obtenerTodos() {</text:p>
      <text:p text:style-name="P4"><text:s text:c="4"/>const query = `</text:p>
      <text:p text:style-name="P4"><text:s text:c="6"/>SELECT p.*, pr.nombre as proveedor_nombre</text:p>
      <text:p text:style-name="P4"><text:s text:c="6"/>FROM producto p</text:p>
      <text:p text:style-name="P4"><text:s text:c="6"/>JOIN proveedor pr ON p.id_proveedor = pr.id_proveedor</text:p>
      <text:p text:style-name="P4"><text:s text:c="6"/>WHERE p.activo = true</text:p>
      <text:p text:style-name="P4"><text:s text:c="6"/>ORDER BY p.nombre ASC;</text:p>
      <text:p text:style-name="P4"><text:s text:c="4"/>`;</text:p>
      <text:p text:style-name="P4"><text:s text:c="4"/>const { rows } = await pool.query(query);</text:p>
      <text:p text:style-name="P4"><text:s text:c="4"/>return rows;</text:p>
      <text:p text:style-name="P4"><text:s text:c="2"/>},</text:p>
      <text:p text:style-name="P4"/>
      <text:p text:style-name="P4"><text:s text:c="2"/>async crear({ nombre, precio, id_proveedor }) {</text:p>
      <text:p text:style-name="P4"><text:s text:c="4"/>const query = `</text:p>
      <text:p text:style-name="P4"><text:s text:c="6"/>INSERT INTO producto (nombre, precio, id_proveedor, fecha_creacion)</text:p>
      <text:p text:style-name="P4"><text:s text:c="6"/>VALUES ($1, $2, $3, CURRENT_TIMESTAMP)</text:p>
      <text:p text:style-name="P4"><text:s text:c="6"/>RETURNING *;</text:p>
      <text:p text:style-name="P4"><text:s text:c="4"/>`;</text:p>
      <text:p text:style-name="P4"><text:s text:c="4"/>const { rows } = await pool.query(query, [nombre, precio, id_proveedor]);</text:p>
      <text:p text:style-name="P4"><text:s text:c="4"/>return rows[0];</text:p>
      <text:p text:style-name="P4"><text:s text:c="2"/>},</text:p>
      <text:p text:style-name="P4">};</text:p>
      <text:p text:style-name="P4"/>
      <text:p text:style-name="P6">module.exports = Producto;</text:p>
      <text:h text:style-name="P7" text:outline-level="3"><text:bookmark-start text:name="__RefHeading___Toc949_531779298"/>Ejemplo Avanzado: CTE para Liquidación Mensual<text:bookmark-end text:name="__RefHeading___Toc949_531779298"/></text:h>
      <text:p text:style-name="P21"><text:bookmark text:name="user-content-ejemplo-avanzado-cte-para-liquidación-mensual"/>// Liquidación mensual con CTEs (Common Table Expressions)</text:p>
      <text:p text:style-name="P4">static async generarLiquidacionMensual(periodo) {</text:p>
      <text:p text:style-name="P4"><text:s text:c="2"/>const query = `</text:p>
      <text:p text:style-name="P4"><text:s text:c="4"/>WITH resumen AS (</text:p>
      <text:p text:style-name="P4"><text:s text:c="6"/>SELECT</text:p>
      <text:p text:style-name="P4"><text:s text:c="8"/>d.id_usuario_comprador AS id_usuario_deudor,</text:p>
      <text:p text:style-name="P4"><text:s text:c="8"/>p.id_usuario_encargado AS id_usuario_creditor,</text:p>
      <text:p text:style-name="P4"><text:s text:c="8"/>ROUND(SUM(d.cantidad * d.precio_unitario)::numeric, 2) AS monto</text:p>
      <text:p text:style-name="P4"><text:s text:c="6"/>FROM detalle_pedido d</text:p>
      <text:p text:style-name="P4"><text:s text:c="6"/>JOIN pedido p ON p.id_pedido = d.id_pedido</text:p>
      <text:p text:style-name="P4"><text:s text:c="6"/>WHERE d.cantidad &gt; 0</text:p>
      <text:p text:style-name="P4"><text:s text:c="8"/>AND p.estado &lt;&gt; 'cancelado'</text:p>
      <text:p text:style-name="P4"><text:s text:c="8"/>AND date_trunc('month', COALESCE(p.fecha_cierre, p.fecha_apertura))</text:p>
      <text:p text:style-name="P4"><text:s text:c="12"/>= date_trunc('month', $1::date)</text:p>
      <text:p text:style-name="P4"><text:s text:c="6"/>GROUP BY d.id_usuario_comprador, p.id_usuario_encargado</text:p>
      <text:p text:style-name="P4"><text:s text:c="4"/>)</text:p>
      <text:p text:style-name="P4"><text:s text:c="4"/>INSERT INTO pago (id_usuario_deudor, id_usuario_creditor, monto, periodo, origen)</text:p>
      <text:p text:style-name="P4"><text:s text:c="4"/>SELECT r.id_usuario_deudor, r.id_usuario_creditor, r.monto, $2, 'liquidacion_mensual'</text:p>
      <text:p text:style-name="P4"><text:s text:c="4"/>FROM resumen r</text:p>
      <text:p text:style-name="P4"><text:s text:c="4"/>ON CONFLICT (id_usuario_deudor, id_usuario_creditor, periodo, origen)</text:p>
      <text:p text:style-name="P4"><text:s text:c="4"/>DO UPDATE SET monto = EXCLUDED.monto</text:p>
      <text:p text:style-name="P4"><text:s text:c="4"/>RETURNING *;</text:p>
      <text:p text:style-name="P4"><text:s text:c="2"/>`;</text:p>
      <text:p text:style-name="P4"><text:s text:c="2"/>const { rows } = await db.query(query, [periodoDate, periodoDate]);</text:p>
      <text:p text:style-name="P4"><text:s text:c="2"/>return { total_registros: rows.length, registros: rows };</text:p>
      <text:p text:style-name="P6">}</text:p>
      <text:p text:style-name="P10"/>
      <text:h text:style-name="P11" text:outline-level="2"><text:bookmark-start text:name="__RefHeading___Toc951_531779298"/>2.3 JWT y bcryptjs - Autenticación y Autorización<text:bookmark-end text:name="__RefHeading___Toc951_531779298"/></text:h>
      <text:h text:style-name="P12" text:outline-level="3"><text:bookmark text:name="user-content-23-jwt-y-bcryptjs---autenticación-y-autorización"/><text:bookmark-start text:name="__RefHeading___Toc953_531779298"/>¿Qué es JWT (JSON Web Token)?<text:bookmark-end text:name="__RefHeading___Toc953_531779298"/></text:h>
      <text:p text:style-name="P3"><text:bookmark text:name="user-content-qué-es-jwt-json-web-token"/>JWT es un estándar abierto (RFC 7519) para crear <text:span text:style-name="Strong_20_Emphasis">tokens de acceso</text:span> que permiten transmitir información segura entre dos partes. Un JWT tiene tres partes:</text:p>
      <text:p text:style-name="P22"><text:span text:style-name="Source_20_Text">header.payload.signature</text:span></text:p>
      <text:p text:style-name="P6"><text:span text:style-name="Source_20_Text">xxxxx.yyyyy.zzzzz</text:span></text:p>
      <table:table table:name="Taula4" table:style-name="Taula4">
        <table:table-column table:style-name="Taula4.A"/>
        <table:table-column table:style-name="Taula4.B"/>
        <table:table-column table:style-name="Taula4.C"/>
        <table:table-header-rows>
          <table:table-row>
            <table:table-cell table:style-name="Taula4.A1" office:value-type="string">
              <text:p text:style-name="P13">Parte</text:p>
            </table:table-cell>
            <table:table-cell table:style-name="Taula4.A1" office:value-type="string">
              <text:p text:style-name="P13">Contenido</text:p>
            </table:table-cell>
            <table:table-cell table:style-name="Taula4.A1" office:value-type="string">
              <text:p text:style-name="P13">Propósito</text:p>
            </table:table-cell>
          </table:table-row>
        </table:table-header-rows>
        <table:table-row>
          <table:table-cell table:style-name="Taula4.A1" office:value-type="string">
            <text:p text:style-name="P14"><text:span text:style-name="Strong_20_Emphasis">Header</text:span></text:p>
          </table:table-cell>
          <table:table-cell table:style-name="Taula4.A1" office:value-type="string">
            <text:p text:style-name="P14"><text:span text:style-name="Source_20_Text">{"alg": "HS256", "typ": "JWT"}</text:span></text:p>
          </table:table-cell>
          <table:table-cell table:style-name="Taula4.A1" office:value-type="string">
            <text:p text:style-name="P14">Metadatos del algoritmo</text:p>
          </table:table-cell>
        </table:table-row>
        <table:table-row>
          <table:table-cell table:style-name="Taula4.A1" office:value-type="string">
            <text:p text:style-name="P14"><text:span text:style-name="Strong_20_Emphasis">Payload</text:span></text:p>
          </table:table-cell>
          <table:table-cell table:style-name="Taula4.A1" office:value-type="string">
            <text:p text:style-name="P14"><text:span text:style-name="Source_20_Text">{"id_usuario": 1, "rol": "admin"}</text:span></text:p>
          </table:table-cell>
          <table:table-cell table:style-name="Taula4.A1" office:value-type="string">
            <text:p text:style-name="P14">Datos (claims)</text:p>
          </table:table-cell>
        </table:table-row>
        <table:table-row>
          <table:table-cell table:style-name="Taula4.A1" office:value-type="string">
            <text:p text:style-name="P14"><text:span text:style-name="Strong_20_Emphasis">Signature</text:span></text:p>
          </table:table-cell>
          <table:table-cell table:style-name="Taula4.A1" office:value-type="string">
            <text:p text:style-name="P14"><text:span text:style-name="Source_20_Text">HMACSHA256(header + "." + payload, secret)</text:span></text:p>
          </table:table-cell>
          <table:table-cell table:style-name="Taula4.A1" office:value-type="string">
            <text:p text:style-name="P14">Verifica que no fue manipulado</text:p>
          </table:table-cell>
        </table:table-row>
      </table:table>
      <text:h text:style-name="P7" text:outline-level="3"><text:bookmark-start text:name="__RefHeading___Toc955_531779298"/><text:soft-page-break/>Flujo de Autenticación<text:bookmark-end text:name="__RefHeading___Toc955_531779298"/></text:h>
      <text:p text:style-name="P21"><text:bookmark text:name="user-content-flujo-de-autenticación"/><text:span text:style-name="Source_20_Text">FASE 1: LOGIN</text:span></text:p>
      <text:p text:style-name="P4"><text:span text:style-name="Source_20_Text">Cliente → POST /api/usuarios/login { correo, password }</text:span></text:p>
      <text:p text:style-name="P4"><text:span text:style-name="Source_20_Text">Servidor verifica credenciales, genera JWT</text:span></text:p>
      <text:p text:style-name="P4"><text:span text:style-name="Source_20_Text">Servidor devuelve { token: "eyJhbGciOiJIUzI1NiIs..." }</text:span></text:p>
      <text:p text:style-name="P4"/>
      <text:p text:style-name="P4"><text:span text:style-name="Source_20_Text">FASE 2: USO</text:span></text:p>
      <text:p text:style-name="P4"><text:span text:style-name="Source_20_Text">Cliente → GET /api/recurso</text:span></text:p>
      <text:p text:style-name="P4"><text:span text:style-name="Source_20_Text">Header: Authorization: Bearer eyJhbGciOiJIUzI1NiIs...</text:span></text:p>
      <text:p text:style-name="P4"/>
      <text:p text:style-name="P4"><text:span text:style-name="Source_20_Text">FASE 3: VERIFICACIÓN</text:span></text:p>
      <text:p text:style-name="P4"><text:span text:style-name="Source_20_Text">Middleware auth.js:</text:span></text:p>
      <text:p text:style-name="P4"><text:span text:style-name="Source_20_Text">1. Extrae token del header</text:span></text:p>
      <text:p text:style-name="P4"><text:span text:style-name="Source_20_Text">2. jwt.verify(token, SECRET)</text:span></text:p>
      <text:p text:style-name="P4"><text:span text:style-name="Source_20_Text">3. Adjunta decoded a req.user</text:span></text:p>
      <text:p text:style-name="P6"><text:span text:style-name="Source_20_Text">4. next()</text:span></text:p>
      <text:h text:style-name="P7" text:outline-level="3"><text:bookmark-start text:name="__RefHeading___Toc957_531779298"/>Ejemplo Real: Login y Generación de Token<text:bookmark-end text:name="__RefHeading___Toc957_531779298"/></text:h>
      <text:p text:style-name="P21"><text:bookmark text:name="user-content-ejemplo-real-login-y-generación-de-token"/>// backend/src/controllers/UsuarioController.js</text:p>
      <text:p text:style-name="P4">const bcrypt = require('bcryptjs');</text:p>
      <text:p text:style-name="P4">const jwt = require('jsonwebtoken');</text:p>
      <text:p text:style-name="P4"/>
      <text:p text:style-name="P4">async login(req, res) {</text:p>
      <text:p text:style-name="P4"><text:s text:c="2"/>const { correoOMovil, password } = req.body;</text:p>
      <text:p text:style-name="P4"/>
      <text:p text:style-name="P4"><text:s text:c="2"/>try {</text:p>
      <text:p text:style-name="P4"><text:s text:c="4"/>const user = await Usuario.findByEmailOrMobile(correoOMovil);</text:p>
      <text:p text:style-name="P4"><text:s text:c="4"/>if (!user) {</text:p>
      <text:p text:style-name="P4"><text:s text:c="6"/>return res.status(401).json({ message: 'Credenciales incorrectas' });</text:p>
      <text:p text:style-name="P4"><text:s text:c="4"/>}</text:p>
      <text:p text:style-name="P4"/>
      <text:p text:style-name="P4"><text:s text:c="4"/>// Verificar contraseña con bcrypt</text:p>
      <text:p text:style-name="P4"><text:s text:c="4"/>const validPassword = await bcrypt.compare(password, user.pass);</text:p>
      <text:p text:style-name="P4"><text:s text:c="4"/>if (!validPassword) {</text:p>
      <text:p text:style-name="P4"><text:s text:c="6"/>return res.status(401).json({ message: 'Credenciales incorrectas' });</text:p>
      <text:p text:style-name="P4"><text:s text:c="4"/>}</text:p>
      <text:p text:style-name="P4"/>
      <text:p text:style-name="P4"><text:s text:c="4"/>// Generar JWT</text:p>
      <text:p text:style-name="P4"><text:s text:c="4"/>const token = jwt.sign(</text:p>
      <text:p text:style-name="P4"><text:s text:c="6"/>{ id_usuario: user.id_usuario, rol: user.rol },</text:p>
      <text:p text:style-name="P4"><text:s text:c="6"/>process.env.JWT_SECRET,</text:p>
      <text:p text:style-name="P4"><text:s text:c="6"/>{ expiresIn: '1h' }</text:p>
      <text:p text:style-name="P4"><text:s text:c="4"/>);</text:p>
      <text:p text:style-name="P4"/>
      <text:p text:style-name="P4"><text:s text:c="4"/>res.status(200).json({ token, user: { id_usuario: user.id_usuario, nombre: user.nombre, rol: user.rol } });</text:p>
      <text:p text:style-name="P4"/>
      <text:p text:style-name="P4"><text:s text:c="2"/>} catch (err) {</text:p>
      <text:p text:style-name="P4"><text:s text:c="4"/>logger.error('Error en login:', err);</text:p>
      <text:p text:style-name="P4"><text:s text:c="4"/>res.status(500).json({ message: 'Error al iniciar sesión' });</text:p>
      <text:p text:style-name="P4"><text:s text:c="2"/>}</text:p>
      <text:p text:style-name="P6">}</text:p>
      <text:h text:style-name="P7" text:outline-level="3"><text:bookmark-start text:name="__RefHeading___Toc959_531779298"/>¿Qué es bcryptjs?<text:bookmark-end text:name="__RefHeading___Toc959_531779298"/></text:h>
      <text:p text:style-name="P3"><text:bookmark text:name="user-content-qué-es-bcryptjs"/>bcryptjs implementa el algoritmo de hash <text:span text:style-name="Strong_20_Emphasis">bcrypt</text:span>, considerado el estándar para contraseñas:</text:p>
      <text:list text:style-name="L2">
        <text:list-item>
          <text:p text:style-name="P23"><text:span text:style-name="Strong_20_Emphasis">Resistente a rainbow tables</text:span>: Usa "sal" aleatoria </text:p>
        </text:list-item>
        <text:list-item>
          <text:p text:style-name="P23"><text:span text:style-name="Strong_20_Emphasis">Cost factor configurable</text:span>: Permite hacer el hash más lento ( противостоит fuerza bruta) </text:p>
        </text:list-item>
        <text:list-item>
          <text:p text:style-name="P24"><text:span text:style-name="Strong_20_Emphasis">Actualizable</text:span>: Si se descubre vulnerabilidad, se puede re-hashear </text:p>
        </text:list-item>
      </text:list>
      <text:p text:style-name="P4">// Hashing de contraseña</text:p>
      <text:p text:style-name="P4">const hashedPassword = await bcrypt.hash(password, 10); // 10 = cost factor</text:p>
      <text:p text:style-name="P4"/>
      <text:p text:style-name="P4">// Verificación</text:p>
      <text:p text:style-name="P6">const validPassword = await bcrypt.compare(password, hash);</text:p>
      <text:h text:style-name="P7" text:outline-level="3"><text:bookmark-start text:name="__RefHeading___Toc961_531779298"/>Middlewares de Autorización<text:bookmark-end text:name="__RefHeading___Toc961_531779298"/></text:h>
      <text:p text:style-name="P21"><text:bookmark text:name="user-content-middlewares-de-autorización"/>// backend/src/middlewares/auth.js</text:p>
      <text:p text:style-name="P4">const jwt = require('jsonwebtoken');</text:p>
      <text:p text:style-name="P4"/>
      <text:p text:style-name="P4">module.exports = (req, res, next) =&gt; {</text:p>
      <text:p text:style-name="P4"><text:s text:c="2"/>const authHeader = req.headers.authorization;</text:p>
      <text:p text:style-name="P4"><text:s text:c="2"/>if (!authHeader || !authHeader.startsWith('Bearer ')) {</text:p>
      <text:p text:style-name="P4"><text:s text:c="4"/>return res.status(401).json({ message: 'Token no encontrado' });</text:p>
      <text:p text:style-name="P4"><text:s text:c="2"/>}</text:p>
      <text:p text:style-name="P4"/>
      <text:p text:style-name="P4"><text:s text:c="2"/>const token = authHeader.split(' ')[1];</text:p>
      <text:p text:style-name="P4"><text:s text:c="2"/>try {</text:p>
      <text:p text:style-name="P4"><text:s text:c="4"/>const decoded = jwt.verify(token, process.env.JWT_SECRET);</text:p>
      <text:p text:style-name="P4"><text:s text:c="4"/>req.user = decoded; // { id_usuario, rol }</text:p>
      <text:p text:style-name="P4"><text:s text:c="4"/>next();</text:p>
      <text:p text:style-name="P4"><text:s text:c="2"/>} catch (err) {</text:p>
      <text:p text:style-name="P4"><text:s text:c="4"/>return res.status(401).json({ message: 'Token inválido' });</text:p>
      <text:p text:style-name="P4"><text:s text:c="2"/>}</text:p>
      <text:p text:style-name="P6">};</text:p>
      <text:p text:style-name="P4">// backend/src/middlewares/admin.js</text:p>
      <text:p text:style-name="P4">module.exports = (req, res, next) =&gt; {</text:p>
      <text:p text:style-name="P4"><text:s text:c="2"/>if (req.user.rol !== 'admin') {</text:p>
      <text:p text:style-name="P4"><text:s text:c="4"/>return res.status(403).send('Acceso denegado: No tienes permisos de administrador');</text:p>
      <text:p text:style-name="P4"><text:s text:c="2"/>}</text:p>
      <text:p text:style-name="P4"><text:s text:c="2"/>next();</text:p>
      <text:p text:style-name="P6">};</text:p>
      <text:p text:style-name="P10"/>
      <text:h text:style-name="P11" text:outline-level="2"><text:bookmark-start text:name="__RefHeading___Toc963_531779298"/>2.4 express-validator - Validación Robusta de Solicitudes<text:bookmark-end text:name="__RefHeading___Toc963_531779298"/></text:h>
      <text:h text:style-name="P12" text:outline-level="3"><text:bookmark text:name="user-content-24-express-validator---validación-robusta-de-solicitudes"/><text:bookmark-start text:name="__RefHeading___Toc965_531779298"/>¿Qué es express-validator?<text:bookmark-end text:name="__RefHeading___Toc965_531779298"/></text:h>
      <text:p text:style-name="P3"><text:bookmark text:name="user-content-qué-es-express-validator"/><text:span text:style-name="Strong_20_Emphasis">express-validator</text:span> proporciona <text:span text:style-name="Strong_20_Emphasis">middlewares</text:span> para validar y sanitizar datos de solicitudes HTTP (body, params, query). Permite encadenar múltiples validaciones de forma declarativa.</text:p>
      <text:h text:style-name="P7" text:outline-level="3"><text:bookmark-start text:name="__RefHeading___Toc967_531779298"/>Ejemplo Real: Validadores de Usuario<text:bookmark-end text:name="__RefHeading___Toc967_531779298"/></text:h>
      <text:p text:style-name="P21"><text:bookmark text:name="user-content-ejemplo-real-validadores-de-usuario"/>// backend/src/middlewares/validators.js</text:p>
      <text:p text:style-name="P4">const { body } = require('express-validator');</text:p>
      <text:p text:style-name="P4"/>
      <text:p text:style-name="P4">const validators = {</text:p>
      <text:p text:style-name="P4"><text:s text:c="2"/>login: [</text:p>
      <text:p text:style-name="P4"><text:s text:c="4"/>body('correoOMovil').notEmpty().trim().escape(),</text:p>
      <text:p text:style-name="P4"><text:s text:c="4"/>body('password').notEmpty(),</text:p>
      <text:p text:style-name="P4"><text:s text:c="2"/>],</text:p>
      <text:p text:style-name="P4"/>
      <text:p text:style-name="P4"><text:s text:c="2"/>crearUsuario: [</text:p>
      <text:p text:style-name="P4"><text:s text:c="4"/>body('nombre').notEmpty().isLength({ min: 2, max: 100 }).trim().escape(),</text:p>
      <text:p text:style-name="P4"><text:s text:c="4"/>body('correo').notEmpty().isEmail().normalizeEmail(),</text:p>
      <text:p text:style-name="P4"><text:s text:c="4"/>body('password')</text:p>
      <text:p text:style-name="P4"><text:s text:c="6"/>.isLength({ min: 6, max: 100 })</text:p>
      <text:p text:style-name="P4"><text:s text:c="6"/>.matches(/^(?=.*[a-z])(?=.*[A-Z])(?=.*\d)/),</text:p>
      <text:p text:style-name="P4"><text:s text:c="4"/>body('rol').optional().isIn(['admin', 'usuario', 'gestor']),</text:p>
      <text:p text:style-name="P4"><text:s text:c="2"/>],</text:p>
      <text:p text:style-name="P4"/>
      <text:p text:style-name="P4"><text:s text:c="2"/>crearProducto: [</text:p>
      <text:p text:style-name="P4"><text:s text:c="4"/>body('nombre').notEmpty().isLength({ min: 2, max: 100 }).trim().escape(),</text:p>
      <text:p text:style-name="P4"><text:s text:c="4"/>body('precio').notEmpty().isFloat({ min: 0.01, max: 999999.99 }),</text:p>
      <text:p text:style-name="P4"><text:s text:c="4"/>body('id_proveedor').notEmpty().isInt({ min: 1 }),</text:p>
      <text:p text:style-name="P4"><text:s text:c="2"/>],</text:p>
      <text:p text:style-name="P4">};</text:p>
      <text:p text:style-name="P4"/>
      <text:p text:style-name="P6">module.exports = validators;</text:p>
      <text:h text:style-name="P7" text:outline-level="3"><text:bookmark-start text:name="__RefHeading___Toc969_531779298"/>Middleware de Validación<text:bookmark-end text:name="__RefHeading___Toc969_531779298"/></text:h>
      <text:p text:style-name="P21"><text:bookmark text:name="user-content-middleware-de-validación"/>// backend/src/middlewares/validar.js</text:p>
      <text:p text:style-name="P4">const { validationResult } = require('express-validator');</text:p>
      <text:p text:style-name="P4"/>
      <text:p text:style-name="P4">const validar = (req, res, next) =&gt; {</text:p>
      <text:p text:style-name="P4"><text:s text:c="2"/>const errores = validationResult(req);</text:p>
      <text:p text:style-name="P4"><text:s text:c="2"/>if (!errores.isEmpty()) {</text:p>
      <text:p text:style-name="P4"><text:s text:c="4"/>return res.status(400).json({</text:p>
      <text:p text:style-name="P4"><text:s text:c="6"/>message: 'Error de validación',</text:p>
      <text:p text:style-name="P4"><text:s text:c="6"/>errors: errores.array().map(err =&gt; err.msg),</text:p>
      <text:p text:style-name="P4"><text:s text:c="4"/>});</text:p>
      <text:p text:style-name="P4"><text:s text:c="2"/>}</text:p>
      <text:p text:style-name="P4"><text:s text:c="2"/>next();</text:p>
      <text:p text:style-name="P4">};</text:p>
      <text:p text:style-name="P4"/>
      <text:p text:style-name="P6">module.exports = validar;</text:p>
      <text:h text:style-name="P7" text:outline-level="3"><text:bookmark-start text:name="__RefHeading___Toc971_531779298"/>Uso en Rutas<text:bookmark-end text:name="__RefHeading___Toc971_531779298"/></text:h>
      <text:p text:style-name="P21"><text:bookmark text:name="user-content-uso-en-rutas"/>// backend/src/routes/UsuarioRoutes.js</text:p>
      <text:p text:style-name="P4">router.post(</text:p>
      <text:p text:style-name="P4"><text:s text:c="2"/>'/registrar',</text:p>
      <text:p text:style-name="P4"><text:s text:c="2"/>validators.crearUsuario,</text:p>
      <text:p text:style-name="P4"><text:s text:c="2"/>validar,</text:p>
      <text:p text:style-name="P4"><text:s text:c="2"/>UsuarioController.registrar</text:p>
      <text:p text:style-name="P4">);</text:p>
      <text:p text:style-name="P4"/>
      <text:p text:style-name="P4">router.patch(</text:p>
      <text:p text:style-name="P4"><text:s text:c="2"/>'/activar/:id',</text:p>
      <text:p text:style-name="P4"><text:s text:c="2"/>authMiddleware,</text:p>
      <text:p text:style-name="P4"><text:s text:c="2"/>adminMiddleware,</text:p>
      <text:p text:style-name="P4"><text:s text:c="2"/>validators.cambiarEstadoUsuario,</text:p>
      <text:p text:style-name="P4"><text:s text:c="2"/>validar,</text:p>
      <text:p text:style-name="P4"><text:s text:c="2"/>UsuarioController.cambiarEstadoActivo</text:p>
      <text:p text:style-name="P6">);</text:p>
      <text:p text:style-name="P10"/>
      <text:h text:style-name="P11" text:outline-level="2"><text:bookmark-start text:name="__RefHeading___Toc973_531779298"/><text:soft-page-break/>2.5 cors y express-rate-limit - Seguridad en Capas<text:bookmark-end text:name="__RefHeading___Toc973_531779298"/></text:h>
      <text:h text:style-name="P12" text:outline-level="3"><text:bookmark text:name="user-content-25-cors-y-express-rate-limit---seguridad-en-capas"/><text:bookmark-start text:name="__RefHeading___Toc975_531779298"/>¿Qué es CORS?<text:bookmark-end text:name="__RefHeading___Toc975_531779298"/></text:h>
      <text:p text:style-name="P3"><text:bookmark text:name="user-content-qué-es-cors"/><text:span text:style-name="Strong_20_Emphasis">CORS (Cross-Origin Resource Sharing)</text:span> es un mecanismo de seguridad de los navegadores que <text:span text:style-name="Strong_20_Emphasis">restringe solicitudes HTTP</text:span> a un dominio diferente al que sirvió la página. CORS permite al servidor especificar qué orígenes (dominios) están autorizados.</text:p>
      <text:p text:style-name="P4">// backend/index.js</text:p>
      <text:p text:style-name="P4">const corsOptions = process.env.NODE_ENV === 'production'</text:p>
      <text:p text:style-name="P4"><text:s text:c="2"/>? { origin: ['http://ekonsumo.duckdns.org', 'http://localhost:8080'], credentials: true }</text:p>
      <text:p text:style-name="P4"><text:s text:c="2"/>: { origin: ['http://localhost:8080'], credentials: true };</text:p>
      <text:p text:style-name="P4"/>
      <text:p text:style-name="P6">app.use(cors(corsOptions));</text:p>
      <text:h text:style-name="P7" text:outline-level="3"><text:bookmark-start text:name="__RefHeading___Toc977_531779298"/>¿Qué es express-rate-limit?<text:bookmark-end text:name="__RefHeading___Toc977_531779298"/></text:h>
      <text:p text:style-name="P3"><text:bookmark text:name="user-content-qué-es-express-rate-limit"/><text:span text:style-name="Strong_20_Emphasis">express-rate-limit</text:span> limita el número de solicitudes que un cliente (IP) puede hacer en un período de tiempo, protegiendo contra ataques DoS y fuerza bruta.</text:p>
      <text:p text:style-name="P4">// backend/index.js</text:p>
      <text:p text:style-name="P4">if (process.env.NODE_ENV !== 'test' &amp;&amp; RATE_LIMIT_MAX &gt; 0) {</text:p>
      <text:p text:style-name="P4"><text:s text:c="2"/>app.use('/api/', rateLimit({</text:p>
      <text:p text:style-name="P4"><text:s text:c="4"/>windowMs: 15 * 60 * 1000, // 15 minutos</text:p>
      <text:p text:style-name="P4"><text:s text:c="4"/>max: RATE_LIMIT_MAX, <text:s text:c="6"/>// Máximo 100 requests por ventana</text:p>
      <text:p text:style-name="P4"><text:s text:c="2"/>}));</text:p>
      <text:p text:style-name="P6">}</text:p>
      <text:p text:style-name="P17">Con <text:span text:style-name="Source_20_Text">RATE_LIMIT_MAX=100</text:span>: máximo 100 requests en ventanas de 15 minutos. Request #101 recibe <text:span text:style-name="Strong_20_Emphasis">429 Too Many Requests</text:span>.</text:p>
      <text:p text:style-name="P10"/>
      <text:h text:style-name="P11" text:outline-level="2"><text:bookmark-start text:name="__RefHeading___Toc979_531779298"/>2.6 Winston - Logging Estructurado<text:bookmark-end text:name="__RefHeading___Toc979_531779298"/></text:h>
      <text:h text:style-name="P12" text:outline-level="3"><text:bookmark text:name="user-content-26-winston---logging-estructurado"/><text:bookmark-start text:name="__RefHeading___Toc981_531779298"/>¿Qué es Winston?<text:bookmark-end text:name="__RefHeading___Toc981_531779298"/></text:h>
      <text:p text:style-name="P3"><text:bookmark text:name="user-content-qué-es-winston"/><text:span text:style-name="Strong_20_Emphasis">Winston</text:span> es la librería de logging más popular para Node.js. Proporciona logging centralizado con múltiples niveles y destinos (transports).</text:p>
      <text:h text:style-name="P7" text:outline-level="3"><text:bookmark-start text:name="__RefHeading___Toc983_531779298"/>¿Por qué no console.log?<text:bookmark-end text:name="__RefHeading___Toc983_531779298"/></text:h>
      <text:p text:style-name="P21"><text:bookmark text:name="user-content-por-qué-no-consolelog"/><text:span text:style-name="Source_20_Text">CONSOLE.LOG: No tiene niveles, no tiene timestamps, no se puede desactivar en producción.</text:span></text:p>
      <text:p text:style-name="P4"/>
      <text:p text:style-name="P4"><text:span text:style-name="Source_20_Text">WINSTON:</text:span></text:p>
      <text:p text:style-name="P4"><text:span text:style-name="Source_20_Text">- Niveles: error, warn, info, debug</text:span></text:p>
      <text:p text:style-name="P4"><text:span text:style-name="Source_20_Text">- Timestamps automáticos</text:span></text:p>
      <text:p text:style-name="P4"><text:span text:style-name="Source_20_Text">- Múltiples transports (archivo + consola)</text:span></text:p>
      <text:p text:style-name="P6"><text:span text:style-name="Source_20_Text">- Formato JSON para agregación</text:span></text:p>
      <text:h text:style-name="P7" text:outline-level="3"><text:bookmark-start text:name="__RefHeading___Toc985_531779298"/>Ejemplo Real: Configuración<text:bookmark-end text:name="__RefHeading___Toc985_531779298"/></text:h>
      <text:p text:style-name="P21"><text:bookmark text:name="user-content-ejemplo-real-configuración"/>// backend/src/config/logger.js</text:p>
      <text:p text:style-name="P4">const winston = require('winston');</text:p>
      <text:p text:style-name="P4"/>
      <text:p text:style-name="P4">const logger = winston.createLogger({</text:p>
      <text:p text:style-name="P4"><text:s text:c="2"/>level: 'info',</text:p>
      <text:p text:style-name="P4"><text:s text:c="2"/>format: winston.format.combine(</text:p>
      <text:p text:style-name="P4"><text:s text:c="4"/>winston.format.timestamp(),</text:p>
      <text:p text:style-name="P4"><text:s text:c="4"/>winston.format.errors({ stack: true }),</text:p>
      <text:p text:style-name="P4"><text:s text:c="4"/>winston.format.json()</text:p>
      <text:p text:style-name="P4"><text:s text:c="2"/>),</text:p>
      <text:p text:style-name="P4"><text:s text:c="2"/>defaultMeta: { service: 'ekonsumo-backend' },</text:p>
      <text:p text:style-name="P4"><text:s text:c="2"/>transports: [</text:p>
      <text:p text:style-name="P4"><text:s text:c="4"/>new winston.transports.File({ filename: 'error.log', level: 'error' }),</text:p>
      <text:p text:style-name="P4"><text:s text:c="4"/>new winston.transports.File({ filename: 'combined.log' }),</text:p>
      <text:p text:style-name="P4"><text:s text:c="2"/>],</text:p>
      <text:p text:style-name="P4">});</text:p>
      <text:p text:style-name="P4"/>
      <text:p text:style-name="P4">if (process.env.NODE_ENV !== 'production') {</text:p>
      <text:p text:style-name="P4"><text:s text:c="2"/>logger.add(new winston.transports.Console({</text:p>
      <text:p text:style-name="P4"><text:s text:c="4"/>format: winston.format.combine(</text:p>
      <text:p text:style-name="P4"><text:s text:c="6"/>winston.format.colorize(),</text:p>
      <text:p text:style-name="P4"><text:s text:c="6"/>winston.format.simple()</text:p>
      <text:p text:style-name="P4"><text:s text:c="4"/>),</text:p>
      <text:p text:style-name="P4"><text:s text:c="2"/>}));</text:p>
      <text:p text:style-name="P4">}</text:p>
      <text:p text:style-name="P4"/>
      <text:p text:style-name="P6">module.exports = logger;</text:p>
      <text:h text:style-name="P7" text:outline-level="3"><text:bookmark-start text:name="__RefHeading___Toc987_531779298"/>Uso en Controllers<text:bookmark-end text:name="__RefHeading___Toc987_531779298"/></text:h>
      <text:p text:style-name="P21"><text:bookmark text:name="user-content-uso-en-controllers"/>// backend/src/controllers/UsuarioController.js</text:p>
      <text:p text:style-name="P4">const logger = require('../config/logger');</text:p>
      <text:p text:style-name="P4"/>
      <text:p text:style-name="P4">async registrar(req, res) {</text:p>
      <text:p text:style-name="P4"><text:s text:c="2"/>try {</text:p>
      <text:p text:style-name="P4"><text:s text:c="4"/>const nuevoUsuario = await Usuario.create(...);</text:p>
      <text:p text:style-name="P4"><text:s text:c="4"/>logger.info('Usuario registrado', { userId: nuevoUsuario.id_usuario });</text:p>
      <text:p text:style-name="P4"><text:s text:c="4"/>res.status(201).json(nuevoUsuario);</text:p>
      <text:p text:style-name="P4"><text:s text:c="2"/>} catch (err) {</text:p>
      <text:p text:style-name="P4"><text:s text:c="4"/>logger.error('Error al registrar usuario:', { error: err.message, stack: err.stack });</text:p>
      <text:p text:style-name="P4"><text:s text:c="4"/>res.status(500).send('Error al registrar');</text:p>
      <text:p text:style-name="P4"><text:s text:c="2"/>}</text:p>
      <text:p text:style-name="P6">}</text:p>
      <text:p text:style-name="P10"/>
      <text:h text:style-name="P11" text:outline-level="2"><text:bookmark-start text:name="__RefHeading___Toc989_531779298"/>2.7 Nodemailer - Comunicación por Email<text:bookmark-end text:name="__RefHeading___Toc989_531779298"/></text:h>
      <text:h text:style-name="P12" text:outline-level="3"><text:bookmark text:name="user-content-27-nodemailer---comunicación-por-email"/><text:bookmark-start text:name="__RefHeading___Toc991_531779298"/>¿Qué es Nodemailer?<text:bookmark-end text:name="__RefHeading___Toc991_531779298"/></text:h>
      <text:p text:style-name="P3"><text:bookmark text:name="user-content-qué-es-nodemailer"/><text:span text:style-name="Strong_20_Emphasis">Nodemailer</text:span> es una librería para Node.js que facilita el envío de correos electrónicos a través de SMTP.</text:p>
      <text:h text:style-name="P7" text:outline-level="3"><text:bookmark-start text:name="__RefHeading___Toc993_531779298"/>Ejemplo Real: Servicio de Email<text:bookmark-end text:name="__RefHeading___Toc993_531779298"/></text:h>
      <text:p text:style-name="P21"><text:bookmark text:name="user-content-ejemplo-real-servicio-de-email"/>// backend/src/services/emailService.js</text:p>
      <text:p text:style-name="P4">const nodemailer = require('nodemailer');</text:p>
      <text:p text:style-name="P4"/>
      <text:p text:style-name="P4">const transporter = nodemailer.createTransport({</text:p>
      <text:p text:style-name="P4"><text:s text:c="2"/>host: process.env.SMTP_HOST,</text:p>
      <text:p text:style-name="P4"><text:s text:c="2"/>port: process.env.SMTP_PORT,</text:p>
      <text:p text:style-name="P4"><text:s text:c="2"/>secure: process.env.SMTP_SECURE === 'true',</text:p>
      <text:p text:style-name="P4"><text:s text:c="2"/>auth: { user: process.env.SMTP_USER, pass: process.env.SMTP_PASS },</text:p>
      <text:p text:style-name="P4">});</text:p>
      <text:p text:style-name="P4"/>
      <text:p text:style-name="P4">const emailService = {</text:p>
      <text:p text:style-name="P4"><text:s text:c="2"/>async enviarNotificacionPedido(destinatario, datosPedido) {</text:p>
      <text:p text:style-name="P4"><text:s text:c="4"/>const mailOptions = {</text:p>
      <text:p text:style-name="P4"><text:s text:c="6"/>from: `"Ekonsumo" &lt;${process.env.SMTP_FROM}&gt;`,</text:p>
      <text:p text:style-name="P4"><text:s text:c="6"/>to: destinatario,</text:p>
      <text:p text:style-name="P4"><text:s text:c="6"/>subject: `Pedido #${datosPedido.id} - ${datosPedido.estado}`,</text:p>
      <text:p text:style-name="P4"><text:s text:c="6"/>html: `&lt;h2&gt;¡Hola ${datosPedido.nombre_usuario}!&lt;/h2&gt;</text:p>
      <text:p text:style-name="P4"><text:s text:c="13"/>&lt;p&gt;Tu pedido &lt;strong&gt;#${datosPedido.id}&lt;/strong&gt; ha sido actualizado.&lt;/p&gt;`,</text:p>
      <text:p text:style-name="P4"><text:s text:c="4"/>};</text:p>
      <text:p text:style-name="P4"><text:s text:c="4"/>return transporter.sendMail(mailOptions);</text:p>
      <text:p text:style-name="P4"><text:s text:c="2"/>},</text:p>
      <text:p text:style-name="P4">};</text:p>
      <text:p text:style-name="P4"/>
      <text:p text:style-name="P6">module.exports = emailService;</text:p>
      <text:p text:style-name="P10"/>
      <text:h text:style-name="P11" text:outline-level="2"><text:bookmark-start text:name="__RefHeading___Toc995_531779298"/>2.8 Multer - Gestión de Archivos Subidos<text:bookmark-end text:name="__RefHeading___Toc995_531779298"/></text:h>
      <text:h text:style-name="P12" text:outline-level="3"><text:bookmark text:name="user-content-28-multer---gestión-de-archivos-subidos"/><text:bookmark-start text:name="__RefHeading___Toc997_531779298"/>¿Qué es Multer?<text:bookmark-end text:name="__RefHeading___Toc997_531779298"/></text:h>
      <text:p text:style-name="P3"><text:bookmark text:name="user-content-qué-es-multer"/><text:span text:style-name="Strong_20_Emphasis">Multer</text:span> es un middleware para Express que maneja <text:span text:style-name="Source_20_Text">multipart/form-data</text:span> (el tipo de formulario para subir archivos).</text:p>
      <text:h text:style-name="P7" text:outline-level="3"><text:bookmark-start text:name="__RefHeading___Toc999_531779298"/>Ejemplo Real: Configuración<text:bookmark-end text:name="__RefHeading___Toc999_531779298"/></text:h>
      <text:p text:style-name="P21"><text:bookmark text:name="user-content-ejemplo-real-configuración-1"/>// backend/src/config/multer.js</text:p>
      <text:p text:style-name="P4">const multer = require('multer');</text:p>
      <text:p text:style-name="P4">const path = require('path');</text:p>
      <text:p text:style-name="P4"/>
      <text:p text:style-name="P4">const storage = multer.diskStorage({</text:p>
      <text:p text:style-name="P4"><text:s text:c="2"/>destination: (req, file, cb) =&gt; cb(null, 'uploads/'),</text:p>
      <text:p text:style-name="P4"><text:s text:c="2"/>filename: (req, file, cb) =&gt; {</text:p>
      <text:p text:style-name="P4"><text:s text:c="4"/>const uniqueSuffix = Date.now() + '-' + Math.round(Math.random() * 1E9);</text:p>
      <text:p text:style-name="P4"><text:s text:c="4"/>cb(null, uniqueSuffix + path.extname(file.originalname));</text:p>
      <text:p text:style-name="P4"><text:s text:c="2"/>},</text:p>
      <text:p text:style-name="P4">});</text:p>
      <text:p text:style-name="P4"/>
      <text:p text:style-name="P4">const fileFilter = (req, file, cb) =&gt; {</text:p>
      <text:p text:style-name="P4"><text:s text:c="2"/>const allowedTypes = ['image/jpeg', 'image/png', 'image/gif'];</text:p>
      <text:p text:style-name="P4"><text:soft-page-break/><text:s text:c="2"/>if (allowedTypes.includes(file.mimetype)) cb(null, true);</text:p>
      <text:p text:style-name="P4"><text:s text:c="2"/>else cb(new Error('Tipo de archivo no permitido'), false);</text:p>
      <text:p text:style-name="P4">};</text:p>
      <text:p text:style-name="P4"/>
      <text:p text:style-name="P4">const upload = multer({</text:p>
      <text:p text:style-name="P4"><text:s text:c="2"/>storage,</text:p>
      <text:p text:style-name="P4"><text:s text:c="2"/>fileFilter,</text:p>
      <text:p text:style-name="P4"><text:s text:c="2"/>limits: { fileSize: 5 * 1024 * 1024 }, // 5MB máximo</text:p>
      <text:p text:style-name="P4">});</text:p>
      <text:p text:style-name="P4"/>
      <text:p text:style-name="P6">module.exports = upload;</text:p>
      <text:h text:style-name="P7" text:outline-level="3"><text:bookmark-start text:name="__RefHeading___Toc1001_531779298"/>Uso en Rutas<text:bookmark-end text:name="__RefHeading___Toc1001_531779298"/></text:h>
      <text:p text:style-name="P21"><text:bookmark text:name="user-content-uso-en-rutas-1"/>// backend/src/routes/ProductoRoutes.js</text:p>
      <text:p text:style-name="P4">router.post(</text:p>
      <text:p text:style-name="P4"><text:s text:c="2"/>'/crear',</text:p>
      <text:p text:style-name="P4"><text:s text:c="2"/>authMiddleware,</text:p>
      <text:p text:style-name="P4"><text:s text:c="2"/>upload.single('imagen'), // 'imagen' = name del input file</text:p>
      <text:p text:style-name="P4"><text:s text:c="2"/>ProductoController.crear</text:p>
      <text:p text:style-name="P6">);</text:p>
      <text:p text:style-name="P10"/>
      <text:h text:style-name="P11" text:outline-level="2"><text:bookmark-start text:name="__RefHeading___Toc1003_531779298"/>2.9 Swagger - Documentación Automatizada de APIs<text:bookmark-end text:name="__RefHeading___Toc1003_531779298"/></text:h>
      <text:h text:style-name="P12" text:outline-level="3"><text:bookmark text:name="user-content-29-swagger---documentación-automatizada-de-apis"/><text:bookmark-start text:name="__RefHeading___Toc1005_531779298"/>¿Qué es Swagger/OpenAPI?<text:bookmark-end text:name="__RefHeading___Toc1005_531779298"/></text:h>
      <text:p text:style-name="P3"><text:bookmark text:name="user-content-qué-es-swaggeropenapi"/><text:span text:style-name="Strong_20_Emphasis">Swagger</text:span> (OpenAPI) es un estándar para documentar APIs RESTful en JSON/YAML. <text:span text:style-name="Strong_20_Emphasis">Swagger UI</text:span> genera una interfaz visual interactiva.</text:p>
      <text:h text:style-name="P7" text:outline-level="3"><text:bookmark-start text:name="__RefHeading___Toc1007_531779298"/>Ejemplo Real: Configuración<text:bookmark-end text:name="__RefHeading___Toc1007_531779298"/></text:h>
      <text:p text:style-name="P21"><text:bookmark text:name="user-content-ejemplo-real-configuración-2"/>// backend/swagger.js</text:p>
      <text:p text:style-name="P4">const swaggerJsdoc = require('swagger-jsdoc');</text:p>
      <text:p text:style-name="P4"/>
      <text:p text:style-name="P4">const options = {</text:p>
      <text:p text:style-name="P4"><text:s text:c="2"/>definition: {</text:p>
      <text:p text:style-name="P4"><text:s text:c="4"/>openapi: '3.0.0',</text:p>
      <text:p text:style-name="P4"><text:s text:c="4"/>info: { title: 'Ekonsumo API', version: '1.0.0', description: 'API REST para Ekonsumo' },</text:p>
      <text:p text:style-name="P4"><text:s text:c="4"/>servers: [{ url: 'http://localhost:3000', description: 'Desarrollo' }],</text:p>
      <text:p text:style-name="P4"><text:s text:c="4"/>components: {</text:p>
      <text:p text:style-name="P4"><text:s text:c="6"/>securitySchemes: { bearerAuth: { type: 'http', scheme: 'bearer', bearerFormat: 'JWT' } }</text:p>
      <text:p text:style-name="P4"><text:s text:c="4"/>},</text:p>
      <text:p text:style-name="P4"><text:s text:c="2"/>},</text:p>
      <text:p text:style-name="P4"><text:s text:c="2"/>apis: ['./src/routes/*.js'],</text:p>
      <text:p text:style-name="P4">};</text:p>
      <text:p text:style-name="P4"/>
      <text:p text:style-name="P4">const specs = swaggerJsdoc(options);</text:p>
      <text:p text:style-name="P6">module.exports = specs;</text:p>
      <text:h text:style-name="P7" text:outline-level="3"><text:bookmark-start text:name="__RefHeading___Toc1009_531779298"/>Anotaciones JSDoc<text:bookmark-end text:name="__RefHeading___Toc1009_531779298"/></text:h>
      <text:p text:style-name="P21"><text:bookmark text:name="user-content-anotaciones-jsdoc"/>// backend/src/routes/UsuarioRoutes.js</text:p>
      <text:p text:style-name="P4">/**</text:p>
      <text:p text:style-name="P4"><text:s/>* @swagger</text:p>
      <text:p text:style-name="P4"><text:s/>* /api/usuarios/login:</text:p>
      <text:p text:style-name="P4"><text:s/>* <text:s text:c="2"/>post:</text:p>
      <text:p text:style-name="P4"><text:s/>* <text:s text:c="4"/>summary: Autenticar un usuario</text:p>
      <text:p text:style-name="P4"><text:s/>* <text:s text:c="4"/>tags: [Usuarios]</text:p>
      <text:p text:style-name="P4"><text:s/>* <text:s text:c="4"/>requestBody:</text:p>
      <text:p text:style-name="P4"><text:s/>* <text:s text:c="6"/>required: true</text:p>
      <text:p text:style-name="P4"><text:s/>* <text:s text:c="6"/>content:</text:p>
      <text:p text:style-name="P4"><text:s/>* <text:s text:c="8"/>application/json:</text:p>
      <text:p text:style-name="P4"><text:s/>* <text:s text:c="10"/>schema:</text:p>
      <text:p text:style-name="P4"><text:s/>* <text:s text:c="12"/>type: object</text:p>
      <text:p text:style-name="P4"><text:s/>* <text:s text:c="12"/>properties:</text:p>
      <text:p text:style-name="P4"><text:s/>* <text:s text:c="14"/>correoOMovil: { type: string }</text:p>
      <text:p text:style-name="P4"><text:s/>* <text:s text:c="14"/>password: { type: string }</text:p>
      <text:p text:style-name="P4"><text:s/>* <text:s text:c="4"/>responses:</text:p>
      <text:p text:style-name="P4"><text:s/>* <text:s text:c="6"/>200:</text:p>
      <text:p text:style-name="P4"><text:s/>* <text:s text:c="8"/>description: Login exitoso</text:p>
      <text:p text:style-name="P4"><text:s/>* <text:s text:c="6"/>401:</text:p>
      <text:p text:style-name="P4"><text:s/>* <text:s text:c="8"/>description: Credenciales incorrectas</text:p>
      <text:p text:style-name="P4"><text:s/>*/</text:p>
      <text:p text:style-name="P6">router.post('/login', validators.login, validar, UsuarioController.login);</text:p>
      <text:p text:style-name="P17">Swagger UI disponible en <text:span text:style-name="Source_20_Text">http://localhost:3000/api-docs</text:span>.</text:p>
      <text:p text:style-name="P10"/>
      <text:h text:style-name="P11" text:outline-level="2"><text:bookmark-start text:name="__RefHeading___Toc1011_531779298"/>2.10 dotenv - Gestión de Configuración<text:bookmark-end text:name="__RefHeading___Toc1011_531779298"/></text:h>
      <text:h text:style-name="P12" text:outline-level="3"><text:bookmark text:name="user-content-210-dotenv---gestión-de-configuración"/><text:bookmark-start text:name="__RefHeading___Toc1013_531779298"/>¿Qué es dotenv?<text:bookmark-end text:name="__RefHeading___Toc1013_531779298"/></text:h>
      <text:p text:style-name="P3"><text:bookmark text:name="user-content-qué-es-dotenv"/><text:span text:style-name="Strong_20_Emphasis">dotenv</text:span> carga variables de entorno desde un archivo <text:span text:style-name="Source_20_Text">.env</text:span> al <text:span text:style-name="Source_20_Text">process.env</text:span> de Node.js.</text:p>
      <text:h text:style-name="P7" text:outline-level="3"><text:bookmark-start text:name="__RefHeading___Toc1015_531779298"/>Ejemplo de .env<text:bookmark-end text:name="__RefHeading___Toc1015_531779298"/></text:h>
      <text:p text:style-name="P21"><text:bookmark text:name="user-content-ejemplo-de-env"/># Base de datos</text:p>
      <text:p text:style-name="P4">DB_HOST=localhost</text:p>
      <text:p text:style-name="P4">DB_PORT=5432</text:p>
      <text:p text:style-name="P4">DB_USER=ekonsumo_user</text:p>
      <text:p text:style-name="P4">DB_PASSWORD=mi_password_secreto</text:p>
      <text:p text:style-name="P4">DB_NAME=ekonsumo_db</text:p>
      <text:p text:style-name="P4"/>
      <text:p text:style-name="P4"># JWT</text:p>
      <text:p text:style-name="P4">JWT_SECRET=cadena_muy_larga_y_aleatoria</text:p>
      <text:p text:style-name="P4"/>
      <text:p text:style-name="P4"># Rate Limiting</text:p>
      <text:p text:style-name="P4">RATE_LIMIT_MAX=100</text:p>
      <text:p text:style-name="P4"/>
      <text:p text:style-name="P4"># Entorno</text:p>
      <text:p text:style-name="P4">NODE_ENV=development</text:p>
      <text:p text:style-name="P6">PORT=3000</text:p>
      <text:h text:style-name="P7" text:outline-level="3"><text:bookmark-start text:name="__RefHeading___Toc1017_531779298"/>Carga en Ekonsumo<text:bookmark-end text:name="__RefHeading___Toc1017_531779298"/></text:h>
      <text:p text:style-name="P21"><text:bookmark text:name="user-content-carga-en-ekonsumo"/>// backend/index.js</text:p>
      <text:p text:style-name="P4">require('dotenv').config({ quiet: process.env.NODE_ENV === 'test' });</text:p>
      <text:p text:style-name="P4"/>
      <text:p text:style-name="P4">// Ahora se puede usar:</text:p>
      <text:p text:style-name="P4">const PORT = process.env.PORT || 3000;</text:p>
      <text:p text:style-name="P6">const JWT_SECRET = process.env.JWT_SECRET;</text:p>
      <text:p text:style-name="P17"><text:span text:style-name="Strong_20_Emphasis">IMPORTANTE</text:span>: El archivo <text:span text:style-name="Source_20_Text">.env</text:span> NUNCA debe commitearse a git. Solo se commitea <text:span text:style-name="Source_20_Text">.env.example</text:span> (plantilla sin valores reales).</text:p>
      <text:p text:style-name="P10"/>
      <text:h text:style-name="P11" text:outline-level="2"><text:bookmark-start text:name="__RefHeading___Toc1019_531779298"/>Resumen de la Sección 2: Backend<text:bookmark-end text:name="__RefHeading___Toc1019_531779298"/></text:h>
      <text:p text:style-name="P15"><text:bookmark text:name="user-content-resumen-de-la-sección-2-backend"/></text:p>
      <table:table table:name="Taula5" table:style-name="Taula5">
        <table:table-column table:style-name="Taula5.A"/>
        <table:table-column table:style-name="Taula5.B"/>
        <table:table-header-rows>
          <table:table-row>
            <table:table-cell table:style-name="Taula5.A1" office:value-type="string">
              <text:p text:style-name="P13">Dependencia</text:p>
            </table:table-cell>
            <table:table-cell table:style-name="Taula5.A1" office:value-type="string">
              <text:p text:style-name="P13">Concepto Clave</text:p>
            </table:table-cell>
          </table:table-row>
        </table:table-header-rows>
        <table:table-row>
          <table:table-cell table:style-name="Taula5.A1" office:value-type="string">
            <text:p text:style-name="P14">Express</text:p>
          </table:table-cell>
          <table:table-cell table:style-name="Taula5.A1" office:value-type="string">
            <text:p text:style-name="P14">Pipeline de middlewares</text:p>
          </table:table-cell>
        </table:table-row>
        <table:table-row>
          <table:table-cell table:style-name="Taula5.A1" office:value-type="string">
            <text:p text:style-name="P14">pg</text:p>
          </table:table-cell>
          <table:table-cell table:style-name="Taula5.A1" office:value-type="string">
            <text:p text:style-name="P14">Pool de conexiones</text:p>
          </table:table-cell>
        </table:table-row>
        <table:table-row>
          <table:table-cell table:style-name="Taula5.A1" office:value-type="string">
            <text:p text:style-name="P14">jsonwebtoken</text:p>
          </table:table-cell>
          <table:table-cell table:style-name="Taula5.A1" office:value-type="string">
            <text:p text:style-name="P14">Tokens firmados (payload + firma)</text:p>
          </table:table-cell>
        </table:table-row>
        <table:table-row>
          <table:table-cell table:style-name="Taula5.A1" office:value-type="string">
            <text:p text:style-name="P14">bcryptjs</text:p>
          </table:table-cell>
          <table:table-cell table:style-name="Taula5.A1" office:value-type="string">
            <text:p text:style-name="P14">Salt y cost factor</text:p>
          </table:table-cell>
        </table:table-row>
        <table:table-row>
          <table:table-cell table:style-name="Taula5.A1" office:value-type="string">
            <text:p text:style-name="P14">express-validator</text:p>
          </table:table-cell>
          <table:table-cell table:style-name="Taula5.A1" office:value-type="string">
            <text:p text:style-name="P14">Chains de validación</text:p>
          </table:table-cell>
        </table:table-row>
        <table:table-row>
          <table:table-cell table:style-name="Taula5.A1" office:value-type="string">
            <text:p text:style-name="P14">cors</text:p>
          </table:table-cell>
          <table:table-cell table:style-name="Taula5.A1" office:value-type="string">
            <text:p text:style-name="P14">Whitelist de orígenes</text:p>
          </table:table-cell>
        </table:table-row>
        <table:table-row>
          <table:table-cell table:style-name="Taula5.A1" office:value-type="string">
            <text:p text:style-name="P14">express-rate-limit</text:p>
          </table:table-cell>
          <table:table-cell table:style-name="Taula5.A1" office:value-type="string">
            <text:p text:style-name="P14">Ventanas de tiempo</text:p>
          </table:table-cell>
        </table:table-row>
        <table:table-row>
          <table:table-cell table:style-name="Taula5.A1" office:value-type="string">
            <text:p text:style-name="P14">winston</text:p>
          </table:table-cell>
          <table:table-cell table:style-name="Taula5.A1" office:value-type="string">
            <text:p text:style-name="P14">Transportes y niveles</text:p>
          </table:table-cell>
        </table:table-row>
        <table:table-row>
          <table:table-cell table:style-name="Taula5.A1" office:value-type="string">
            <text:p text:style-name="P14">nodemailer</text:p>
          </table:table-cell>
          <table:table-cell table:style-name="Taula5.A1" office:value-type="string">
            <text:p text:style-name="P14">Transporte SMTP</text:p>
          </table:table-cell>
        </table:table-row>
        <table:table-row>
          <table:table-cell table:style-name="Taula5.A1" office:value-type="string">
            <text:p text:style-name="P14">multer</text:p>
          </table:table-cell>
          <table:table-cell table:style-name="Taula5.A1" office:value-type="string">
            <text:p text:style-name="P14">multipart/form-data</text:p>
          </table:table-cell>
        </table:table-row>
        <table:table-row>
          <table:table-cell table:style-name="Taula5.A1" office:value-type="string">
            <text:p text:style-name="P14">swagger-jsdoc</text:p>
          </table:table-cell>
          <table:table-cell table:style-name="Taula5.A1" office:value-type="string">
            <text:p text:style-name="P14">Anotaciones JSDoc → OpenAPI</text:p>
          </table:table-cell>
        </table:table-row>
        <table:table-row>
          <table:table-cell table:style-name="Taula5.A1" office:value-type="string">
            <text:p text:style-name="P14">dotenv</text:p>
          </table:table-cell>
          <table:table-cell table:style-name="Taula5.A1" office:value-type="string">
            <text:p text:style-name="P14">Variables de entorno</text:p>
          </table:table-cell>
        </table:table-row>
      </table:table>
      <text:p text:style-name="P10"/>
      <text:h text:style-name="P1" text:outline-level="1"><text:bookmark-start text:name="__RefHeading___Toc1021_531779298"/>3. Frontend: Análisis de Dependencias de Producción<text:bookmark-end text:name="__RefHeading___Toc1021_531779298"/></text:h>
      <text:p text:style-name="P3"><text:bookmark text:name="user-content-3-frontend-análisis-de-dependencias-de-producción"/>El frontend de Ekonsumo está construido con <text:span text:style-name="Strong_20_Emphasis">Vue 3</text:span>, usando un conjunto de dependencias para crear una experiencia moderna y mantenible.</text:p>
      <text:h text:style-name="P11" text:outline-level="2"><text:bookmark-start text:name="__RefHeading___Toc1023_531779298"/>Dependencias Identificadas<text:bookmark-end text:name="__RefHeading___Toc1023_531779298"/></text:h>
      <text:p text:style-name="P15"><text:bookmark text:name="user-content-dependencias-identificadas"/></text:p>
      <table:table table:name="Taula6" table:style-name="Taula6">
        <table:table-column table:style-name="Taula6.A"/>
        <table:table-column table:style-name="Taula6.B"/>
        <table:table-column table:style-name="Taula6.C"/>
        <table:table-header-rows>
          <text:soft-page-break/>
          <table:table-row>
            <table:table-cell table:style-name="Taula6.A1" office:value-type="string">
              <text:p text:style-name="P13">Paquete</text:p>
            </table:table-cell>
            <table:table-cell table:style-name="Taula6.A1" office:value-type="string">
              <text:p text:style-name="P13">Versión</text:p>
            </table:table-cell>
            <table:table-cell table:style-name="Taula6.A1" office:value-type="string">
              <text:p text:style-name="P13">Propósito Principal</text:p>
            </table:table-cell>
          </table:table-row>
        </table:table-header-rows>
        <table:table-row>
          <table:table-cell table:style-name="Taula6.A1" office:value-type="string">
            <text:p text:style-name="P14">vue</text:p>
          </table:table-cell>
          <table:table-cell table:style-name="Taula6.A1" office:value-type="string">
            <text:p text:style-name="P14">^3.5.30</text:p>
          </table:table-cell>
          <table:table-cell table:style-name="Taula6.A1" office:value-type="string">
            <text:p text:style-name="P14">Framework de UI</text:p>
          </table:table-cell>
        </table:table-row>
        <table:table-row>
          <table:table-cell table:style-name="Taula6.A1" office:value-type="string">
            <text:p text:style-name="P14">pinia</text:p>
          </table:table-cell>
          <table:table-cell table:style-name="Taula6.A1" office:value-type="string">
            <text:p text:style-name="P14">^3.0.4</text:p>
          </table:table-cell>
          <table:table-cell table:style-name="Taula6.A1" office:value-type="string">
            <text:p text:style-name="P14">Gestión de estado</text:p>
          </table:table-cell>
        </table:table-row>
        <table:table-row>
          <table:table-cell table:style-name="Taula6.A1" office:value-type="string">
            <text:p text:style-name="P14">vue-router</text:p>
          </table:table-cell>
          <table:table-cell table:style-name="Taula6.A1" office:value-type="string">
            <text:p text:style-name="P14">^5.0.3</text:p>
          </table:table-cell>
          <table:table-cell table:style-name="Taula6.A1" office:value-type="string">
            <text:p text:style-name="P14">Navegación SPA</text:p>
          </table:table-cell>
        </table:table-row>
        <table:table-row>
          <table:table-cell table:style-name="Taula6.A1" office:value-type="string">
            <text:p text:style-name="P14">axios</text:p>
          </table:table-cell>
          <table:table-cell table:style-name="Taula6.A1" office:value-type="string">
            <text:p text:style-name="P14">^1.13.6</text:p>
          </table:table-cell>
          <table:table-cell table:style-name="Taula6.A1" office:value-type="string">
            <text:p text:style-name="P14">Cliente HTTP</text:p>
          </table:table-cell>
        </table:table-row>
        <table:table-row>
          <table:table-cell table:style-name="Taula6.A1" office:value-type="string">
            <text:p text:style-name="P14">bootstrap</text:p>
          </table:table-cell>
          <table:table-cell table:style-name="Taula6.A1" office:value-type="string">
            <text:p text:style-name="P14">^5.3.8</text:p>
          </table:table-cell>
          <table:table-cell table:style-name="Taula6.A1" office:value-type="string">
            <text:p text:style-name="P14">Framework CSS</text:p>
          </table:table-cell>
        </table:table-row>
        <table:table-row>
          <table:table-cell table:style-name="Taula6.A1" office:value-type="string">
            <text:p text:style-name="P14">@popperjs/core</text:p>
          </table:table-cell>
          <table:table-cell table:style-name="Taula6.A1" office:value-type="string">
            <text:p text:style-name="P14">^2.11.8</text:p>
          </table:table-cell>
          <table:table-cell table:style-name="Taula6.A1" office:value-type="string">
            <text:p text:style-name="P14">Posicionamiento de tooltips</text:p>
          </table:table-cell>
        </table:table-row>
        <table:table-row>
          <table:table-cell table:style-name="Taula6.A1" office:value-type="string">
            <text:p text:style-name="P14">bootstrap-icons</text:p>
          </table:table-cell>
          <table:table-cell table:style-name="Taula6.A1" office:value-type="string">
            <text:p text:style-name="P14">^1.13.1</text:p>
          </table:table-cell>
          <table:table-cell table:style-name="Taula6.A1" office:value-type="string">
            <text:p text:style-name="P14">Iconos SVG</text:p>
          </table:table-cell>
        </table:table-row>
      </table:table>
      <text:p text:style-name="P10"/>
      <text:h text:style-name="P11" text:outline-level="2"><text:bookmark-start text:name="__RefHeading___Toc1025_531779298"/>3.1 Vue 3 - El Framework Progresivo<text:bookmark-end text:name="__RefHeading___Toc1025_531779298"/></text:h>
      <text:h text:style-name="P12" text:outline-level="3"><text:bookmark text:name="user-content-31-vue-3---el-framework-progresivo"/><text:bookmark-start text:name="__RefHeading___Toc1027_531779298"/>¿Qué es Vue 3?<text:bookmark-end text:name="__RefHeading___Toc1027_531779298"/></text:h>
      <text:p text:style-name="P3"><text:bookmark text:name="user-content-qué-es-vue-3"/><text:span text:style-name="Strong_20_Emphasis">Vue.js</text:span> es un framework JavaScript progresivo para construir interfaces de usuario. "Progresivo" significa que puedes usarlo desde una simple mejora de página hasta una SPA completa.</text:p>
      <text:p text:style-name="P17">Vue 3 trajo:</text:p>
      <text:list text:style-name="L3">
        <text:list-item>
          <text:p text:style-name="P25"><text:span text:style-name="Strong_20_Emphasis">Composition API</text:span>: Nueva forma de escribir componentes más flexible </text:p>
        </text:list-item>
        <text:list-item>
          <text:p text:style-name="P25"><text:span text:style-name="Strong_20_Emphasis">Performance mejorado</text:span>: Virtual DOM más rápido </text:p>
        </text:list-item>
        <text:list-item>
          <text:p text:style-name="P25"><text:span text:style-name="Strong_20_Emphasis">TypeScript nativo</text:span>: Mejor soporte desde el core </text:p>
        </text:list-item>
        <text:list-item>
          <text:p text:style-name="P26"><text:span text:style-name="Strong_20_Emphasis">Teleport, Fragments, Suspense</text:span>: Nuevas características </text:p>
        </text:list-item>
      </text:list>
      <text:h text:style-name="P7" text:outline-level="3"><text:bookmark-start text:name="__RefHeading___Toc1029_531779298"/>Justificación: ¿Por qué Vue 3?<text:bookmark-end text:name="__RefHeading___Toc1029_531779298"/></text:h>
      <text:p text:style-name="P15"><text:bookmark text:name="user-content-justificación-por-qué-vue-3"/></text:p>
      <table:table table:name="Taula7" table:style-name="Taula7">
        <table:table-column table:style-name="Taula7.A"/>
        <table:table-column table:style-name="Taula7.B" table:number-columns-repeated="2"/>
        <table:table-column table:style-name="Taula7.D"/>
        <table:table-header-rows>
          <table:table-row>
            <table:table-cell table:style-name="Taula7.A1" office:value-type="string">
              <text:p text:style-name="P13">Aspecto</text:p>
            </table:table-cell>
            <table:table-cell table:style-name="Taula7.A1" office:value-type="string">
              <text:p text:style-name="P13">Vue 3</text:p>
            </table:table-cell>
            <table:table-cell table:style-name="Taula7.A1" office:value-type="string">
              <text:p text:style-name="P13">React</text:p>
            </table:table-cell>
            <table:table-cell table:style-name="Taula7.A1" office:value-type="string">
              <text:p text:style-name="P13">Angular</text:p>
            </table:table-cell>
          </table:table-row>
        </table:table-header-rows>
        <table:table-row>
          <table:table-cell table:style-name="Taula7.A1" office:value-type="string">
            <text:p text:style-name="P14">Curva de aprendizaje</text:p>
          </table:table-cell>
          <table:table-cell table:style-name="Taula7.A1" office:value-type="string">
            <text:p text:style-name="P14">Suave</text:p>
          </table:table-cell>
          <table:table-cell table:style-name="Taula7.A1" office:value-type="string">
            <text:p text:style-name="P14">Media</text:p>
          </table:table-cell>
          <table:table-cell table:style-name="Taula7.A1" office:value-type="string">
            <text:p text:style-name="P14">Pronunciada</text:p>
          </table:table-cell>
        </table:table-row>
        <table:table-row>
          <table:table-cell table:style-name="Taula7.A1" office:value-type="string">
            <text:p text:style-name="P14">Documentación</text:p>
          </table:table-cell>
          <table:table-cell table:style-name="Taula7.A1" office:value-type="string">
            <text:p text:style-name="P14">Excelente</text:p>
          </table:table-cell>
          <table:table-cell table:style-name="Taula7.A1" office:value-type="string">
            <text:p text:style-name="P14">Buena</text:p>
          </table:table-cell>
          <table:table-cell table:style-name="Taula7.A1" office:value-type="string">
            <text:p text:style-name="P14">Buena</text:p>
          </table:table-cell>
        </table:table-row>
        <table:table-row>
          <table:table-cell table:style-name="Taula7.A1" office:value-type="string">
            <text:p text:style-name="P14">Flexibilidad</text:p>
          </table:table-cell>
          <table:table-cell table:style-name="Taula7.A1" office:value-type="string">
            <text:p text:style-name="P14">Media</text:p>
          </table:table-cell>
          <table:table-cell table:style-name="Taula7.A1" office:value-type="string">
            <text:p text:style-name="P14">Alta</text:p>
          </table:table-cell>
          <table:table-cell table:style-name="Taula7.A1" office:value-type="string">
            <text:p text:style-name="P14">Baja (full-stack)</text:p>
          </table:table-cell>
        </table:table-row>
        <table:table-row>
          <table:table-cell table:style-name="Taula7.A1" office:value-type="string">
            <text:p text:style-name="P14">Ecosistema Vue</text:p>
          </table:table-cell>
          <table:table-cell table:style-name="Taula7.A1" office:value-type="string">
            <text:p text:style-name="P14">Bueno</text:p>
          </table:table-cell>
          <table:table-cell table:style-name="Taula7.A1" office:value-type="string">
            <text:p text:style-name="P14">Excelente</text:p>
          </table:table-cell>
          <table:table-cell table:style-name="Taula7.A1" office:value-type="string">
            <text:p text:style-name="P14">Bueno</text:p>
          </table:table-cell>
        </table:table-row>
      </table:table>
      <text:h text:style-name="P7" text:outline-level="3"><text:bookmark-start text:name="__RefHeading___Toc1031_531779298"/>Concepto Clave: Sistema de Componentes y Reactividad<text:bookmark-end text:name="__RefHeading___Toc1031_531779298"/></text:h>
      <text:p text:style-name="P3"><text:bookmark text:name="user-content-concepto-clave-sistema-de-componentes-y-reactividad"/>Vue usa un <text:span text:style-name="Strong_20_Emphasis">modelo de componentes</text:span> donde cada pieza de la UI es un componente reutilizable con estado y lógica encapsuladas.</text:p>
      <text:p text:style-name="P4"><text:span text:style-name="Source_20_Text">APP (Raíz)</text:span></text:p>
      <text:p text:style-name="P4"><text:span text:style-name="Source_20_Text">├── NavBar</text:span></text:p>
      <text:p text:style-name="P4"><text:span text:style-name="Source_20_Text">├── RouterView</text:span></text:p>
      <text:p text:style-name="P4"><text:span text:style-name="Source_20_Text">│ <text:s text:c="2"/>├── GestionProductosPage</text:span></text:p>
      <text:p text:style-name="P4"><text:span text:style-name="Source_20_Text">│ <text:s text:c="2"/>│ <text:s text:c="2"/>└── TablaProductos</text:span></text:p>
      <text:p text:style-name="P4"><text:span text:style-name="Source_20_Text">│ <text:s text:c="2"/>└── GestionPedidosPage</text:span></text:p>
      <text:p text:style-name="P4"><text:span text:style-name="Source_20_Text">│ <text:s text:c="6"/>└── ModalCrearPedido</text:span></text:p>
      <text:p text:style-name="P6"><text:span text:style-name="Source_20_Text">└── FooterBar</text:span></text:p>
      <text:h text:style-name="P7" text:outline-level="3"><text:bookmark-start text:name="__RefHeading___Toc1033_531779298"/>Ejemplo Real: Componente Vue con Options API<text:bookmark-end text:name="__RefHeading___Toc1033_531779298"/></text:h>
      <text:p text:style-name="P21"><text:bookmark text:name="user-content-ejemplo-real-componente-vue-con-options-api"/>&lt;!-- frontend/src/views/GestionProductosPage.vue --&gt;</text:p>
      <text:p text:style-name="P4"/>
      <text:p text:style-name="P4">&lt;template&gt;</text:p>
      <text:p text:style-name="P4"><text:s text:c="2"/>&lt;div class="gestion-productos-page"&gt;</text:p>
      <text:p text:style-name="P4"><text:s text:c="4"/>&lt;div class="page-header"&gt;</text:p>
      <text:p text:style-name="P4"><text:s text:c="6"/>&lt;h2&gt;Gestión de Productos&lt;/h2&gt;</text:p>
      <text:p text:style-name="P4"><text:s text:c="6"/>&lt;button v-if="isAdmin" class="btn btn-primary" @click="mostrarModalCrear"&gt;</text:p>
      <text:p text:style-name="P4"><text:s text:c="8"/>Nuevo Producto</text:p>
      <text:p text:style-name="P4"><text:s text:c="6"/>&lt;/button&gt;</text:p>
      <text:p text:style-name="P4"><text:s text:c="4"/>&lt;/div&gt;</text:p>
      <text:p text:style-name="P4"/>
      <text:p text:style-name="P4"><text:s text:c="4"/>&lt;div v-if="cargando" class="text-center"&gt;</text:p>
      <text:p text:style-name="P4"><text:s text:c="6"/>&lt;div class="spinner-border" role="status"&gt;</text:p>
      <text:p text:style-name="P4"><text:s text:c="8"/>&lt;span class="visually-hidden"&gt;Cargando...&lt;/span&gt;</text:p>
      <text:p text:style-name="P4"><text:s text:c="6"/>&lt;/div&gt;</text:p>
      <text:p text:style-name="P4"><text:s text:c="4"/>&lt;/div&gt;</text:p>
      <text:p text:style-name="P4"/>
      <text:p text:style-name="P4"><text:s text:c="4"/>&lt;div v-else class="table-responsive"&gt;</text:p>
      <text:p text:style-name="P4"><text:s text:c="6"/>&lt;table class="table table-hover"&gt;</text:p>
      <text:p text:style-name="P4"><text:s text:c="8"/>&lt;thead&gt;</text:p>
      <text:p text:style-name="P4"><text:s text:c="10"/>&lt;tr&gt;</text:p>
      <text:p text:style-name="P4"><text:s text:c="12"/>&lt;th&gt;Nombre&lt;/th&gt;</text:p>
      <text:p text:style-name="P4"><text:s text:c="12"/>&lt;th&gt;Precio&lt;/th&gt;</text:p>
      <text:p text:style-name="P4"><text:s text:c="12"/>&lt;th&gt;Stock&lt;/th&gt;</text:p>
      <text:p text:style-name="P4"><text:s text:c="12"/>&lt;th&gt;Proveedor&lt;/th&gt;</text:p>
      <text:p text:style-name="P4"><text:s text:c="12"/>&lt;th&gt;Acciones&lt;/th&gt;</text:p>
      <text:p text:style-name="P4"><text:s text:c="10"/>&lt;/tr&gt;</text:p>
      <text:p text:style-name="P4"><text:s text:c="8"/>&lt;/thead&gt;</text:p>
      <text:p text:style-name="P4"><text:s text:c="8"/>&lt;tbody&gt;</text:p>
      <text:p text:style-name="P4"><text:s text:c="10"/>&lt;tr v-for="producto in productos" :key="producto.id_producto"&gt;</text:p>
      <text:p text:style-name="P4"><text:s text:c="12"/>&lt;td&gt;{{ producto.nombre }}&lt;/td&gt;</text:p>
      <text:p text:style-name="P4"><text:s text:c="12"/>&lt;td&gt;{{ producto.precio }}€&lt;/td&gt;</text:p>
      <text:p text:style-name="P4"><text:s text:c="12"/>&lt;td&gt;{{ producto.stock }} {{ producto.unidad }}&lt;/td&gt;</text:p>
      <text:p text:style-name="P4"><text:s text:c="12"/>&lt;td&gt;{{ producto.proveedor_nombre }}&lt;/td&gt;</text:p>
      <text:p text:style-name="P4"><text:s text:c="12"/>&lt;td&gt;</text:p>
      <text:p text:style-name="P4"><text:s text:c="14"/>&lt;button class="btn btn-sm btn-outline-primary" @click="editarProducto(producto)"&gt;</text:p>
      <text:p text:style-name="P4"><text:s text:c="16"/>Editar</text:p>
      <text:p text:style-name="P4"><text:s text:c="14"/>&lt;/button&gt;</text:p>
      <text:p text:style-name="P4"><text:s text:c="12"/>&lt;/td&gt;</text:p>
      <text:p text:style-name="P4"><text:s text:c="10"/>&lt;/tr&gt;</text:p>
      <text:p text:style-name="P4"><text:s text:c="8"/>&lt;/tbody&gt;</text:p>
      <text:p text:style-name="P4"><text:s text:c="6"/>&lt;/table&gt;</text:p>
      <text:p text:style-name="P4"><text:s text:c="4"/>&lt;/div&gt;</text:p>
      <text:p text:style-name="P4"><text:s text:c="2"/>&lt;/div&gt;</text:p>
      <text:p text:style-name="P4">&lt;/template&gt;</text:p>
      <text:p text:style-name="P4"/>
      <text:p text:style-name="P4">&lt;script&gt;</text:p>
      <text:p text:style-name="P4">import api from '@/services/api';</text:p>
      <text:p text:style-name="P4">import { useAuthStore } from '@/store';</text:p>
      <text:p text:style-name="P4">import { alertStore } from '@/store/alertStore';</text:p>
      <text:p text:style-name="P4"/>
      <text:p text:style-name="P4">export default {</text:p>
      <text:p text:style-name="P4"><text:s text:c="2"/>name: 'GestionProductosPage',</text:p>
      <text:p text:style-name="P4"/>
      <text:p text:style-name="P4"><text:s text:c="2"/>data() {</text:p>
      <text:p text:style-name="P4"><text:s text:c="4"/>return {</text:p>
      <text:p text:style-name="P4"><text:s text:c="6"/>productos: [],</text:p>
      <text:p text:style-name="P4"><text:s text:c="6"/>cargando: true,</text:p>
      <text:p text:style-name="P4"><text:s text:c="6"/>productoEditando: null,</text:p>
      <text:p text:style-name="P4"><text:s text:c="4"/>};</text:p>
      <text:p text:style-name="P4"><text:s text:c="2"/>},</text:p>
      <text:p text:style-name="P4"/>
      <text:p text:style-name="P4"><text:s text:c="2"/>computed: {</text:p>
      <text:p text:style-name="P4"><text:s text:c="4"/>isAdmin() {</text:p>
      <text:p text:style-name="P4"><text:s text:c="6"/>return useAuthStore().user?.rol === 'admin';</text:p>
      <text:p text:style-name="P4"><text:s text:c="4"/>},</text:p>
      <text:p text:style-name="P4"><text:s text:c="2"/>},</text:p>
      <text:p text:style-name="P4"/>
      <text:p text:style-name="P4"><text:s text:c="2"/>created() {</text:p>
      <text:p text:style-name="P4"><text:s text:c="4"/>this.cargarProductos();</text:p>
      <text:p text:style-name="P4"><text:s text:c="2"/>},</text:p>
      <text:p text:style-name="P4"/>
      <text:p text:style-name="P4"><text:s text:c="2"/>methods: {</text:p>
      <text:p text:style-name="P4"><text:s text:c="4"/>async cargarProductos() {</text:p>
      <text:p text:style-name="P4"><text:s text:c="6"/>this.cargando = true;</text:p>
      <text:p text:style-name="P4"><text:s text:c="6"/>try {</text:p>
      <text:p text:style-name="P4"><text:s text:c="8"/>const response = await api.getProductos();</text:p>
      <text:p text:style-name="P4"><text:s text:c="8"/>this.productos = response.data;</text:p>
      <text:p text:style-name="P4"><text:s text:c="6"/>} catch (error) {</text:p>
      <text:p text:style-name="P4"><text:s text:c="8"/>console.error('Error cargando productos:', error);</text:p>
      <text:p text:style-name="P4"><text:s text:c="6"/>} finally {</text:p>
      <text:p text:style-name="P4"><text:s text:c="8"/>this.cargando = false;</text:p>
      <text:p text:style-name="P4"><text:s text:c="6"/>}</text:p>
      <text:p text:style-name="P4"><text:s text:c="4"/>},</text:p>
      <text:p text:style-name="P4"/>
      <text:p text:style-name="P4"><text:s text:c="4"/>editarProducto(producto) {</text:p>
      <text:p text:style-name="P4"><text:s text:c="6"/>this.productoEditando = { ...producto };</text:p>
      <text:p text:style-name="P4"><text:s text:c="4"/>},</text:p>
      <text:p text:style-name="P4"><text:s text:c="2"/>},</text:p>
      <text:p text:style-name="P4">};</text:p>
      <text:p text:style-name="P4">&lt;/script&gt;</text:p>
      <text:p text:style-name="P4"/>
      <text:p text:style-name="P4">&lt;style scoped&gt;</text:p>
      <text:p text:style-name="P4">.gestion-productos-page { padding: 1.5rem; }</text:p>
      <text:p text:style-name="P4">.page-header {</text:p>
      <text:p text:style-name="P4"><text:s text:c="2"/>display: flex;</text:p>
      <text:p text:style-name="P4"><text:s text:c="2"/>justify-content: space-between;</text:p>
      <text:p text:style-name="P4"><text:s text:c="2"/>align-items: center;</text:p>
      <text:p text:style-name="P4"><text:s text:c="2"/>margin-bottom: 1.5rem;</text:p>
      <text:p text:style-name="P4">}</text:p>
      <text:p text:style-name="P6">&lt;/style&gt;</text:p>
      <text:h text:style-name="P7" text:outline-level="3"><text:bookmark-start text:name="__RefHeading___Toc1035_531779298"/>Reactividad en Profundidad<text:bookmark-end text:name="__RefHeading___Toc1035_531779298"/></text:h>
      <text:p text:style-name="P3"><text:bookmark text:name="user-content-reactividad-en-profundidad"/>La <text:span text:style-name="Strong_20_Emphasis">reactividad</text:span> es la capacidad de Vue de mantener el DOM sincronizado con los datos automáticamente:</text:p>
      <text:p text:style-name="P4">// Vue 3 usa Proxies para reactividad</text:p>
      <text:p text:style-name="P4">const datos = reactive({</text:p>
      <text:p text:style-name="P4"><text:s text:c="2"/>nombre: 'Ana',</text:p>
      <text:p text:style-name="P4"><text:s text:c="2"/>precio: 10,</text:p>
      <text:p text:style-name="P4">});</text:p>
      <text:p text:style-name="P4"/>
      <text:p text:style-name="P6">datos.nombre = 'Juan'; // Vue detecta y actualiza el DOM automáticamente</text:p>
      <text:p text:style-name="P17">Cuando asignas a una propiedad reactiva, Vue detecta el cambio y busca TODOS los lugares del template que dependen de esa propiedad, actualizando SOLO esos nodos del DOM.</text:p>
      <text:p text:style-name="P10"/>
      <text:h text:style-name="P11" text:outline-level="2"><text:bookmark-start text:name="__RefHeading___Toc1037_531779298"/><text:soft-page-break/>3.2 Pinia - Gestión de Estado Reactivo<text:bookmark-end text:name="__RefHeading___Toc1037_531779298"/></text:h>
      <text:h text:style-name="P12" text:outline-level="3"><text:bookmark text:name="user-content-32-pinia---gestión-de-estado-reactivo"/><text:bookmark-start text:name="__RefHeading___Toc1039_531779298"/>¿Qué es Pinia?<text:bookmark-end text:name="__RefHeading___Toc1039_531779298"/></text:h>
      <text:p text:style-name="P3"><text:bookmark text:name="user-content-qué-es-pinia"/><text:span text:style-name="Strong_20_Emphasis">Pinia</text:span> es la librería oficial de gestión de estado para Vue 3. Un "state management" es un <text:span text:style-name="Strong_20_Emphasis">almacén centralizado</text:span> para datos compartidos entre componentes.</text:p>
      <text:h text:style-name="P7" text:outline-level="3"><text:bookmark-start text:name="__RefHeading___Toc1041_531779298"/>¿Qué problema resuelve?<text:bookmark-end text:name="__RefHeading___Toc1041_531779298"/></text:h>
      <text:p text:style-name="P21"><text:bookmark text:name="user-content-qué-problema-resuelve"/><text:span text:style-name="Source_20_Text">SIN PINIA:</text:span></text:p>
      <text:p text:style-name="P4"><text:span text:style-name="Source_20_Text">NavBar → Layout → Page → Component1</text:span></text:p>
      <text:p text:style-name="P4"><text:span text:style-name="Source_20_Text"><text:s text:c="20"/>→ Component2</text:span></text:p>
      <text:p text:style-name="P4"><text:span text:style-name="Source_20_Text"><text:s text:c="20"/>→ Component3</text:span></text:p>
      <text:p text:style-name="P4"><text:span text:style-name="Source_20_Text">El usuario autenticado tiene que pasar por 4+ niveles de props.</text:span></text:p>
      <text:p text:style-name="P4"/>
      <text:p text:style-name="P4"><text:span text:style-name="Source_20_Text">CON PINIA:</text:span></text:p>
      <text:p text:style-name="P6"><text:span text:style-name="Source_20_Text">Cualquier componente puede acceder DIRECTAMENTE al store.</text:span></text:p>
      <text:h text:style-name="P7" text:outline-level="3"><text:bookmark-start text:name="__RefHeading___Toc1043_531779298"/>Ejemplo Real: Store de Autenticación<text:bookmark-end text:name="__RefHeading___Toc1043_531779298"/></text:h>
      <text:p text:style-name="P21"><text:bookmark text:name="user-content-ejemplo-real-store-de-autenticación"/>// frontend/src/store/index.js</text:p>
      <text:p text:style-name="P4">import { defineStore } from 'pinia';</text:p>
      <text:p text:style-name="P4">import { createPinia } from 'pinia';</text:p>
      <text:p text:style-name="P4"/>
      <text:p text:style-name="P4">const pinia = createPinia();</text:p>
      <text:p text:style-name="P4"/>
      <text:p text:style-name="P4">export const useAuthStore = defineStore('auth', {</text:p>
      <text:p text:style-name="P4"><text:s text:c="2"/>state: () =&gt; ({</text:p>
      <text:p text:style-name="P4"><text:s text:c="4"/>isAuthenticated: false,</text:p>
      <text:p text:style-name="P4"><text:s text:c="4"/>user: {</text:p>
      <text:p text:style-name="P4"><text:s text:c="6"/>id_usuario: null,</text:p>
      <text:p text:style-name="P4"><text:s text:c="6"/>nombre: null,</text:p>
      <text:p text:style-name="P4"><text:s text:c="6"/>correo: null,</text:p>
      <text:p text:style-name="P4"><text:s text:c="6"/>rol: null,</text:p>
      <text:p text:style-name="P4"><text:s text:c="4"/>},</text:p>
      <text:p text:style-name="P4"><text:s text:c="4"/>stateRestored: false,</text:p>
      <text:p text:style-name="P4"><text:s text:c="4"/>loading: true,</text:p>
      <text:p text:style-name="P4"><text:s text:c="2"/>}),</text:p>
      <text:p text:style-name="P4"/>
      <text:p text:style-name="P4"><text:s text:c="2"/>getters: {</text:p>
      <text:p text:style-name="P4"><text:s text:c="4"/>isAdmin: (state) =&gt; state.user?.rol === 'admin',</text:p>
      <text:p text:style-name="P4"><text:s text:c="4"/>canManage: (state) =&gt; state.user?.rol === 'admin' || state.user?.rol === 'gestor',</text:p>
      <text:p text:style-name="P4"><text:s text:c="4"/>displayName: (state) =&gt; state.user?.nombre || state.user?.correo || 'Usuario',</text:p>
      <text:p text:style-name="P4"><text:s text:c="2"/>},</text:p>
      <text:p text:style-name="P4"/>
      <text:p text:style-name="P4"><text:s text:c="2"/>actions: {</text:p>
      <text:p text:style-name="P4"><text:s text:c="4"/>login(payload = {}) {</text:p>
      <text:p text:style-name="P4"><text:s text:c="6"/>const { token, user } = payload;</text:p>
      <text:p text:style-name="P4"><text:s text:c="6"/>if (!token || !user) return false;</text:p>
      <text:p text:style-name="P4"/>
      <text:p text:style-name="P4"><text:s text:c="6"/>localStorage.setItem('authToken', token);</text:p>
      <text:p text:style-name="P4"><text:s text:c="6"/>localStorage.setItem('userRole', user.rol);</text:p>
      <text:p text:style-name="P4"><text:s text:c="6"/>localStorage.setItem('authUser', JSON.stringify(user));</text:p>
      <text:p text:style-name="P4"/>
      <text:p text:style-name="P4"><text:s text:c="6"/>this.isAuthenticated = true;</text:p>
      <text:p text:style-name="P4"><text:s text:c="6"/>this.user = { ...user };</text:p>
      <text:p text:style-name="P4"><text:s text:c="6"/>return true;</text:p>
      <text:p text:style-name="P4"><text:s text:c="4"/>},</text:p>
      <text:p text:style-name="P4"/>
      <text:p text:style-name="P4"><text:s text:c="4"/>logout() {</text:p>
      <text:p text:style-name="P4"><text:s text:c="6"/>this.isAuthenticated = false;</text:p>
      <text:p text:style-name="P4"><text:s text:c="6"/>this.user = { id_usuario: null, nombre: null, correo: null, rol: null };</text:p>
      <text:p text:style-name="P4"><text:s text:c="6"/>localStorage.removeItem('authToken');</text:p>
      <text:p text:style-name="P4"><text:s text:c="6"/>localStorage.removeItem('userRole');</text:p>
      <text:p text:style-name="P4"><text:s text:c="6"/>localStorage.removeItem('authUser');</text:p>
      <text:p text:style-name="P4"><text:s text:c="4"/>},</text:p>
      <text:p text:style-name="P4"/>
      <text:p text:style-name="P4"><text:s text:c="4"/>hydrateAuthState() {</text:p>
      <text:p text:style-name="P4"><text:s text:c="6"/>const token = localStorage.getItem('authToken');</text:p>
      <text:p text:style-name="P4"><text:s text:c="6"/>const userJson = localStorage.getItem('authUser');</text:p>
      <text:p text:style-name="P4"/>
      <text:p text:style-name="P4"><text:s text:c="6"/>if (!token || !userJson) {</text:p>
      <text:p text:style-name="P4"><text:s text:c="8"/>this.loading = false;</text:p>
      <text:p text:style-name="P4"><text:s text:c="8"/>return;</text:p>
      <text:p text:style-name="P4"><text:s text:c="6"/>}</text:p>
      <text:p text:style-name="P4"/>
      <text:p text:style-name="P4"><text:s text:c="6"/>try {</text:p>
      <text:p text:style-name="P4"><text:s text:c="8"/>const user = JSON.parse(userJson);</text:p>
      <text:p text:style-name="P4"><text:s text:c="8"/>if (isTokenExpired(token)) {</text:p>
      <text:p text:style-name="P4"><text:s text:c="10"/>this.logout();</text:p>
      <text:p text:style-name="P4"><text:s text:c="10"/>return;</text:p>
      <text:p text:style-name="P4"><text:s text:c="8"/>}</text:p>
      <text:p text:style-name="P4"><text:s text:c="8"/>this.isAuthenticated = true;</text:p>
      <text:p text:style-name="P4"><text:s text:c="8"/>this.user = user;</text:p>
      <text:p text:style-name="P4"><text:s text:c="6"/>} catch (e) {</text:p>
      <text:p text:style-name="P4"><text:s text:c="8"/>this.logout();</text:p>
      <text:p text:style-name="P4"><text:s text:c="6"/>} finally {</text:p>
      <text:p text:style-name="P4"><text:s text:c="8"/>this.loading = false;</text:p>
      <text:p text:style-name="P4"><text:s text:c="8"/>this.stateRestored = true;</text:p>
      <text:p text:style-name="P4"><text:s text:c="6"/>}</text:p>
      <text:p text:style-name="P4"><text:s text:c="4"/>},</text:p>
      <text:p text:style-name="P4"><text:s text:c="2"/>},</text:p>
      <text:p text:style-name="P4">});</text:p>
      <text:p text:style-name="P4"/>
      <text:p text:style-name="P6">export default pinia;</text:p>
      <text:h text:style-name="P7" text:outline-level="3"><text:bookmark-start text:name="__RefHeading___Toc1045_531779298"/>Ejemplo Real: Alert Store (reactive() directamente)<text:bookmark-end text:name="__RefHeading___Toc1045_531779298"/></text:h>
      <text:p text:style-name="P21"><text:bookmark text:name="user-content-ejemplo-real-alert-store-reactive-directamente"/>// frontend/src/store/alertStore.js</text:p>
      <text:p text:style-name="P4">import { reactive } from 'vue';</text:p>
      <text:p text:style-name="P4"/>
      <text:p text:style-name="P4">export const alertStore = reactive({</text:p>
      <text:p text:style-name="P4"><text:s text:c="2"/>message: '',</text:p>
      <text:p text:style-name="P4"><text:s text:c="2"/>type: '',</text:p>
      <text:p text:style-name="P4"><text:s text:c="2"/>timeoutId: null,</text:p>
      <text:p text:style-name="P4"/>
      <text:p text:style-name="P4"><text:s text:c="2"/>showAlert(message, type = 'success', duration = 2000) {</text:p>
      <text:p text:style-name="P4"><text:s text:c="4"/>this.message = message;</text:p>
      <text:p text:style-name="P4"><text:s text:c="4"/>this.type = type;</text:p>
      <text:p text:style-name="P4"/>
      <text:p text:style-name="P4"><text:s text:c="4"/>if (this.timeoutId) clearTimeout(this.timeoutId);</text:p>
      <text:p text:style-name="P4"/>
      <text:p text:style-name="P4"><text:s text:c="4"/>this.timeoutId = setTimeout(() =&gt; {</text:p>
      <text:p text:style-name="P4"><text:s text:c="6"/>this.clearAlert();</text:p>
      <text:p text:style-name="P4"><text:s text:c="4"/>}, duration);</text:p>
      <text:p text:style-name="P4"><text:s text:c="2"/>},</text:p>
      <text:p text:style-name="P4"/>
      <text:p text:style-name="P4"><text:s text:c="2"/>clearAlert() {</text:p>
      <text:p text:style-name="P4"><text:s text:c="4"/>this.message = '';</text:p>
      <text:p text:style-name="P4"><text:s text:c="4"/>this.type = '';</text:p>
      <text:p text:style-name="P4"><text:s text:c="4"/>if (this.timeoutId) {</text:p>
      <text:p text:style-name="P4"><text:s text:c="6"/>clearTimeout(this.timeoutId);</text:p>
      <text:p text:style-name="P4"><text:s text:c="6"/>this.timeoutId = null;</text:p>
      <text:p text:style-name="P4"><text:s text:c="4"/>}</text:p>
      <text:p text:style-name="P4"><text:s text:c="2"/>},</text:p>
      <text:p text:style-name="P6">});</text:p>
      <text:p text:style-name="P10"/>
      <text:h text:style-name="P11" text:outline-level="2"><text:bookmark-start text:name="__RefHeading___Toc1047_531779298"/>3.3 Vue Router - Navegación en Aplicaciones SPA<text:bookmark-end text:name="__RefHeading___Toc1047_531779298"/></text:h>
      <text:h text:style-name="P12" text:outline-level="3"><text:bookmark text:name="user-content-33-vue-router---navegación-en-aplicaciones-spa"/><text:bookmark-start text:name="__RefHeading___Toc1049_531779298"/>¿Qué es Vue Router?<text:bookmark-end text:name="__RefHeading___Toc1049_531779298"/></text:h>
      <text:p text:style-name="P3"><text:bookmark text:name="user-content-qué-es-vue-router"/><text:span text:style-name="Strong_20_Emphasis">Vue Router</text:span> es el enrutador oficial de Vue.js. Permite crear <text:span text:style-name="Strong_20_Emphasis">SPAs</text:span> donde la navegación no causa recarga del navegador, sino que Vue Router intercambia el contenido dinámicamente.</text:p>
      <text:h text:style-name="P7" text:outline-level="3"><text:bookmark-start text:name="__RefHeading___Toc1051_531779298"/>SPA vs Multipage<text:bookmark-end text:name="__RefHeading___Toc1051_531779298"/></text:h>
      <text:p text:style-name="P21"><text:bookmark text:name="user-content-spa-vs-multipage"/><text:span text:style-name="Source_20_Text">PÁGINA TRADICIONAL:</text:span></text:p>
      <text:p text:style-name="P4"><text:span text:style-name="Source_20_Text">Usuario click → Navegador envía request → Servidor genera HTML → Recarga completa</text:span></text:p>
      <text:p text:style-name="P4"/>
      <text:p text:style-name="P4"><text:span text:style-name="Source_20_Text">CON VUE ROUTER:</text:span></text:p>
      <text:p text:style-name="P6"><text:span text:style-name="Source_20_Text">Usuario click → Vue Router detecta cambio de ruta → Busca componente → Intercambia SOLO el contenido de &lt;RouterView&gt;</text:span></text:p>
      <text:h text:style-name="P7" text:outline-level="3"><text:bookmark-start text:name="__RefHeading___Toc1053_531779298"/>Ejemplo Real: Configuración de Rutas<text:bookmark-end text:name="__RefHeading___Toc1053_531779298"/></text:h>
      <text:p text:style-name="P21"><text:bookmark text:name="user-content-ejemplo-real-configuración-de-rutas"/>// frontend/src/router/index.js</text:p>
      <text:p text:style-name="P4">import { createRouter, createWebHistory } from 'vue-router';</text:p>
      <text:p text:style-name="P4">import { useAuthStore } from '@/store';</text:p>
      <text:p text:style-name="P4"/>
      <text:p text:style-name="P4">import HomePage from '@/views/HomePage.vue';</text:p>
      <text:p text:style-name="P4">import LoginPage from '@/views/LoginPage.vue';</text:p>
      <text:p text:style-name="P4">import DashboardPage from '@/views/DashboardPage.vue';</text:p>
      <text:p text:style-name="P4">import GestionUsuariosPage from '@/views/GestionUsuariosPage.vue';</text:p>
      <text:p text:style-name="P4"/>
      <text:p text:style-name="P4">const routes = [</text:p>
      <text:p text:style-name="P4"><text:s text:c="2"/>{ path: '/', name: 'Home', component: HomePage },</text:p>
      <text:p text:style-name="P4"><text:s text:c="2"/>{ path: '/login', name: 'Login', component: LoginPage, meta: { requiresGuest: true } },</text:p>
      <text:p text:style-name="P4"><text:s text:c="2"/>{ path: '/dashboard', name: 'Dashboard', component: DashboardPage, meta: { requiresAuth: true } },</text:p>
      <text:p text:style-name="P4"><text:s text:c="2"/>{ path: '/gestion-usuarios', name: 'GestionUsuarios', component: GestionUsuariosPage, meta: { requiresAuth: true, requiresAdmin: true } },</text:p>
      <text:p text:style-name="P4">];</text:p>
      <text:p text:style-name="P4"/>
      <text:p text:style-name="P4">const router = createRouter({</text:p>
      <text:p text:style-name="P4"><text:s text:c="2"/>history: createWebHistory(),</text:p>
      <text:p text:style-name="P4"><text:s text:c="2"/>routes,</text:p>
      <text:p text:style-name="P4">});</text:p>
      <text:p text:style-name="P4"/>
      <text:p text:style-name="P4">// Guard de navegación global</text:p>
      <text:p text:style-name="P4">router.beforeEach((to, from) =&gt; {</text:p>
      <text:p text:style-name="P4"><text:s text:c="2"/>const authStore = useAuthStore();</text:p>
      <text:p text:style-name="P4"><text:s text:c="2"/>const token = localStorage.getItem('authToken');</text:p>
      <text:p text:style-name="P4"/>
      <text:p text:style-name="P4"><text:s text:c="2"/>if (isTokenExpired(token) &amp;&amp; token) {</text:p>
      <text:p text:style-name="P4"><text:s text:c="4"/>authStore.logout();</text:p>
      <text:p text:style-name="P4"><text:s text:c="2"/>}</text:p>
      <text:p text:style-name="P4"/>
      <text:p text:style-name="P4"><text:s text:c="2"/>const isAuthenticated = authStore.isAuthenticated;</text:p>
      <text:p text:style-name="P4"><text:s text:c="2"/>const isAdmin = authStore.user?.rol === 'admin';</text:p>
      <text:p text:style-name="P4"/>
      <text:p text:style-name="P4"><text:s text:c="2"/>// Redirigir a login si requiere auth y no está autenticado</text:p>
      <text:p text:style-name="P4"><text:s text:c="2"/>if (to.meta.requiresAuth &amp;&amp; !isAuthenticated) {</text:p>
      <text:p text:style-name="P4"><text:s text:c="4"/>return { name: 'Login', query: { redirect: to.fullPath } };</text:p>
      <text:p text:style-name="P4"><text:s text:c="2"/>}</text:p>
      <text:p text:style-name="P4"/>
      <text:p text:style-name="P4"><text:s text:c="2"/>// Redirigir a dashboard si es admin requerido y no es admin</text:p>
      <text:p text:style-name="P4"><text:s text:c="2"/>if (to.meta.requiresAdmin &amp;&amp; !isAdmin) {</text:p>
      <text:p text:style-name="P4"><text:soft-page-break/><text:s text:c="4"/>return { name: 'Dashboard' };</text:p>
      <text:p text:style-name="P4"><text:s text:c="2"/>}</text:p>
      <text:p text:style-name="P4"/>
      <text:p text:style-name="P4"><text:s text:c="2"/>return true;</text:p>
      <text:p text:style-name="P4">});</text:p>
      <text:p text:style-name="P4"/>
      <text:p text:style-name="P6">export default router;</text:p>
      <text:h text:style-name="P7" text:outline-level="3"><text:bookmark-start text:name="__RefHeading___Toc1055_531779298"/>Concepto: Guards de Navegación<text:bookmark-end text:name="__RefHeading___Toc1055_531779298"/></text:h>
      <text:p text:style-name="P21"><text:bookmark text:name="user-content-concepto-guards-de-navegación"/>router.beforeEach((to, from) =&gt; {</text:p>
      <text:p text:style-name="P4"><text:s text:c="2"/>// Se ejecuta ANTES de cada navegación</text:p>
      <text:p text:style-name="P4"><text:s text:c="2"/>// Return:</text:p>
      <text:p text:style-name="P4"><text:s text:c="2"/>// <text:s text:c="2"/>true <text:s/>→ Permite la navegación</text:p>
      <text:p text:style-name="P4"><text:s text:c="2"/>// <text:s text:c="2"/>'/login' → Redirige a esa ruta</text:p>
      <text:p text:style-name="P4"><text:s text:c="2"/>// <text:s text:c="2"/>false → Cancela la navegación</text:p>
      <text:p text:style-name="P6">});</text:p>
      <text:p text:style-name="P10"/>
      <text:h text:style-name="P11" text:outline-level="2"><text:bookmark-start text:name="__RefHeading___Toc1057_531779298"/>3.4 Axios - Cliente HTTP Declarativo<text:bookmark-end text:name="__RefHeading___Toc1057_531779298"/></text:h>
      <text:h text:style-name="P12" text:outline-level="3"><text:bookmark text:name="user-content-34-axios---cliente-http-declarativo"/><text:bookmark-start text:name="__RefHeading___Toc1059_531779298"/>¿Qué es Axios?<text:bookmark-end text:name="__RefHeading___Toc1059_531779298"/></text:h>
      <text:p text:style-name="P3"><text:bookmark text:name="user-content-qué-es-axios"/><text:span text:style-name="Strong_20_Emphasis">Axios</text:span> es una librería JavaScript para hacer solicitudes HTTP. Es un cliente HTTP basado en promesas con API declarativa.</text:p>
      <text:h text:style-name="P7" text:outline-level="3"><text:bookmark-start text:name="__RefHeading___Toc1061_531779298"/>¿Por qué Axios y no fetch nativo?<text:bookmark-end text:name="__RefHeading___Toc1061_531779298"/></text:h>
      <text:p text:style-name="P15"><text:bookmark text:name="user-content-por-qué-axios-y-no-fetch-nativo"/></text:p>
      <table:table table:name="Taula8" table:style-name="Taula8">
        <table:table-column table:style-name="Taula8.A"/>
        <table:table-column table:style-name="Taula8.B"/>
        <table:table-column table:style-name="Taula8.C"/>
        <table:table-header-rows>
          <table:table-row>
            <table:table-cell table:style-name="Taula8.A1" office:value-type="string">
              <text:p text:style-name="P13">Aspecto</text:p>
            </table:table-cell>
            <table:table-cell table:style-name="Taula8.A1" office:value-type="string">
              <text:p text:style-name="P13">Axios</text:p>
            </table:table-cell>
            <table:table-cell table:style-name="Taula8.A1" office:value-type="string">
              <text:p text:style-name="P13">fetch</text:p>
            </table:table-cell>
          </table:table-row>
        </table:table-header-rows>
        <table:table-row>
          <table:table-cell table:style-name="Taula8.A1" office:value-type="string">
            <text:p text:style-name="P14">API</text:p>
          </table:table-cell>
          <table:table-cell table:style-name="Taula8.A1" office:value-type="string">
            <text:p text:style-name="P14">Declarativa, intuitiva</text:p>
          </table:table-cell>
          <table:table-cell table:style-name="Taula8.A1" office:value-type="string">
            <text:p text:style-name="P14">Verbosa, bajo nivel</text:p>
          </table:table-cell>
        </table:table-row>
        <table:table-row>
          <table:table-cell table:style-name="Taula8.A1" office:value-type="string">
            <text:p text:style-name="P14">Transformación JSON</text:p>
          </table:table-cell>
          <table:table-cell table:style-name="Taula8.A1" office:value-type="string">
            <text:p text:style-name="P14">Automática</text:p>
          </table:table-cell>
          <table:table-cell table:style-name="Taula8.A1" office:value-type="string">
            <text:p text:style-name="P14">Manual</text:p>
          </table:table-cell>
        </table:table-row>
        <table:table-row>
          <table:table-cell table:style-name="Taula8.A1" office:value-type="string">
            <text:p text:style-name="P14">Interceptors</text:p>
          </table:table-cell>
          <table:table-cell table:style-name="Taula8.A1" office:value-type="string">
            <text:p text:style-name="P14">Soportados</text:p>
          </table:table-cell>
          <table:table-cell table:style-name="Taula8.A1" office:value-type="string">
            <text:p text:style-name="P14">No</text:p>
          </table:table-cell>
        </table:table-row>
        <table:table-row>
          <table:table-cell table:style-name="Taula8.A1" office:value-type="string">
            <text:p text:style-name="P14">Manejo errores</text:p>
          </table:table-cell>
          <table:table-cell table:style-name="Taula8.A1" office:value-type="string">
            <text:p text:style-name="P14">Consistente</text:p>
          </table:table-cell>
          <table:table-cell table:style-name="Taula8.A1" office:value-type="string">
            <text:p text:style-name="P14">Inconsistente</text:p>
          </table:table-cell>
        </table:table-row>
      </table:table>
      <text:h text:style-name="P7" text:outline-level="3"><text:bookmark-start text:name="__RefHeading___Toc1063_531779298"/>Ejemplo Real: Cliente API con Interceptores<text:bookmark-end text:name="__RefHeading___Toc1063_531779298"/></text:h>
      <text:p text:style-name="P21"><text:bookmark text:name="user-content-ejemplo-real-cliente-api-con-interceptores"/>// frontend/src/services/api.js</text:p>
      <text:p text:style-name="P4">import axios from 'axios';</text:p>
      <text:p text:style-name="P4"/>
      <text:p text:style-name="P4">const baseURL = import.meta.env.VITE_API_URL || '/api';</text:p>
      <text:p text:style-name="P4"/>
      <text:p text:style-name="P4">const apiClient = axios.create({</text:p>
      <text:p text:style-name="P4"><text:s text:c="2"/>baseURL,</text:p>
      <text:p text:style-name="P4"><text:s text:c="2"/>withCredentials: true,</text:p>
      <text:p text:style-name="P4">});</text:p>
      <text:p text:style-name="P4"/>
      <text:p text:style-name="P4">// Interceptor: añade token JWT a todas las peticiones</text:p>
      <text:p text:style-name="P4">apiClient.interceptors.request.use((config) =&gt; {</text:p>
      <text:p text:style-name="P4"><text:s text:c="2"/>const token = localStorage.getItem('authToken');</text:p>
      <text:p text:style-name="P4"><text:s text:c="2"/>if (token) {</text:p>
      <text:p text:style-name="P4"><text:s text:c="4"/>config.headers['Authorization'] = `Bearer ${token}`;</text:p>
      <text:p text:style-name="P4"><text:s text:c="2"/>}</text:p>
      <text:p text:style-name="P4"><text:s text:c="2"/>return config;</text:p>
      <text:p text:style-name="P4">});</text:p>
      <text:p text:style-name="P4"/>
      <text:p text:style-name="P4">// Interceptor: maneja errores globalmente</text:p>
      <text:p text:style-name="P4">apiClient.interceptors.response.use(</text:p>
      <text:p text:style-name="P4"><text:s text:c="2"/>(response) =&gt; response,</text:p>
      <text:p text:style-name="P4"><text:s text:c="2"/>(error) =&gt; {</text:p>
      <text:p text:style-name="P4"><text:s text:c="4"/>if (error.response?.status === 401) {</text:p>
      <text:p text:style-name="P4"><text:s text:c="6"/>localStorage.removeItem('authToken');</text:p>
      <text:p text:style-name="P4"><text:s text:c="6"/>localStorage.removeItem('authUser');</text:p>
      <text:p text:style-name="P4"><text:s text:c="6"/>if (window.location.pathname !== '/login') {</text:p>
      <text:p text:style-name="P4"><text:s text:c="8"/>window.dispatchEvent(new CustomEvent('session-expired'));</text:p>
      <text:p text:style-name="P4"><text:s text:c="6"/>}</text:p>
      <text:p text:style-name="P4"><text:s text:c="4"/>}</text:p>
      <text:p text:style-name="P4"><text:s text:c="4"/>return Promise.reject(error);</text:p>
      <text:p text:style-name="P4"><text:s text:c="2"/>}</text:p>
      <text:p text:style-name="P4">);</text:p>
      <text:p text:style-name="P4"/>
      <text:p text:style-name="P4">export default {</text:p>
      <text:p text:style-name="P4"><text:s text:c="2"/>login(credentials) { return apiClient.post('/usuarios/login', credentials); },</text:p>
      <text:p text:style-name="P4"><text:s text:c="2"/>getUsuarios() { return apiClient.get('/usuarios/obtenerTodos'); },</text:p>
      <text:p text:style-name="P4"><text:s text:c="2"/>getProductos() { return apiClient.get('/productos/obtenerTodos'); },</text:p>
      <text:p text:style-name="P4"><text:s text:c="2"/>crearProducto(formData) {</text:p>
      <text:p text:style-name="P4"><text:s text:c="4"/>return apiClient.post('/productos/crear', formData, {</text:p>
      <text:p text:style-name="P4"><text:s text:c="6"/>headers: { 'Content-Type': 'multipart/form-data' },</text:p>
      <text:p text:style-name="P4"><text:s text:c="4"/>});</text:p>
      <text:p text:style-name="P4"><text:s text:c="2"/>},</text:p>
      <text:p text:style-name="P4"><text:s text:c="2"/>getPedidos() { return apiClient.get('/pedidos/obtenerTodos'); },</text:p>
      <text:p text:style-name="P6">};</text:p>
      <text:h text:style-name="P7" text:outline-level="3"><text:bookmark-start text:name="__RefHeading___Toc1065_531779298"/>Punto de Entrada del Frontend<text:bookmark-end text:name="__RefHeading___Toc1065_531779298"/></text:h>
      <text:p text:style-name="P21"><text:bookmark text:name="user-content-punto-de-entrada-del-frontend"/>// frontend/src/main.js</text:p>
      <text:p text:style-name="P4">import 'bootstrap/dist/css/bootstrap.min.css';</text:p>
      <text:p text:style-name="P4">import 'bootstrap/dist/js/bootstrap.bundle.min.js';</text:p>
      <text:p text:style-name="P4">import '@/assets/styles/global.css';</text:p>
      <text:p text:style-name="P4"/>
      <text:p text:style-name="P4">import { createApp } from 'vue';</text:p>
      <text:p text:style-name="P4">import App from './App.vue';</text:p>
      <text:p text:style-name="P4">import router from './router';</text:p>
      <text:p text:style-name="P4">import pinia from './store';</text:p>
      <text:p text:style-name="P4">import { autoblur } from './directives/autoblur';</text:p>
      <text:p text:style-name="P4"/>
      <text:p text:style-name="P4">const app = createApp(App);</text:p>
      <text:p text:style-name="P4"/>
      <text:p text:style-name="P4">app.use(pinia);</text:p>
      <text:p text:style-name="P4">app.use(router);</text:p>
      <text:p text:style-name="P4">app.directive('autoblur', autoblur);</text:p>
      <text:p text:style-name="P4"/>
      <text:p text:style-name="P6">app.mount('#app');</text:p>
      <text:p text:style-name="P10"/>
      <text:h text:style-name="P11" text:outline-level="2"><text:bookmark-start text:name="__RefHeading___Toc1067_531779298"/>3.5 Bootstrap 5, Popper.js y Bootstrap Icons<text:bookmark-end text:name="__RefHeading___Toc1067_531779298"/></text:h>
      <text:h text:style-name="P12" text:outline-level="3"><text:bookmark text:name="user-content-35-bootstrap-5-popperjs-y-bootstrap-icons"/><text:bookmark-start text:name="__RefHeading___Toc1069_531779298"/>Bootstrap 5<text:bookmark-end text:name="__RefHeading___Toc1069_531779298"/></text:h>
      <text:p text:style-name="P3"><text:bookmark text:name="user-content-bootstrap-5"/><text:span text:style-name="Strong_20_Emphasis">Bootstrap</text:span> es un framework CSS que proporciona:</text:p>
      <text:list text:style-name="L4">
        <text:list-item>
          <text:p text:style-name="P27">Sistema de grid responsive </text:p>
        </text:list-item>
        <text:list-item>
          <text:p text:style-name="P27">Componentes pre-construidos (botones, cards, modals, tables) </text:p>
        </text:list-item>
        <text:list-item>
          <text:p text:style-name="P27">Utilidades de spacing y typography </text:p>
        </text:list-item>
        <text:list-item>
          <text:p text:style-name="P28">JavaScript para interacciones (dropdowns, modals, tooltips) </text:p>
        </text:list-item>
      </text:list>
      <text:p text:style-name="P17">Ekonsumo usa Bootstrap para mantener un diseño consistente sin escribir CSS desde cero.</text:p>
      <text:h text:style-name="P7" text:outline-level="3"><text:bookmark-start text:name="__RefHeading___Toc1071_531779298"/>@popperjs/core<text:bookmark-end text:name="__RefHeading___Toc1071_531779298"/></text:h>
      <text:p text:style-name="P3"><text:bookmark text:name="user-content-popperjscore"/><text:span text:style-name="Strong_20_Emphasis">Popper.js</text:span> es la librería que Bootstrap usa para posicionar elementos flotantes (dropdowns, popovers, tooltips). Hace que estos elementos se posicionen correctamente respecto a su ancla.</text:p>
      <text:h text:style-name="P7" text:outline-level="3"><text:bookmark-start text:name="__RefHeading___Toc1073_531779298"/>bootstrap-icons<text:bookmark-end text:name="__RefHeading___Toc1073_531779298"/></text:h>
      <text:p text:style-name="P3"><text:bookmark text:name="user-content-bootstrap-icons"/><text:span text:style-name="Strong_20_Emphasis">Bootstrap Icons</text:span> es una biblioteca de iconos SVG coherente con Bootstrap. Ekonsumo los usa para iconografía consistente:</text:p>
      <text:p text:style-name="P4">&lt;i class="bi bi-person-circle"&gt;&lt;/i&gt;</text:p>
      <text:p text:style-name="P4">&lt;i class="bi bi-box-seam"&gt;&lt;/i&gt;</text:p>
      <text:p text:style-name="P6">&lt;i class="bi bi-cart-plus"&gt;&lt;/i&gt;</text:p>
      <text:p text:style-name="P10"/>
      <text:h text:style-name="P11" text:outline-level="2"><text:bookmark-start text:name="__RefHeading___Toc1075_531779298"/>3.6 Resumen de la Arquitectura Frontend<text:bookmark-end text:name="__RefHeading___Toc1075_531779298"/></text:h>
      <text:p text:style-name="P21"><text:bookmark text:name="user-content-36-resumen-de-la-arquitectura-frontend"/><text:span text:style-name="Source_20_Text">┌─────────────────────────────────────────────────────────────────┐</text:span></text:p>
      <text:p text:style-name="P4"><text:span text:style-name="Source_20_Text">│ <text:s text:c="19"/>FRONTEND (Vue 3 + Vite) <text:s text:c="21"/>│</text:span></text:p>
      <text:p text:style-name="P4"><text:span text:style-name="Source_20_Text">│ <text:s text:c="64"/>│</text:span></text:p>
      <text:p text:style-name="P4"><text:span text:style-name="Source_20_Text">│ <text:s/>main.js <text:s text:c="56"/>│</text:span></text:p>
      <text:p text:style-name="P4"><text:span text:style-name="Source_20_Text">│ <text:s text:c="3"/>├── createApp(App) <text:s text:c="41"/>│</text:span></text:p>
      <text:p text:style-name="P4"><text:span text:style-name="Source_20_Text">│ <text:s text:c="3"/>├── app.use(pinia) <text:s/>→ State management <text:s text:c="22"/>│</text:span></text:p>
      <text:p text:style-name="P4"><text:span text:style-name="Source_20_Text">│ <text:s text:c="3"/>├── app.use(router) → Navegación <text:s text:c="27"/>│</text:span></text:p>
      <text:p text:style-name="P4"><text:span text:style-name="Source_20_Text">│ <text:s text:c="3"/>└── app.directive('autoblur') → Directivas <text:s text:c="17"/>│</text:span></text:p>
      <text:p text:style-name="P4"><text:span text:style-name="Source_20_Text">│ <text:s text:c="64"/>│</text:span></text:p>
      <text:p text:style-name="P4"><text:span text:style-name="Source_20_Text">│ <text:s/>App.vue <text:s text:c="56"/>│</text:span></text:p>
      <text:p text:style-name="P4"><text:span text:style-name="Source_20_Text">│ <text:s text:c="3"/>├── NavBar.vue (siempre visible) <text:s text:c="27"/>│</text:span></text:p>
      <text:p text:style-name="P4"><text:span text:style-name="Source_20_Text">│ <text:s text:c="3"/>├── &lt;RouterView /&gt; (contenido dinámico según ruta) <text:s text:c="9"/>│</text:span></text:p>
      <text:p text:style-name="P4"><text:span text:style-name="Source_20_Text">│ <text:s text:c="3"/>└── FooterBar.vue (siempre visible) <text:s text:c="24"/>│</text:span></text:p>
      <text:p text:style-name="P4"><text:span text:style-name="Source_20_Text">│ <text:s text:c="64"/>│</text:span></text:p>
      <text:p text:style-name="P4"><text:span text:style-name="Source_20_Text">│ <text:s/>Components <text:s text:c="53"/>│</text:span></text:p>
      <text:p text:style-name="P4"><text:span text:style-name="Source_20_Text">│ <text:s text:c="3"/>├── useAuthStore() → Usuario autenticado <text:s text:c="19"/>│</text:span></text:p>
      <text:p text:style-name="P4"><text:span text:style-name="Source_20_Text">│ <text:s text:c="3"/>├── alertStore.showAlert() → Notificaciones <text:s text:c="17"/>│</text:span></text:p>
      <text:p text:style-name="P4"><text:span text:style-name="Source_20_Text">│ <text:s text:c="3"/>└── api.getProductos() → Comunicación con backend <text:s text:c="10"/>│</text:span></text:p>
      <text:p text:style-name="P4"><text:span text:style-name="Source_20_Text">│ <text:s text:c="64"/>│</text:span></text:p>
      <text:p text:style-name="P6"><text:span text:style-name="Source_20_Text">└─────────────────────────────────────────────────────────────────┘</text:span></text:p>
      <text:p text:style-name="P10"/>
      <text:h text:style-name="P1" text:outline-level="1"><text:bookmark-start text:name="__RefHeading___Toc1077_531779298"/><text:soft-page-break/>4. Entorno de Desarrollo: Tooling<text:bookmark-end text:name="__RefHeading___Toc1077_531779298"/></text:h>
      <text:p text:style-name="P3"><text:bookmark text:name="user-content-4-entorno-de-desarrollo-tooling"/>El tooling son las herramientas que facilitan el desarrollo, no las que forman parte de la aplicación final (son devDependencies).</text:p>
      <text:h text:style-name="P11" text:outline-level="2"><text:bookmark-start text:name="__RefHeading___Toc1079_531779298"/>4.1 Vite - El Build Tool Moderno<text:bookmark-end text:name="__RefHeading___Toc1079_531779298"/></text:h>
      <text:h text:style-name="P12" text:outline-level="3"><text:bookmark text:name="user-content-41-vite---el-build-tool-moderno"/><text:bookmark-start text:name="__RefHeading___Toc1081_531779298"/>¿Qué es Vite?<text:bookmark-end text:name="__RefHeading___Toc1081_531779298"/></text:h>
      <text:p text:style-name="P3"><text:bookmark text:name="user-content-qué-es-vite"/><text:span text:style-name="Strong_20_Emphasis">Vite</text:span> (del francés "rápido") es un build tool y dev server para proyectos web modernos. Creado por Evan You (el mismo creator de Vue), fue diseñado desde cero para aprovechar las características modernas de los navegadores.</text:p>
      <text:h text:style-name="P7" text:outline-level="3"><text:bookmark-start text:name="__RefHeading___Toc1083_531779298"/>¿Por qué Vite y no Webpack?<text:bookmark-end text:name="__RefHeading___Toc1083_531779298"/></text:h>
      <text:p text:style-name="P15"><text:bookmark text:name="user-content-por-qué-vite-y-no-webpack"/></text:p>
      <table:table table:name="Taula9" table:style-name="Taula9">
        <table:table-column table:style-name="Taula9.A"/>
        <table:table-column table:style-name="Taula9.B"/>
        <table:table-column table:style-name="Taula9.C"/>
        <table:table-header-rows>
          <table:table-row>
            <table:table-cell table:style-name="Taula9.A1" office:value-type="string">
              <text:p text:style-name="P13">Aspecto</text:p>
            </table:table-cell>
            <table:table-cell table:style-name="Taula9.A1" office:value-type="string">
              <text:p text:style-name="P13">Vite</text:p>
            </table:table-cell>
            <table:table-cell table:style-name="Taula9.A1" office:value-type="string">
              <text:p text:style-name="P13">Webpack</text:p>
            </table:table-cell>
          </table:table-row>
        </table:table-header-rows>
        <table:table-row>
          <table:table-cell table:style-name="Taula9.A1" office:value-type="string">
            <text:p text:style-name="P14">Arquitectura</text:p>
          </table:table-cell>
          <table:table-cell table:style-name="Taula9.A1" office:value-type="string">
            <text:p text:style-name="P14">ESM nativo en dev</text:p>
          </table:table-cell>
          <table:table-cell table:style-name="Taula9.A1" office:value-type="string">
            <text:p text:style-name="P14">Bundle todo en dev</text:p>
          </table:table-cell>
        </table:table-row>
        <table:table-row>
          <table:table-cell table:style-name="Taula9.A1" office:value-type="string">
            <text:p text:style-name="P14">Velocidad cold start</text:p>
          </table:table-cell>
          <table:table-cell table:style-name="Taula9.A1" office:value-type="string">
            <text:p text:style-name="P14">~100ms</text:p>
          </table:table-cell>
          <table:table-cell table:style-name="Taula9.A1" office:value-type="string">
            <text:p text:style-name="P14">~10-30s en proyectos grandes</text:p>
          </table:table-cell>
        </table:table-row>
        <table:table-row>
          <table:table-cell table:style-name="Taula9.A1" office:value-type="string">
            <text:p text:style-name="P14">Hot Module Replacement</text:p>
          </table:table-cell>
          <table:table-cell table:style-name="Taula9.A1" office:value-type="string">
            <text:p text:style-name="P14">Instantáneo</text:p>
          </table:table-cell>
          <table:table-cell table:style-name="Taula9.A1" office:value-type="string">
            <text:p text:style-name="P14">Rápido pero con bundle overhead</text:p>
          </table:table-cell>
        </table:table-row>
        <table:table-row>
          <table:table-cell table:style-name="Taula9.A1" office:value-type="string">
            <text:p text:style-name="P14">Configuración</text:p>
          </table:table-cell>
          <table:table-cell table:style-name="Taula9.A1" office:value-type="string">
            <text:p text:style-name="P14">Mínima</text:p>
          </table:table-cell>
          <table:table-cell table:style-name="Taula9.A1" office:value-type="string">
            <text:p text:style-name="P14">Compleja</text:p>
          </table:table-cell>
        </table:table-row>
        <table:table-row>
          <table:table-cell table:style-name="Taula9.A1" office:value-type="string">
            <text:p text:style-name="P14">Plugin ecosystem</text:p>
          </table:table-cell>
          <table:table-cell table:style-name="Taula9.A1" office:value-type="string">
            <text:p text:style-name="P14">Creciendo</text:p>
          </table:table-cell>
          <table:table-cell table:style-name="Taula9.A1" office:value-type="string">
            <text:p text:style-name="P14">Muy maduro</text:p>
          </table:table-cell>
        </table:table-row>
      </table:table>
      <text:h text:style-name="P7" text:outline-level="3"><text:bookmark-start text:name="__RefHeading___Toc1085_531779298"/>Concepto Clave: HMR y ESM Nativo<text:bookmark-end text:name="__RefHeading___Toc1085_531779298"/></text:h>
      <text:p text:style-name="P21"><text:bookmark text:name="user-content-concepto-clave-hmr-y-esm-nativo"/><text:span text:style-name="Source_20_Text">webpack (antiguo):</text:span></text:p>
      <text:p text:style-name="P4"><text:span text:style-name="Source_20_Text">1. Analiza todo el proyecto</text:span></text:p>
      <text:p text:style-name="P4"><text:span text:style-name="Source_20_Text">2. Crea un bundle único</text:span></text:p>
      <text:p text:style-name="P4"><text:span text:style-name="Source_20_Text">3. Sirve el bundle</text:span></text:p>
      <text:p text:style-name="P4"><text:span text:style-name="Source_20_Text">4. Si cambias 1 archivo → recrea TODO el bundle</text:span></text:p>
      <text:p text:style-name="P4"/>
      <text:p text:style-name="P4"><text:span text:style-name="Source_20_Text">vite (moderno):</text:span></text:p>
      <text:p text:style-name="P4"><text:span text:style-name="Source_20_Text">1. Sirve archivos ESM individuales directamente</text:span></text:p>
      <text:p text:style-name="P4"><text:span text:style-name="Source_20_Text">2. El navegador pide solo lo que necesita</text:span></text:p>
      <text:p text:style-name="P6"><text:span text:style-name="Source_20_Text">3. Si cambias 1 archivo → solo recargga ESE archivo (HMR)</text:span></text:p>
      <text:h text:style-name="P7" text:outline-level="3"><text:bookmark-start text:name="__RefHeading___Toc1087_531779298"/>Ejemplo Real: Configuración de Vite<text:bookmark-end text:name="__RefHeading___Toc1087_531779298"/></text:h>
      <text:p text:style-name="P21"><text:bookmark text:name="user-content-ejemplo-real-configuración-de-vite"/>// frontend/vite.config.mjs</text:p>
      <text:p text:style-name="P4">import { defineConfig } from 'vite';</text:p>
      <text:p text:style-name="P4">import vue from '@vitejs/plugin-vue';</text:p>
      <text:p text:style-name="P4">import { fileURLToPath, URL } from 'node:url';</text:p>
      <text:p text:style-name="P4"/>
      <text:p text:style-name="P4">export default defineConfig({</text:p>
      <text:p text:style-name="P4"><text:s text:c="2"/>plugins: [vue()],</text:p>
      <text:p text:style-name="P4"/>
      <text:p text:style-name="P4"><text:s text:c="2"/>test: {</text:p>
      <text:p text:style-name="P4"><text:s text:c="4"/>globals: true,</text:p>
      <text:p text:style-name="P4"><text:s text:c="4"/>environment: 'jsdom',</text:p>
      <text:p text:style-name="P4"><text:s text:c="4"/>include: ['src/**/*.test.js'],</text:p>
      <text:p text:style-name="P4"><text:s text:c="2"/>},</text:p>
      <text:p text:style-name="P4"/>
      <text:p text:style-name="P4"><text:s text:c="2"/>resolve: {</text:p>
      <text:p text:style-name="P4"><text:s text:c="4"/>alias: {</text:p>
      <text:p text:style-name="P4"><text:s text:c="6"/>'@': fileURLToPath(new URL('./src', import.meta.url)),</text:p>
      <text:p text:style-name="P4"><text:s text:c="4"/>},</text:p>
      <text:p text:style-name="P4"><text:s text:c="2"/>},</text:p>
      <text:p text:style-name="P4"/>
      <text:p text:style-name="P4"><text:s text:c="2"/>server: {</text:p>
      <text:p text:style-name="P4"><text:s text:c="4"/>port: 8080,</text:p>
      <text:p text:style-name="P4"><text:s text:c="4"/>open: true,</text:p>
      <text:p text:style-name="P4"><text:s text:c="4"/>proxy: {</text:p>
      <text:p text:style-name="P4"><text:s text:c="6"/>'/api': {</text:p>
      <text:p text:style-name="P4"><text:s text:c="8"/>target: 'http://localhost:3000',</text:p>
      <text:p text:style-name="P4"><text:s text:c="8"/>changeOrigin: true,</text:p>
      <text:p text:style-name="P4"><text:s text:c="6"/>},</text:p>
      <text:p text:style-name="P4"><text:s text:c="4"/>},</text:p>
      <text:p text:style-name="P4"><text:s text:c="2"/>},</text:p>
      <text:p text:style-name="P4"/>
      <text:p text:style-name="P4"><text:s text:c="2"/>build: {</text:p>
      <text:p text:style-name="P4"><text:s text:c="4"/>outDir: 'dist',</text:p>
      <text:p text:style-name="P4"><text:s text:c="4"/>minify: 'terser',</text:p>
      <text:p text:style-name="P4"><text:s text:c="4"/>rollupOptions: {</text:p>
      <text:p text:style-name="P4"><text:s text:c="6"/>output: {</text:p>
      <text:p text:style-name="P4"><text:s text:c="8"/>manualChunks: {</text:p>
      <text:p text:style-name="P4"><text:s text:c="10"/>vendor: ['vue', 'vue-router', 'pinia'],</text:p>
      <text:p text:style-name="P4"><text:s text:c="10"/>bootstrap: ['bootstrap'],</text:p>
      <text:p text:style-name="P4"><text:s text:c="8"/>},</text:p>
      <text:p text:style-name="P4"><text:s text:c="6"/>},</text:p>
      <text:p text:style-name="P4"><text:s text:c="4"/>},</text:p>
      <text:p text:style-name="P4"><text:s text:c="2"/>},</text:p>
      <text:p text:style-name="P6">});</text:p>
      <text:h text:style-name="P7" text:outline-level="3"><text:bookmark-start text:name="__RefHeading___Toc1089_531779298"/>Scripts de npm para Vite<text:bookmark-end text:name="__RefHeading___Toc1089_531779298"/></text:h>
      <text:p text:style-name="P21"><text:bookmark text:name="user-content-scripts-de-npm-para-vite"/>{</text:p>
      <text:p text:style-name="P4"><text:s text:c="2"/>"scripts": {</text:p>
      <text:p text:style-name="P4"><text:s text:c="4"/>"dev": "vite", <text:s text:c="19"/>// Iniciar dev server</text:p>
      <text:p text:style-name="P4"><text:s text:c="4"/>"build": "vite build", <text:s text:c="11"/>// Build para producción</text:p>
      <text:p text:style-name="P4"><text:s text:c="4"/>"build:dev": "vite build --mode development",</text:p>
      <text:p text:style-name="P4"><text:s text:c="4"/>"build:prod": "vite build --mode production",</text:p>
      <text:p text:style-name="P4"><text:s text:c="4"/>"preview": "vite preview", <text:s text:c="7"/>// Preview del build</text:p>
      <text:p text:style-name="P4"><text:s text:c="4"/>"test": "vitest run",</text:p>
      <text:p text:style-name="P4"><text:s text:c="4"/>"test:watch": "vitest",</text:p>
      <text:p text:style-name="P4"><text:s text:c="4"/>"lint": "eslint . --ext .vue,.js --fix"</text:p>
      <text:p text:style-name="P4"><text:s text:c="2"/>}</text:p>
      <text:p text:style-name="P6">}</text:p>
      <text:p text:style-name="P10"/>
      <text:h text:style-name="P11" text:outline-level="2"><text:bookmark-start text:name="__RefHeading___Toc1091_531779298"/>4.2 ESLint - Calidad y Consistencia del Código<text:bookmark-end text:name="__RefHeading___Toc1091_531779298"/></text:h>
      <text:h text:style-name="P12" text:outline-level="3"><text:bookmark text:name="user-content-42-eslint---calidad-y-consistencia-del-código"/><text:bookmark-start text:name="__RefHeading___Toc1093_531779298"/>¿Qué es ESLint?<text:bookmark-end text:name="__RefHeading___Toc1093_531779298"/></text:h>
      <text:p text:style-name="P3"><text:bookmark text:name="user-content-qué-es-eslint"/><text:span text:style-name="Strong_20_Emphasis">ESLint</text:span> es una herramienta de linting para JavaScript que analiza el código estáticamente y encuentra patrones problemáticos. Detecta:</text:p>
      <text:list text:style-name="L5">
        <text:list-item>
          <text:p text:style-name="P29">Errores de sintaxis </text:p>
        </text:list-item>
        <text:list-item>
          <text:p text:style-name="P29">Variables no usadas </text:p>
        </text:list-item>
        <text:list-item>
          <text:p text:style-name="P29">Conventions de código </text:p>
        </text:list-item>
        <text:list-item>
          <text:p text:style-name="P30">Bugs potenciales </text:p>
        </text:list-item>
      </text:list>
      <text:h text:style-name="P7" text:outline-level="3"><text:bookmark-start text:name="__RefHeading___Toc1095_531779298"/>¿Por qué ESLint?<text:bookmark-end text:name="__RefHeading___Toc1095_531779298"/></text:h>
      <text:p text:style-name="P21"><text:bookmark text:name="user-content-por-qué-eslint"/>// SIN ESLint: Este código tiene varios problemas</text:p>
      <text:p text:style-name="P4">const x = 1</text:p>
      <text:p text:style-name="P4">function foo(){</text:p>
      <text:p text:style-name="P4"><text:s text:c="2"/>for(var i=0;i&lt;10;i++){</text:p>
      <text:p text:style-name="P4"><text:s text:c="4"/>console.log(i)</text:p>
      <text:p text:style-name="P4"><text:s text:c="2"/>}</text:p>
      <text:p text:style-name="P4">}</text:p>
      <text:p text:style-name="P4"/>
      <text:p text:style-name="P4">// CON ESLint: Te avisa automáticamente</text:p>
      <text:p text:style-name="P4">// - 'x' is assigned a value but never used</text:p>
      <text:p text:style-name="P4">// - Missing semicolons</text:p>
      <text:p text:style-name="P6">// - Unexpected var, use let or const</text:p>
      <text:h text:style-name="P7" text:outline-level="3"><text:bookmark-start text:name="__RefHeading___Toc1097_531779298"/>Plugins en Ekonsumo Backend<text:bookmark-end text:name="__RefHeading___Toc1097_531779298"/></text:h>
      <text:p text:style-name="P21"><text:bookmark text:name="user-content-plugins-en-ekonsumo-backend"/>// backend/eslint.config.js</text:p>
      <text:p text:style-name="P4">module.exports = {</text:p>
      <text:p text:style-name="P4"><text:s text:c="2"/>env: {</text:p>
      <text:p text:style-name="P4"><text:s text:c="4"/>node: true,</text:p>
      <text:p text:style-name="P4"><text:s text:c="4"/>es2022: true,</text:p>
      <text:p text:style-name="P4"><text:s text:c="4"/>jest: true,</text:p>
      <text:p text:style-name="P4"><text:s text:c="2"/>},</text:p>
      <text:p text:style-name="P4"><text:s text:c="2"/>extends: [</text:p>
      <text:p text:style-name="P4"><text:s text:c="4"/>'eslint:recommended',</text:p>
      <text:p text:style-name="P4"><text:s text:c="4"/>'prettier', <text:s/>// Desactiva reglas que conflictúan con Prettier</text:p>
      <text:p text:style-name="P4"><text:s text:c="2"/>],</text:p>
      <text:p text:style-name="P4"><text:s text:c="2"/>plugins: ['prettier'],</text:p>
      <text:p text:style-name="P4"><text:s text:c="2"/>rules: {</text:p>
      <text:p text:style-name="P4"><text:s text:c="4"/>'prettier/prettier': 'error',</text:p>
      <text:p text:style-name="P4"><text:s text:c="4"/>'no-unused-vars': 'warn',</text:p>
      <text:p text:style-name="P4"><text:s text:c="4"/>'no-console': 'off', // Permitir console en backend</text:p>
      <text:p text:style-name="P4"><text:s text:c="2"/>},</text:p>
      <text:p text:style-name="P6">};</text:p>
      <text:h text:style-name="P7" text:outline-level="3"><text:bookmark-start text:name="__RefHeading___Toc1099_531779298"/>Plugins en Ekonsumo Frontend<text:bookmark-end text:name="__RefHeading___Toc1099_531779298"/></text:h>
      <text:p text:style-name="P21"><text:bookmark text:name="user-content-plugins-en-ekonsumo-frontend"/>{</text:p>
      <text:p text:style-name="P4"><text:s text:c="2"/>"devDependencies": {</text:p>
      <text:p text:style-name="P4"><text:s text:c="4"/>"@eslint/js": "^10.0.1",</text:p>
      <text:p text:style-name="P4"><text:s text:c="4"/>"eslint": "^10.0.3",</text:p>
      <text:p text:style-name="P4"><text:s text:c="4"/>"eslint-plugin-vue": "^10.8.0",</text:p>
      <text:p text:style-name="P4"><text:s text:c="4"/>"globals": "^17.4.0"</text:p>
      <text:p text:style-name="P4"><text:s text:c="2"/>}</text:p>
      <text:p text:style-name="P6">}</text:p>
      <text:h text:style-name="P7" text:outline-level="3"><text:bookmark-start text:name="__RefHeading___Toc1101_531779298"/>Uso<text:bookmark-end text:name="__RefHeading___Toc1101_531779298"/></text:h>
      <text:p text:style-name="P21"><text:bookmark text:name="user-content-uso"/>npm run lint <text:s text:c="9"/># Verificar (frontend)</text:p>
      <text:p text:style-name="P6">npm run lint:backend <text:s/># Verificar (backend)</text:p>
      <text:p text:style-name="P10"/>
      <text:h text:style-name="P11" text:outline-level="2"><text:bookmark-start text:name="__RefHeading___Toc1103_531779298"/><text:soft-page-break/>4.3 Prettier - Formateo Automatizado<text:bookmark-end text:name="__RefHeading___Toc1103_531779298"/></text:h>
      <text:h text:style-name="P12" text:outline-level="3"><text:bookmark text:name="user-content-43-prettier---formateo-automatizado"/><text:bookmark-start text:name="__RefHeading___Toc1105_531779298"/>¿Qué es Prettier?<text:bookmark-end text:name="__RefHeading___Toc1105_531779298"/></text:h>
      <text:p text:style-name="P3"><text:bookmark text:name="user-content-qué-es-prettier"/><text:span text:style-name="Strong_20_Emphasis">Prettier</text:span> es un formateador de código que asegura consistencia <text:span text:style-name="T3">de estilo</text:span> en todo el proyecto.</text:p>
      <text:h text:style-name="P7" text:outline-level="3"><text:bookmark-start text:name="__RefHeading___Toc1107_531779298"/>Diferencia entre ESLint y Prettier<text:bookmark-end text:name="__RefHeading___Toc1107_531779298"/></text:h>
      <text:p text:style-name="P15"><text:bookmark text:name="user-content-diferencia-entre-eslint-y-prettier"/></text:p>
      <table:table table:name="Taula10" table:style-name="Taula10">
        <table:table-column table:style-name="Taula10.A"/>
        <table:table-column table:style-name="Taula10.B"/>
        <table:table-column table:style-name="Taula10.C"/>
        <table:table-header-rows>
          <table:table-row>
            <table:table-cell table:style-name="Taula10.A1" office:value-type="string">
              <text:p text:style-name="P13">Aspecto</text:p>
            </table:table-cell>
            <table:table-cell table:style-name="Taula10.A1" office:value-type="string">
              <text:p text:style-name="P13">ESLint</text:p>
            </table:table-cell>
            <table:table-cell table:style-name="Taula10.A1" office:value-type="string">
              <text:p text:style-name="P13">Prettier</text:p>
            </table:table-cell>
          </table:table-row>
        </table:table-header-rows>
        <table:table-row>
          <table:table-cell table:style-name="Taula10.A1" office:value-type="string">
            <text:p text:style-name="P14">Propósito</text:p>
          </table:table-cell>
          <table:table-cell table:style-name="Taula10.A1" office:value-type="string">
            <text:p text:style-name="P14">Detectar errores y bugs</text:p>
          </table:table-cell>
          <table:table-cell table:style-name="Taula10.A1" office:value-type="string">
            <text:p text:style-name="P14">Formatear código</text:p>
          </table:table-cell>
        </table:table-row>
        <table:table-row>
          <table:table-cell table:style-name="Taula10.A1" office:value-type="string">
            <text:p text:style-name="P14">¿Qué analiza?</text:p>
          </table:table-cell>
          <table:table-cell table:style-name="Taula10.A1" office:value-type="string">
            <text:p text:style-name="P14">Código</text:p>
          </table:table-cell>
          <table:table-cell table:style-name="Taula10.A1" office:value-type="string">
            <text:p text:style-name="P14">Estilo (espacios, comas, etc.)</text:p>
          </table:table-cell>
        </table:table-row>
        <table:table-row>
          <table:table-cell table:style-name="Taula10.A1" office:value-type="string">
            <text:p text:style-name="P14">¿Cambia código?</text:p>
          </table:table-cell>
          <table:table-cell table:style-name="Taula10.A1" office:value-type="string">
            <text:p text:style-name="P14">No (solo avisa)</text:p>
          </table:table-cell>
          <table:table-cell table:style-name="Taula10.A1" office:value-type="string">
            <text:p text:style-name="P14">Sí (lo reformatea)</text:p>
          </table:table-cell>
        </table:table-row>
        <table:table-row>
          <table:table-cell table:style-name="Taula10.A1" office:value-type="string">
            <text:p text:style-name="P14">¿Compatible con el otro?</text:p>
          </table:table-cell>
          <table:table-cell table:style-name="Taula10.A1" office:value-type="string">
            <text:p text:style-name="P14">Sí (plugin eslint-config-prettier)</text:p>
          </table:table-cell>
          <table:table-cell table:style-name="Taula10.A1" office:value-type="string">
            <text:p text:style-name="P31"/>
          </table:table-cell>
        </table:table-row>
      </table:table>
      <text:h text:style-name="P7" text:outline-level="3"><text:bookmark-start text:name="__RefHeading___Toc1109_531779298"/>Ejemplo de Conflictos Resueltos<text:bookmark-end text:name="__RefHeading___Toc1109_531779298"/></text:h>
      <text:p text:style-name="P21"><text:bookmark text:name="user-content-ejemplo-de-conflictos-resueltos"/>// ESLint quiere: semicolon, single quote</text:p>
      <text:p text:style-name="P4">// Prettier quiere: no semicolon, double quote</text:p>
      <text:p text:style-name="P4"/>
      <text:p text:style-name="P4">// eslint-config-prettier desactiva las reglas de estilo de ESLint</text:p>
      <text:p text:style-name="P4">// Prettier tiene la última palabra sobre estilos</text:p>
      <text:p text:style-name="P6">// ESLint se enfoca en lógica/bugs</text:p>
      <text:p text:style-name="P10"/>
      <text:h text:style-name="P11" text:outline-level="2"><text:bookmark-start text:name="__RefHeading___Toc1111_531779298"/>4.4 Sass - Potenciando el CSS<text:bookmark-end text:name="__RefHeading___Toc1111_531779298"/></text:h>
      <text:h text:style-name="P12" text:outline-level="3"><text:bookmark text:name="user-content-44-sass---potenciando-el-css"/><text:bookmark-start text:name="__RefHeading___Toc1113_531779298"/>¿Qué es Sass?<text:bookmark-end text:name="__RefHeading___Toc1113_531779298"/></text:h>
      <text:p text:style-name="P3"><text:bookmark text:name="user-content-qué-es-sass"/><text:span text:style-name="Strong_20_Emphasis">Sass</text:span> (Syntactically Awesome Style Sheets) es un preprocesador CSS que extiende CSS con:</text:p>
      <text:list text:style-name="L6">
        <text:list-item>
          <text:p text:style-name="P32"><text:span text:style-name="Strong_20_Emphasis">Variables</text:span>: Reutilizar valores </text:p>
        </text:list-item>
        <text:list-item>
          <text:p text:style-name="P32"><text:span text:style-name="Strong_20_Emphasis">Nesting</text:span>: Anidar selectores </text:p>
        </text:list-item>
        <text:list-item>
          <text:p text:style-name="P32"><text:span text:style-name="Strong_20_Emphasis">Mixins</text:span>: Bloques reutilizables de CSS </text:p>
        </text:list-item>
        <text:list-item>
          <text:p text:style-name="P33"><text:span text:style-name="Strong_20_Emphasis">Partials e imports</text:span>: Modularidad </text:p>
        </text:list-item>
      </text:list>
      <text:h text:style-name="P7" text:outline-level="3"><text:bookmark-start text:name="__RefHeading___Toc1115_531779298"/>Ejemplo de Sass<text:bookmark-end text:name="__RefHeading___Toc1115_531779298"/></text:h>
      <text:p text:style-name="P21"><text:bookmark text:name="user-content-ejemplo-de-sass"/>// Variables</text:p>
      <text:p text:style-name="P4">$primary-color: #2c7a7b;</text:p>
      <text:p text:style-name="P4">$secondary-color: #38b2ac;</text:p>
      <text:p text:style-name="P4">$font-stack: 'Avenir', Helvetica, Arial, sans-serif;</text:p>
      <text:p text:style-name="P4"/>
      <text:p text:style-name="P4">// Mixin</text:p>
      <text:p text:style-name="P4">@mixin flex-center {</text:p>
      <text:p text:style-name="P4"><text:s text:c="2"/>display: flex;</text:p>
      <text:p text:style-name="P4"><text:s text:c="2"/>justify-content: center;</text:p>
      <text:p text:style-name="P4"><text:s text:c="2"/>align-items: center;</text:p>
      <text:p text:style-name="P4">}</text:p>
      <text:p text:style-name="P4"/>
      <text:p text:style-name="P4">// Nesting</text:p>
      <text:p text:style-name="P4">.navbar {</text:p>
      <text:p text:style-name="P4"><text:s text:c="2"/>background-color: $primary-color;</text:p>
      <text:p text:style-name="P4"/>
      <text:p text:style-name="P4"><text:s text:c="2"/>.nav-link {</text:p>
      <text:p text:style-name="P4"><text:s text:c="4"/>color: white;</text:p>
      <text:p text:style-name="P4"/>
      <text:p text:style-name="P4"><text:s text:c="4"/>&amp;:hover {</text:p>
      <text:p text:style-name="P4"><text:s text:c="6"/>color: $secondary-color;</text:p>
      <text:p text:style-name="P4"><text:s text:c="4"/>}</text:p>
      <text:p text:style-name="P4"><text:s text:c="2"/>}</text:p>
      <text:p text:style-name="P4">}</text:p>
      <text:p text:style-name="P4"/>
      <text:p text:style-name="P4">// Uso</text:p>
      <text:p text:style-name="P4">.header {</text:p>
      <text:p text:style-name="P4"><text:s text:c="2"/>@include flex-center;</text:p>
      <text:p text:style-name="P4"><text:s text:c="2"/>font-family: $font-stack;</text:p>
      <text:p text:style-name="P6">}</text:p>
      <text:h text:style-name="P7" text:outline-level="3"><text:bookmark-start text:name="__RefHeading___Toc1117_531779298"/>Compilación a CSS<text:bookmark-end text:name="__RefHeading___Toc1117_531779298"/></text:h>
      <text:p text:style-name="P3"><text:bookmark text:name="user-content-compilación-a-css"/>Vite (a través de plugins) compila automáticamente los archivos <text:span text:style-name="Source_20_Text">.scss</text:span> a CSS válido que los navegadores entienden.</text:p>
      <text:p text:style-name="P10"/>
      <text:h text:style-name="P1" text:outline-level="1"><text:bookmark-start text:name="__RefHeading___Toc1119_531779298"/>5. Ecosistema de Pruebas y Calidad<text:bookmark-end text:name="__RefHeading___Toc1119_531779298"/></text:h>
      <text:h text:style-name="P2" text:outline-level="2"><text:bookmark text:name="user-content-5-ecosistema-de-pruebas-y-calidad"/><text:bookmark-start text:name="__RefHeading___Toc1121_531779298"/>5.1 Backend: Jest + supertest<text:bookmark-end text:name="__RefHeading___Toc1121_531779298"/></text:h>
      <text:h text:style-name="P12" text:outline-level="3"><text:bookmark text:name="user-content-51-backend-jest--supertest"/><text:bookmark-start text:name="__RefHeading___Toc1123_531779298"/>¿Qué es Jest?<text:bookmark-end text:name="__RefHeading___Toc1123_531779298"/></text:h>
      <text:p text:style-name="P3"><text:bookmark text:name="user-content-qué-es-jest"/><text:span text:style-name="Strong_20_Emphasis">Jest</text:span> es un test runner de Facebook (ahora Meta) popularizado por React pero usado en todo el ecosistema JavaScript. Proporciona:</text:p>
      <text:list text:style-name="L7">
        <text:list-item>
          <text:p text:style-name="P34">Test runner con parallel execution </text:p>
        </text:list-item>
        <text:list-item>
          <text:p text:style-name="P34">Mocking integrado </text:p>
        </text:list-item>
        <text:list-item>
          <text:p text:style-name="P34">Coverage reporting </text:p>
        </text:list-item>
        <text:list-item>
          <text:p text:style-name="P35">Watch mode para desarrollo </text:p>
        </text:list-item>
      </text:list>
      <text:h text:style-name="P7" text:outline-level="3"><text:bookmark-start text:name="__RefHeading___Toc1125_531779298"/>¿Qué es supertest?<text:bookmark-end text:name="__RefHeading___Toc1125_531779298"/></text:h>
      <text:p text:style-name="P3"><text:bookmark text:name="user-content-qué-es-supertest"/><text:span text:style-name="Strong_20_Emphasis">supertest</text:span> es una librería que permite hacer solicitudes HTTP a Express sin necesidad de un servidor real. Ideal para tests de integración de APIs.</text:p>
      <text:h text:style-name="P7" text:outline-level="3"><text:bookmark-start text:name="__RefHeading___Toc1127_531779298"/>Ejemplo Real: Test de Ruta<text:bookmark-end text:name="__RefHeading___Toc1127_531779298"/></text:h>
      <text:p text:style-name="P21"><text:bookmark text:name="user-content-ejemplo-real-test-de-ruta"/>// backend/tests/routes/usuarioRoutes.test.js</text:p>
      <text:p text:style-name="P4">const request = require('supertest');</text:p>
      <text:p text:style-name="P4">const app = require('../../index');</text:p>
      <text:p text:style-name="P4"/>
      <text:p text:style-name="P4">describe('POST /api/usuarios/login', () =&gt; {</text:p>
      <text:p text:style-name="P4"><text:s text:c="2"/>it('should return 401 for invalid credentials', async () =&gt; {</text:p>
      <text:p text:style-name="P4"><text:s text:c="4"/>const response = await request(app)</text:p>
      <text:p text:style-name="P4"><text:s text:c="6"/>.post('/api/usuarios/login')</text:p>
      <text:p text:style-name="P4"><text:s text:c="6"/>.send({ correoOMovil: 'invalid@test.com', password: 'wrong' })</text:p>
      <text:p text:style-name="P4"><text:s text:c="6"/>.expect('Content-Type', /json/)</text:p>
      <text:p text:style-name="P4"><text:s text:c="6"/>.expect(401);</text:p>
      <text:p text:style-name="P4"/>
      <text:p text:style-name="P4"><text:s text:c="4"/>expect(response.body).toHaveProperty('message');</text:p>
      <text:p text:style-name="P4"><text:s text:c="2"/>});</text:p>
      <text:p text:style-name="P4"/>
      <text:p text:style-name="P4"><text:s text:c="2"/>it('should return 400 for missing fields', async () =&gt; {</text:p>
      <text:p text:style-name="P4"><text:s text:c="4"/>const response = await request(app)</text:p>
      <text:p text:style-name="P4"><text:s text:c="6"/>.post('/api/usuarios/login')</text:p>
      <text:p text:style-name="P4"><text:s text:c="6"/>.send({})</text:p>
      <text:p text:style-name="P4"><text:s text:c="6"/>.expect(400);</text:p>
      <text:p text:style-name="P4"/>
      <text:p text:style-name="P4"><text:s text:c="4"/>expect(response.body).toHaveProperty('message', 'Error de validación');</text:p>
      <text:p text:style-name="P4"><text:s text:c="2"/>});</text:p>
      <text:p text:style-name="P6">});</text:p>
      <text:h text:style-name="P7" text:outline-level="3"><text:bookmark-start text:name="__RefHeading___Toc1129_531779298"/>Ejemplo Real: Test de Model<text:bookmark-end text:name="__RefHeading___Toc1129_531779298"/></text:h>
      <text:p text:style-name="P21"><text:bookmark text:name="user-content-ejemplo-real-test-de-model"/>// backend/tests/models/usuarioModel.test.js</text:p>
      <text:p text:style-name="P4">const pool = require('../../src/config/db');</text:p>
      <text:p text:style-name="P4"/>
      <text:p text:style-name="P4">describe('Usuario Model', () =&gt; {</text:p>
      <text:p text:style-name="P4"><text:s text:c="2"/>beforeAll(async () =&gt; {</text:p>
      <text:p text:style-name="P4"><text:s text:c="4"/>// Setup: crear usuario de test</text:p>
      <text:p text:style-name="P4"><text:s text:c="2"/>});</text:p>
      <text:p text:style-name="P4"/>
      <text:p text:style-name="P4"><text:s text:c="2"/>afterAll(async () =&gt; {</text:p>
      <text:p text:style-name="P4"><text:s text:c="4"/>// Cleanup: eliminar usuario de test</text:p>
      <text:p text:style-name="P4"><text:s text:c="4"/>await pool.end();</text:p>
      <text:p text:style-name="P4"><text:s text:c="2"/>});</text:p>
      <text:p text:style-name="P4"/>
      <text:p text:style-name="P4"><text:s text:c="2"/>describe('findByEmailOrMobile', () =&gt; {</text:p>
      <text:p text:style-name="P4"><text:s text:c="4"/>it('should find user by email', async () =&gt; {</text:p>
      <text:p text:style-name="P4"><text:s text:c="6"/>const user = await Usuario.findByEmailOrMobile('test@test.com');</text:p>
      <text:p text:style-name="P4"><text:s text:c="6"/>expect(user).toBeDefined();</text:p>
      <text:p text:style-name="P4"><text:s text:c="6"/>expect(user.correo).toBe('test@test.com');</text:p>
      <text:p text:style-name="P4"><text:s text:c="4"/>});</text:p>
      <text:p text:style-name="P4"/>
      <text:p text:style-name="P4"><text:s text:c="4"/>it('should return undefined for non-existent email', async () =&gt; {</text:p>
      <text:p text:style-name="P4"><text:s text:c="6"/>const user = await Usuario.findByEmailOrMobile('nonexistent@test.com');</text:p>
      <text:p text:style-name="P4"><text:s text:c="6"/>expect(user).toBeUndefined();</text:p>
      <text:p text:style-name="P4"><text:s text:c="4"/>});</text:p>
      <text:p text:style-name="P4"><text:s text:c="2"/>});</text:p>
      <text:p text:style-name="P6">});</text:p>
      <text:h text:style-name="P7" text:outline-level="3"><text:bookmark-start text:name="__RefHeading___Toc1131_531779298"/>Configuración de Jest<text:bookmark-end text:name="__RefHeading___Toc1131_531779298"/></text:h>
      <text:p text:style-name="P21"><text:bookmark text:name="user-content-configuración-de-jest"/>// backend/jest.config.js</text:p>
      <text:p text:style-name="P4">module.exports = {</text:p>
      <text:p text:style-name="P4"><text:s text:c="2"/>testEnvironment: 'node',</text:p>
      <text:p text:style-name="P4"><text:soft-page-break/><text:s text:c="2"/>testMatch: ['**/tests/**/*.test.js'],</text:p>
      <text:p text:style-name="P4"><text:s text:c="2"/>collectCoverageFrom: ['src/**/*.js', '!src/jobs/**', '!src/index.js'],</text:p>
      <text:p text:style-name="P4"><text:s text:c="2"/>coverageDirectory: 'coverage',</text:p>
      <text:p text:style-name="P4"><text:s text:c="2"/>verbose: true,</text:p>
      <text:p text:style-name="P4"><text:s text:c="2"/>runInBand: true, // Ejecutar secuencialmente (para tests de BD)</text:p>
      <text:p text:style-name="P4"><text:s text:c="2"/>setupFilesAfterEnv: ['./tests/setup.js'],</text:p>
      <text:p text:style-name="P6">};</text:p>
      <text:h text:style-name="P7" text:outline-level="3"><text:bookmark-start text:name="__RefHeading___Toc1133_531779298"/>Scripts de npm para Testing<text:bookmark-end text:name="__RefHeading___Toc1133_531779298"/></text:h>
      <text:p text:style-name="P21"><text:bookmark text:name="user-content-scripts-de-npm-para-testing"/>{</text:p>
      <text:p text:style-name="P4"><text:s text:c="2"/>"scripts": {</text:p>
      <text:p text:style-name="P4"><text:s text:c="4"/>"test": "NODE_ENV=test jest --runInBand",</text:p>
      <text:p text:style-name="P4"><text:s text:c="4"/>"test:watch": "NODE_ENV=test jest --watchAll",</text:p>
      <text:p text:style-name="P4"><text:s text:c="4"/>"test:coverage": "NODE_ENV=test jest --coverage --runInBand"</text:p>
      <text:p text:style-name="P4"><text:s text:c="2"/>}</text:p>
      <text:p text:style-name="P6">}</text:p>
      <text:p text:style-name="P10"/>
      <text:h text:style-name="P11" text:outline-level="2"><text:bookmark-start text:name="__RefHeading___Toc1135_531779298"/>5.2 Frontend: Vitest + jsdom + @vue/test-utils<text:bookmark-end text:name="__RefHeading___Toc1135_531779298"/></text:h>
      <text:h text:style-name="P12" text:outline-level="3"><text:bookmark text:name="user-content-52-frontend-vitest--jsdom--vuetest-utils"/><text:bookmark-start text:name="__RefHeading___Toc1137_531779298"/>¿Qué es Vitest?<text:bookmark-end text:name="__RefHeading___Toc1137_531779298"/></text:h>
      <text:p text:style-name="P3"><text:bookmark text:name="user-content-qué-es-vitest"/><text:span text:style-name="Strong_20_Emphasis">Vitest</text:span> es un test runner creado por el equipo de Vite, diseñado para integrarse perfectamente con proyectos Vite. Es:</text:p>
      <text:list text:style-name="L8">
        <text:list-item>
          <text:p text:style-name="P36">Compatible con Jest API (misma sintaxis) </text:p>
        </text:list-item>
        <text:list-item>
          <text:p text:style-name="P36">Más rápido que Jest (usa HMR engine de Vite) </text:p>
        </text:list-item>
        <text:list-item>
          <text:p text:style-name="P37">Soporta ESM nativo </text:p>
        </text:list-item>
      </text:list>
      <text:h text:style-name="P7" text:outline-level="3"><text:bookmark-start text:name="__RefHeading___Toc1139_531779298"/>¿Qué es jsdom?<text:bookmark-end text:name="__RefHeading___Toc1139_531779298"/></text:h>
      <text:p text:style-name="P3"><text:bookmark text:name="user-content-qué-es-jsdom"/><text:span text:style-name="Strong_20_Emphasis">jsdom</text:span> es una implementación de navegador en JavaScript puro. Crea un DOM virtual para que los tests puedan ejecutar código que espera un navegador (como <text:span text:style-name="Source_20_Text">document.querySelector()</text:span>).</text:p>
      <text:h text:style-name="P7" text:outline-level="3"><text:bookmark-start text:name="__RefHeading___Toc1141_531779298"/>¿Qué es @vue/test-utils?<text:bookmark-end text:name="__RefHeading___Toc1141_531779298"/></text:h>
      <text:p text:style-name="P3"><text:bookmark text:name="user-content-qué-es-vuetest-utils"/><text:span text:style-name="Strong_20_Emphasis">@vue/test-utils</text:span> es la librería oficial de testing para Vue 3. Proporciona funciones para:</text:p>
      <text:list text:style-name="L9">
        <text:list-item>
          <text:p text:style-name="P38">Montar componentes Vue en tests </text:p>
        </text:list-item>
        <text:list-item>
          <text:p text:style-name="P38">Simular interacciones de usuario </text:p>
        </text:list-item>
        <text:list-item>
          <text:p text:style-name="P39">Acceder y verificar el output del componente </text:p>
        </text:list-item>
      </text:list>
      <text:h text:style-name="P7" text:outline-level="3"><text:bookmark-start text:name="__RefHeading___Toc1143_531779298"/>Ejemplo Real: Test de Pinia Store<text:bookmark-end text:name="__RefHeading___Toc1143_531779298"/></text:h>
      <text:p text:style-name="P21"><text:bookmark text:name="user-content-ejemplo-real-test-de-pinia-store"/>// frontend/src/store/index.test.js</text:p>
      <text:p text:style-name="P4">import { setActivePinia, createPinia } from 'pinia';</text:p>
      <text:p text:style-name="P4">import { useAuthStore } from './index';</text:p>
      <text:p text:style-name="P4"/>
      <text:p text:style-name="P4">describe('useAuthStore', () =&gt; {</text:p>
      <text:p text:style-name="P4"><text:s text:c="2"/>beforeEach(() =&gt; {</text:p>
      <text:p text:style-name="P4"><text:s text:c="4"/>// Crear un pinia fresco antes de cada test</text:p>
      <text:p text:style-name="P4"><text:s text:c="4"/>setActivePinia(createPinia());</text:p>
      <text:p text:style-name="P4"><text:s text:c="4"/>localStorage.clear();</text:p>
      <text:p text:style-name="P4"><text:s text:c="2"/>});</text:p>
      <text:p text:style-name="P4"/>
      <text:p text:style-name="P4"><text:s text:c="2"/>describe('login', () =&gt; {</text:p>
      <text:p text:style-name="P4"><text:s text:c="4"/>it('should set authenticated state', () =&gt; {</text:p>
      <text:p text:style-name="P4"><text:s text:c="6"/>const authStore = useAuthStore();</text:p>
      <text:p text:style-name="P4"/>
      <text:p text:style-name="P4"><text:s text:c="6"/>authStore.login({</text:p>
      <text:p text:style-name="P4"><text:s text:c="8"/>token: 'valid.jwt.token',</text:p>
      <text:p text:style-name="P4"><text:s text:c="8"/>user: { id_usuario: 1, nombre: 'Test', correo: 'test@test.com', rol: 'admin' },</text:p>
      <text:p text:style-name="P4"><text:s text:c="6"/>});</text:p>
      <text:p text:style-name="P4"/>
      <text:p text:style-name="P4"><text:s text:c="6"/>expect(authStore.isAuthenticated).toBe(true);</text:p>
      <text:p text:style-name="P4"><text:s text:c="6"/>expect(authStore.user.nombre).toBe('Test');</text:p>
      <text:p text:style-name="P4"><text:s text:c="6"/>expect(localStorage.getItem('authToken')).toBe('valid.jwt.token');</text:p>
      <text:p text:style-name="P4"><text:s text:c="4"/>});</text:p>
      <text:p text:style-name="P4"><text:s text:c="2"/>});</text:p>
      <text:p text:style-name="P4"/>
      <text:p text:style-name="P4"><text:s text:c="2"/>describe('logout', () =&gt; {</text:p>
      <text:p text:style-name="P4"><text:s text:c="4"/>it('should clear auth state', () =&gt; {</text:p>
      <text:p text:style-name="P4"><text:s text:c="6"/>const authStore = useAuthStore();</text:p>
      <text:p text:style-name="P4"/>
      <text:p text:style-name="P4"><text:s text:c="6"/>authStore.login({ token: 'test', user: { id_usuario: 1, nombre: 'Test', rol: 'user' } });</text:p>
      <text:p text:style-name="P4"><text:s text:c="6"/>authStore.logout();</text:p>
      <text:p text:style-name="P4"/>
      <text:p text:style-name="P4"><text:s text:c="6"/>expect(authStore.isAuthenticated).toBe(false);</text:p>
      <text:p text:style-name="P4"><text:s text:c="6"/>expect(authStore.user.id_usuario).toBeNull();</text:p>
      <text:p text:style-name="P4"><text:s text:c="4"/>});</text:p>
      <text:p text:style-name="P4"><text:s text:c="2"/>});</text:p>
      <text:p text:style-name="P6">});</text:p>
      <text:h text:style-name="P7" text:outline-level="3"><text:bookmark-start text:name="__RefHeading___Toc1145_531779298"/>Ejemplo Real: Test de Alert Store<text:bookmark-end text:name="__RefHeading___Toc1145_531779298"/></text:h>
      <text:p text:style-name="P21"><text:bookmark text:name="user-content-ejemplo-real-test-de-alert-store"/>// frontend/src/store/alertStore.test.js</text:p>
      <text:p text:style-name="P4">import { alertStore } from './alertStore';</text:p>
      <text:p text:style-name="P4"/>
      <text:p text:style-name="P4">describe('alertStore', () =&gt; {</text:p>
      <text:p text:style-name="P4"><text:s text:c="2"/>beforeEach(() =&gt; {</text:p>
      <text:p text:style-name="P4"><text:s text:c="4"/>jest.useFakeTimers();</text:p>
      <text:p text:style-name="P4"><text:s text:c="4"/>alertStore.clearAlert();</text:p>
      <text:p text:style-name="P4"><text:s text:c="2"/>});</text:p>
      <text:p text:style-name="P4"/>
      <text:p text:style-name="P4"><text:s text:c="2"/>afterEach(() =&gt; {</text:p>
      <text:p text:style-name="P4"><text:s text:c="4"/>jest.useRealTimers();</text:p>
      <text:p text:style-name="P4"><text:s text:c="2"/>});</text:p>
      <text:p text:style-name="P4"/>
      <text:p text:style-name="P4"><text:s text:c="2"/>describe('showAlert', () =&gt; {</text:p>
      <text:p text:style-name="P4"><text:s text:c="4"/>it('should set message and type', () =&gt; {</text:p>
      <text:p text:style-name="P4"><text:s text:c="6"/>alertStore.showAlert('Test message', 'success');</text:p>
      <text:p text:style-name="P4"/>
      <text:p text:style-name="P4"><text:s text:c="6"/>expect(alertStore.message).toBe('Test message');</text:p>
      <text:p text:style-name="P4"><text:s text:c="6"/>expect(alertStore.type).toBe('success');</text:p>
      <text:p text:style-name="P4"><text:s text:c="4"/>});</text:p>
      <text:p text:style-name="P4"/>
      <text:p text:style-name="P4"><text:s text:c="4"/>it('should auto-clear after duration', () =&gt; {</text:p>
      <text:p text:style-name="P4"><text:s text:c="6"/>alertStore.showAlert('Test', 'success', 2000);</text:p>
      <text:p text:style-name="P4"/>
      <text:p text:style-name="P4"><text:s text:c="6"/>expect(alertStore.message).toBe('Test');</text:p>
      <text:p text:style-name="P4"/>
      <text:p text:style-name="P4"><text:s text:c="6"/>jest.advanceTimersByTime(2000);</text:p>
      <text:p text:style-name="P4"/>
      <text:p text:style-name="P4"><text:s text:c="6"/>expect(alertStore.message).toBe('');</text:p>
      <text:p text:style-name="P4"><text:s text:c="6"/>expect(alertStore.type).toBe('');</text:p>
      <text:p text:style-name="P4"><text:s text:c="4"/>});</text:p>
      <text:p text:style-name="P4"><text:s text:c="2"/>});</text:p>
      <text:p text:style-name="P6">});</text:p>
      <text:h text:style-name="P7" text:outline-level="3"><text:bookmark-start text:name="__RefHeading___Toc1147_531779298"/>Configuración de Vitest<text:bookmark-end text:name="__RefHeading___Toc1147_531779298"/></text:h>
      <text:p text:style-name="P21"><text:bookmark text:name="user-content-configuración-de-vitest"/>// frontend/vite.config.mjs</text:p>
      <text:p text:style-name="P4">export default defineConfig({</text:p>
      <text:p text:style-name="P4"><text:s text:c="2"/>plugins: [vue()],</text:p>
      <text:p text:style-name="P4"><text:s text:c="2"/>test: {</text:p>
      <text:p text:style-name="P4"><text:s text:c="4"/>globals: true,</text:p>
      <text:p text:style-name="P4"><text:s text:c="4"/>environment: 'jsdom', // Simula el DOM del navegador</text:p>
      <text:p text:style-name="P4"><text:s text:c="4"/>include: ['src/**/*.test.js'],</text:p>
      <text:p text:style-name="P4"><text:s text:c="2"/>},</text:p>
      <text:p text:style-name="P6">});</text:p>
      <text:h text:style-name="P7" text:outline-level="3"><text:bookmark-start text:name="__RefHeading___Toc1149_531779298"/>Scripts de npm para Testing Frontend<text:bookmark-end text:name="__RefHeading___Toc1149_531779298"/></text:h>
      <text:p text:style-name="P21"><text:bookmark text:name="user-content-scripts-de-npm-para-testing-frontend"/>{</text:p>
      <text:p text:style-name="P4"><text:s text:c="2"/>"scripts": {</text:p>
      <text:p text:style-name="P4"><text:s text:c="4"/>"test": "vitest run",</text:p>
      <text:p text:style-name="P4"><text:s text:c="4"/>"test:watch": "vitest"</text:p>
      <text:p text:style-name="P4"><text:s text:c="2"/>}</text:p>
      <text:p text:style-name="P6">}</text:p>
      <text:p text:style-name="P10"/>
      <text:h text:style-name="P11" text:outline-level="2"><text:bookmark-start text:name="__RefHeading___Toc1151_531779298"/>5.3 Estrategia de Testing Recomendada<text:bookmark-end text:name="__RefHeading___Toc1151_531779298"/></text:h>
      <text:h text:style-name="P12" text:outline-level="3"><text:bookmark text:name="user-content-53-estrategia-de-testing-recomendada"/><text:bookmark-start text:name="__RefHeading___Toc1153_531779298"/>Pirámide de Testing<text:bookmark-end text:name="__RefHeading___Toc1153_531779298"/></text:h>
      <text:p text:style-name="P21"><text:bookmark text:name="user-content-pirámide-de-testing"/><text:span text:style-name="Source_20_Text"><text:s text:c="11"/>┌─────────────┐</text:span></text:p>
      <text:p text:style-name="P4"><text:span text:style-name="Source_20_Text"><text:s text:c="11"/>│ <text:s text:c="4"/>E2E <text:s text:c="4"/>│ <text:s/>← Pocas, críticas</text:span></text:p>
      <text:p text:style-name="P4"><text:span text:style-name="Source_20_Text"><text:s text:c="11"/>│ <text:s text:c="2"/>(Cypress) │</text:span></text:p>
      <text:p text:style-name="P4"><text:span text:style-name="Source_20_Text"><text:s text:c="11"/>├─────────────┤</text:span></text:p>
      <text:p text:style-name="P4"><text:span text:style-name="Source_20_Text"><text:s text:c="11"/>│ <text:s/>Integración│ <text:s/>← Algunas, fluxos completos</text:span></text:p>
      <text:p text:style-name="P4"><text:span text:style-name="Source_20_Text"><text:s text:c="11"/>│ <text:s/>(Vitest) <text:s text:c="2"/>│</text:span></text:p>
      <text:p text:style-name="P4"><text:span text:style-name="Source_20_Text"><text:s text:c="11"/>├─────────────┤</text:span></text:p>
      <text:p text:style-name="P4"><text:span text:style-name="Source_20_Text"><text:s text:c="11"/>│ <text:s text:c="2"/>Unitarios │ <text:s/>← Muchas, componentes aislados</text:span></text:p>
      <text:p text:style-name="P4"><text:span text:style-name="Source_20_Text"><text:s text:c="11"/>│ <text:s text:c="2"/>(Vitest) <text:s/>│</text:span></text:p>
      <text:p text:style-name="P6"><text:span text:style-name="Source_20_Text"><text:s text:c="11"/>└─────────────┘</text:span></text:p>
      <text:h text:style-name="P7" text:outline-level="3"><text:bookmark-start text:name="__RefHeading___Toc1155_531779298"/>Recomendaciones para Ekonsumo<text:bookmark-end text:name="__RefHeading___Toc1155_531779298"/></text:h>
      <text:list text:style-name="L10">
        <text:list-item>
          <text:p text:style-name="P40"><text:bookmark text:name="user-content-recomendaciones-para-ekonsumo"/><text:span text:style-name="Strong_20_Emphasis">Unit tests</text:span> para:</text:p>
          <text:list>
            <text:list-item>
              <text:p text:style-name="P41">Stores de Pinia (authStore, alertStore) </text:p>
            </text:list-item>
            <text:list-item>
              <text:p text:style-name="P41">Funciones utilitarias </text:p>
            </text:list-item>
            <text:list-item>
              <text:p text:style-name="P41">Validadores </text:p>
            </text:list-item>
          </text:list>
        </text:list-item>
        <text:list-item>
          <text:p text:style-name="P42"><text:span text:style-name="Strong_20_Emphasis">Integration tests</text:span> para:</text:p>
          <text:list>
            <text:list-item>
              <text:p text:style-name="P41"><text:soft-page-break/>Rutas API completas (supertest) </text:p>
            </text:list-item>
            <text:list-item>
              <text:p text:style-name="P41">Controllers </text:p>
            </text:list-item>
            <text:list-item>
              <text:p text:style-name="P41">Models con base de datos real (usando transactions) </text:p>
            </text:list-item>
          </text:list>
        </text:list-item>
        <text:list-item>
          <text:p text:style-name="P42"><text:span text:style-name="Strong_20_Emphasis">E2E tests</text:span> (opcional para futuro):</text:p>
          <text:list>
            <text:list-item>
              <text:p text:style-name="P41">Flujos críticos: login → crear pedido → logout </text:p>
            </text:list-item>
            <text:list-item>
              <text:p text:style-name="P42">Uso de Cypress o Playwright </text:p>
            </text:list-item>
          </text:list>
        </text:list-item>
      </text:list>
      <text:p text:style-name="P10"/>
      <text:h text:style-name="P1" text:outline-level="1"><text:bookmark-start text:name="__RefHeading___Toc1157_531779298"/>6. Conclusión: Cómo Interactúan las Piezas<text:bookmark-end text:name="__RefHeading___Toc1157_531779298"/></text:h>
      <text:h text:style-name="P2" text:outline-level="2"><text:bookmark text:name="user-content-6-conclusión-cómo-interactúan-las-piezas"/><text:bookmark-start text:name="__RefHeading___Toc1159_531779298"/>6.1 Diagrama de Arquitectura Integrada<text:bookmark-end text:name="__RefHeading___Toc1159_531779298"/></text:h>
      <text:p text:style-name="P21"><text:bookmark text:name="user-content-61-diagrama-de-arquitectura-integrada"/><text:span text:style-name="Source_20_Text"><text:span text:style-name="T2">┌─────────────────────────────────────────────────────────────────────────────┐</text:span></text:span></text:p>
      <text:p text:style-name="P4"><text:span text:style-name="Source_20_Text"><text:span text:style-name="T2">│ <text:s text:c="29"/>NAVEGADOR WEB <text:s text:c="33"/>│</text:span></text:span></text:p>
      <text:p text:style-name="P4"><text:span text:style-name="Source_20_Text"><text:span text:style-name="T2">│ <text:s text:c="77"/>│</text:span></text:span></text:p>
      <text:p text:style-name="P4"><text:span text:style-name="Source_20_Text"><text:span text:style-name="T2">│ <text:s/>┌─────────────────────────────────────────────────────────────────────────┐ │</text:span></text:span></text:p>
      <text:p text:style-name="P4"><text:span text:style-name="Source_20_Text"><text:span text:style-name="T2">│ <text:s/>│ <text:s text:c="23"/>FRONTEND (Vue 3 + Vite) <text:s text:c="25"/>│ │</text:span></text:span></text:p>
      <text:p text:style-name="P4"><text:span text:style-name="Source_20_Text"><text:span text:style-name="T2">│ <text:s/>│ <text:s text:c="72"/>│ │</text:span></text:span></text:p>
      <text:p text:style-name="P4"><text:span text:style-name="Source_20_Text"><text:span text:style-name="T2">│ <text:s/>│ <text:s text:c="2"/>┌──────────────────────────────────────────────────────────────────┐ <text:s/>│ │</text:span></text:span></text:p>
      <text:p text:style-name="P4"><text:span text:style-name="Source_20_Text"><text:span text:style-name="T2">│ <text:s/>│ <text:s text:c="2"/>│ <text:s text:c="24"/>Vue Components <text:s text:c="27"/>│ <text:s/>│ │</text:span></text:span></text:p>
      <text:p text:style-name="P4"><text:span text:style-name="Source_20_Text"><text:span text:style-name="T2">│ <text:s/>│ <text:s text:c="2"/>│ <text:s text:c="65"/>│ <text:s/>│ │</text:span></text:span></text:p>
      <text:p text:style-name="P4"><text:span text:style-name="Source_20_Text"><text:span text:style-name="T2">│ <text:s/>│ <text:s text:c="2"/>│ <text:s text:c="2"/>Views (Pages) <text:s text:c="9"/>Components <text:s text:c="4"/>Directives <text:s text:c="14"/>│ <text:s/>│ │</text:span></text:span></text:p>
      <text:p text:style-name="P4"><text:span text:style-name="Source_20_Text"><text:span text:style-name="T2">│ <text:s/>│ <text:s text:c="2"/>│ <text:s text:c="2"/>├─ HomePage <text:s text:c="11"/>├─ NavBar <text:s text:c="5"/>├─ v-autoblur <text:s text:c="11"/>│ <text:s/>│ │</text:span></text:span></text:p>
      <text:p text:style-name="P4"><text:span text:style-name="Source_20_Text"><text:span text:style-name="T2">│ <text:s/>│ <text:s text:c="2"/>│ <text:s text:c="2"/>├─ LoginPage <text:s text:c="10"/>└─ FooterBar <text:s text:c="26"/>│ <text:s/>│ │</text:span></text:span></text:p>
      <text:p text:style-name="P4"><text:span text:style-name="Source_20_Text"><text:span text:style-name="T2">│ <text:s/>│ <text:s text:c="2"/>│ <text:s text:c="2"/>├─ DashboardPage <text:s text:c="45"/>│ <text:s/>│ │</text:span></text:span></text:p>
      <text:p text:style-name="P4"><text:span text:style-name="Source_20_Text"><text:span text:style-name="T2">│ <text:s/>│ <text:s text:c="2"/>│ <text:s text:c="2"/>└─ ... <text:s text:c="55"/>│ <text:s/>│ │</text:span></text:span></text:p>
      <text:p text:style-name="P4"><text:span text:style-name="Source_20_Text"><text:span text:style-name="T2">│ <text:s/>│ <text:s text:c="2"/>│ <text:s text:c="65"/>│ <text:s/>│ │</text:span></text:span></text:p>
      <text:p text:style-name="P4"><text:span text:style-name="Source_20_Text"><text:span text:style-name="T2">│ <text:s/>│ <text:s text:c="2"/>└──────────────────────────────────────────────────────────────────┘ <text:s/>│ │</text:span></text:span></text:p>
      <text:p text:style-name="P4"><text:span text:style-name="Source_20_Text"><text:span text:style-name="T2">│ <text:s/>│ <text:s text:c="33"/>│ <text:s text:c="39"/>│ │</text:span></text:span></text:p>
      <text:p text:style-name="P4"><text:span text:style-name="Source_20_Text"><text:span text:style-name="T2">│ <text:s/>│ <text:s text:c="2"/>┌──────────────────────────────┴──────────────────────────────┐ <text:s text:c="7"/>│ │</text:span></text:span></text:p>
      <text:p text:style-name="P4"><text:span text:style-name="Source_20_Text"><text:span text:style-name="T2">│ <text:s/>│ <text:s text:c="2"/>│ <text:s text:c="19"/>PINIA (State Management) <text:s text:c="16"/>│ <text:s text:c="7"/>│ │</text:span></text:span></text:p>
      <text:p text:style-name="P4"><text:span text:style-name="Source_20_Text"><text:span text:style-name="T2">│ <text:s/>│ <text:s text:c="2"/>│ <text:s/>┌─────────────────┐ <text:s text:c="6"/>┌─────────────────┐ <text:s text:c="12"/>│ <text:s text:c="7"/>│ │</text:span></text:span></text:p>
      <text:p text:style-name="P4"><text:span text:style-name="Source_20_Text"><text:span text:style-name="T2">│ <text:s/>│ <text:s text:c="2"/>│ <text:s/>│ <text:s text:c="2"/>authStore <text:s text:c="4"/>│ <text:s text:c="6"/>│ <text:s text:c="2"/>alertStore <text:s text:c="3"/>│ <text:s text:c="12"/>│ <text:s text:c="7"/>│ │</text:span></text:span></text:p>
      <text:p text:style-name="P4"><text:span text:style-name="Source_20_Text"><text:span text:style-name="T2">│ <text:s/>│ <text:s text:c="2"/>│ <text:s/>│ <text:s/>├─ isAuth <text:s text:c="5"/>│ <text:s text:c="6"/>│ <text:s/>├─ message <text:s text:c="4"/>│ <text:s text:c="12"/>│ <text:s text:c="7"/>│ │</text:span></text:span></text:p>
      <text:p text:style-name="P4"><text:span text:style-name="Source_20_Text"><text:span text:style-name="T2">│ <text:s/>│ <text:s text:c="2"/>│ <text:s/>│ <text:s/>├─ user <text:s text:c="7"/>│ <text:s text:c="6"/>│ <text:s/>├─ type <text:s text:c="7"/>│ <text:s text:c="12"/>│ <text:s text:c="7"/>│ │</text:span></text:span></text:p>
      <text:p text:style-name="P4"><text:span text:style-name="Source_20_Text"><text:span text:style-name="T2">│ <text:s/>│ <text:s text:c="2"/>│ <text:s/>│ <text:s/>└─ actions: <text:s text:c="3"/>│ <text:s text:c="6"/>│ <text:s/>└─ showAlert() │ <text:s text:c="12"/>│ <text:s text:c="7"/>│ │</text:span></text:span></text:p>
      <text:p text:style-name="P4"><text:span text:style-name="Source_20_Text"><text:span text:style-name="T2">│ <text:s/>│ <text:s text:c="2"/>│ <text:s/>│ <text:s text:c="4"/>login() <text:s text:c="4"/>│ <text:s text:c="6"/>│ <text:s text:c="16"/>│ <text:s text:c="12"/>│ <text:s text:c="7"/>│ │</text:span></text:span></text:p>
      <text:p text:style-name="P4"><text:span text:style-name="Source_20_Text"><text:span text:style-name="T2">│ <text:s/>│ <text:s text:c="2"/>│ <text:s/>│ <text:s text:c="4"/>logout() <text:s text:c="2"/>│ <text:s text:c="6"/>│ <text:s text:c="16"/>│ <text:s text:c="12"/>│ <text:s text:c="7"/>│ │</text:span></text:span></text:p>
      <text:p text:style-name="P4"><text:span text:style-name="Source_20_Text"><text:span text:style-name="T2">│ <text:s/>│ <text:s text:c="2"/>│ <text:s/>└─────────────────┘ <text:s text:c="6"/>└─────────────────┘ <text:s text:c="12"/>│ <text:s text:c="7"/>│ │</text:span></text:span></text:p>
      <text:p text:style-name="P4"><text:span text:style-name="Source_20_Text"><text:span text:style-name="T2">│ <text:s/>│ <text:s text:c="2"/>└───────────────────────────────────────────────────────────┘ <text:s text:c="7"/>│ │</text:span></text:span></text:p>
      <text:p text:style-name="P4"><text:span text:style-name="Source_20_Text"><text:span text:style-name="T2">│ <text:s/>│ <text:s text:c="33"/>│ <text:s text:c="39"/>│ │</text:span></text:span></text:p>
      <text:p text:style-name="P4"><text:span text:style-name="Source_20_Text"><text:span text:style-name="T2">│ <text:s/>│ <text:s text:c="2"/>┌──────────────────────────────┴──────────────────────────────┐ <text:s text:c="7"/>│ │</text:span></text:span></text:p>
      <text:p text:style-name="P4"><text:span text:style-name="Source_20_Text"><text:span text:style-name="T2">│ <text:s/>│ <text:s text:c="2"/>│ <text:s text:c="20"/>VUE ROUTER <text:s text:c="28"/>│ <text:s text:c="7"/>│ │</text:span></text:span></text:p>
      <text:p text:style-name="P4"><text:span text:style-name="Source_20_Text"><text:span text:style-name="T2">│ <text:s/>│ <text:s text:c="2"/>│ <text:s/>┌──────────────────────────────────────────────────────┐ <text:s/>│ <text:s text:c="7"/>│ │</text:span></text:span></text:p>
      <text:p text:style-name="P4"><text:span text:style-name="Source_20_Text"><text:span text:style-name="T2">│ <text:s/>│ <text:s text:c="2"/>│ <text:s/>│ <text:s text:c="18"/>Navigation Guards <text:s text:c="18"/>│ <text:s/>│ <text:s text:c="7"/>│ │</text:span></text:span></text:p>
      <text:p text:style-name="P4"><text:span text:style-name="Source_20_Text"><text:span text:style-name="T2">│ <text:s/>│ <text:s text:c="2"/>│ <text:s/>│ <text:s/>beforeEach → requiresAuth? → redirect to /login <text:s text:c="3"/>│ <text:s/>│ <text:s text:c="7"/>│ │</text:span></text:span></text:p>
      <text:p text:style-name="P4"><text:span text:style-name="Source_20_Text"><text:span text:style-name="T2">│ <text:s/>│ <text:s text:c="2"/>│ <text:s/>│ <text:s text:c="11"/>→ requiresAdmin? → redirect to /dashboard│ <text:s/>│ <text:s text:c="7"/>│ │</text:span></text:span></text:p>
      <text:p text:style-name="P4"><text:span text:style-name="Source_20_Text"><text:span text:style-name="T2">│ <text:s/>│ <text:s text:c="2"/>│ <text:s/>└──────────────────────────────────────────────────────┘ <text:s/>│ <text:s text:c="7"/>│ │</text:span></text:span></text:p>
      <text:p text:style-name="P4"><text:span text:style-name="Source_20_Text"><text:span text:style-name="T2">│ <text:s/>│ <text:s text:c="2"/>└───────────────────────────────────────────────────────────┘ <text:s text:c="7"/>│ │</text:span></text:span></text:p>
      <text:p text:style-name="P4"><text:span text:style-name="Source_20_Text"><text:span text:style-name="T2">│ <text:s/>│ <text:s text:c="33"/>│ <text:s text:c="39"/>│ │</text:span></text:span></text:p>
      <text:p text:style-name="P4"><text:span text:style-name="Source_20_Text"><text:span text:style-name="T2">│ <text:s/>│ <text:s text:c="2"/>┌──────────────────────────────┴──────────────────────────────┐ <text:s text:c="7"/>│ │</text:span></text:span></text:p>
      <text:p text:style-name="P4"><text:span text:style-name="Source_20_Text"><text:span text:style-name="T2">│ <text:s/>│ <text:s text:c="2"/>│ <text:s text:c="22"/>AXIOS (HTTP Client) <text:s text:c="17"/>│ <text:s text:c="7"/>│ │</text:span></text:span></text:p>
      <text:p text:style-name="P4"><text:span text:style-name="Source_20_Text"><text:span text:style-name="T2">│ <text:s/>│ <text:s text:c="2"/>│ <text:s/>┌──────────────────────────────────────────────────────┐ <text:s/>│ <text:s text:c="7"/>│ │</text:span></text:span></text:p>
      <text:p text:style-name="P4"><text:span text:style-name="Source_20_Text"><text:span text:style-name="T2">│ <text:s/>│ <text:s text:c="2"/>│ <text:s/>│ <text:s text:c="13"/>Request Interceptor <text:s text:c="21"/>│ <text:s/>│ <text:s text:c="7"/>│ │</text:span></text:span></text:p>
      <text:p text:style-name="P4"><text:span text:style-name="Source_20_Text"><text:span text:style-name="T2">│ <text:s/>│ <text:s text:c="2"/>│ <text:s/>│ <text:s/>config.headers['Authorization'] = `Bearer ${token}` │ <text:s/>│ <text:s text:c="7"/>│ │</text:span></text:span></text:p>
      <text:p text:style-name="P4"><text:span text:style-name="Source_20_Text"><text:span text:style-name="T2">│ <text:s/>│ <text:s text:c="2"/>│ <text:s/>└──────────────────────────────────────────────────────┘ <text:s/>│ <text:s text:c="7"/>│ │</text:span></text:span></text:p>
      <text:p text:style-name="P4"><text:span text:style-name="Source_20_Text"><text:span text:style-name="T2">│ <text:s/>│ <text:s text:c="2"/>│ <text:s/>┌──────────────────────────────────────────────────────┐ <text:s/>│ <text:s text:c="7"/>│ │</text:span></text:span></text:p>
      <text:p text:style-name="P4"><text:span text:style-name="Source_20_Text"><text:span text:style-name="T2">│ <text:s/>│ <text:s text:c="2"/>│ <text:s/>│ <text:s text:c="13"/>Response Interceptor <text:s text:c="19"/>│ <text:s/>│ <text:s text:c="7"/>│ │</text:span></text:span></text:p>
      <text:p text:style-name="P4"><text:span text:style-name="Source_20_Text"><text:span text:style-name="T2">│ <text:s/>│ <text:s text:c="2"/>│ <text:s/>│ <text:s/>if (status === 401) → dispatch 'session-expired' <text:s text:c="2"/>│ <text:s/>│ <text:s text:c="7"/>│ │</text:span></text:span></text:p>
      <text:p text:style-name="P4"><text:span text:style-name="Source_20_Text"><text:span text:style-name="T2">│ <text:s/>│ <text:s text:c="2"/>│ <text:s/>└──────────────────────────────────────────────────────┘ <text:s/>│ <text:s text:c="7"/>│ │</text:span></text:span></text:p>
      <text:p text:style-name="P4"><text:span text:style-name="Source_20_Text"><text:span text:style-name="T2">│ <text:s/>│ <text:s text:c="2"/>└───────────────────────────────────────────────────────────┘ <text:s text:c="7"/>│ │</text:span></text:span></text:p>
      <text:p text:style-name="P4"><text:span text:style-name="Source_20_Text"><text:span text:style-name="T2">│ <text:s/>│ <text:s text:c="73"/>│ │</text:span></text:span></text:p>
      <text:p text:style-name="P4"><text:span text:style-name="Source_20_Text"><text:span text:style-name="T2">│ <text:s/>└──────────────────────────────────────────────────────────────────────────┘ │</text:span></text:span></text:p>
      <text:p text:style-name="P4"><text:span text:style-name="Source_20_Text"><text:span text:style-name="T2">└──────────────────────────────────────────────────────────────────────────────┘</text:span></text:span></text:p>
      <text:p text:style-name="P4"><text:span text:style-name="Source_20_Text"><text:span text:style-name="T2"><text:s text:c="36"/>│</text:span></text:span></text:p>
      <text:p text:style-name="P4"><text:span text:style-name="Source_20_Text"><text:span text:style-name="T2"><text:s text:c="36"/>│ HTTP/REST + JSON + JWT</text:span></text:span></text:p>
      <text:p text:style-name="P4"><text:span text:style-name="Source_20_Text"><text:span text:style-name="T2"><text:s text:c="36"/>▼</text:span></text:span></text:p>
      <text:p text:style-name="P4"><text:span text:style-name="Source_20_Text"><text:span text:style-name="T2">┌──────────────────────────────────────────────────────────────────────────────┐</text:span></text:span></text:p>
      <text:p text:style-name="P4"><text:span text:style-name="Source_20_Text"><text:span text:style-name="T2">│ <text:s text:c="29"/>SERVIDOR (Backend) <text:s text:c="30"/>│</text:span></text:span></text:p>
      <text:p text:style-name="P4"><text:span text:style-name="Source_20_Text"><text:span text:style-name="T2">│ <text:s text:c="78"/>│</text:span></text:span></text:p>
      <text:p text:style-name="P4"><text:span text:style-name="Source_20_Text"><text:span text:style-name="T2">│ <text:s/>┌──────────────────────────────────────────────────────────────────────────┐ │</text:span></text:span></text:p>
      <text:p text:style-name="P4"><text:span text:style-name="Source_20_Text"><text:span text:style-name="T2">│ <text:s/>│ <text:s text:c="24"/>EXPRESS.JS (API REST) <text:s text:c="29"/>│ │</text:span></text:span></text:p>
      <text:p text:style-name="P4"><text:span text:style-name="Source_20_Text"><text:span text:style-name="T2">│ <text:s/>│ <text:s text:c="73"/>│ │</text:span></text:span></text:p>
      <text:p text:style-name="P4"><text:span text:style-name="Source_20_Text"><text:span text:style-name="T2">│ <text:s/>│ <text:s/>┌────────────────────────────────────────────────────────────────────┐ │ │</text:span></text:span></text:p>
      <text:p text:style-name="P4"><text:span text:style-name="Source_20_Text"><text:span text:style-name="T2">│ <text:s/>│ <text:s/>│ <text:s text:c="22"/>MIDDLEWARE PIPELINE <text:s text:c="27"/>│ │ │</text:span></text:span></text:p>
      <text:p text:style-name="P4"><text:span text:style-name="Source_20_Text"><text:span text:style-name="T2">│ <text:s/>│ <text:s/>│ <text:s text:c="68"/>│ │ │</text:span></text:span></text:p>
      <text:p text:style-name="P4"><text:span text:style-name="Source_20_Text"><text:span text:style-name="T2">│ <text:s/>│ <text:s/>│ <text:s text:c="2"/>1. express-rate-limit <text:s/>→ <text:s/>¿Too many requests? → 429 <text:s text:c="13"/>│ │ │</text:span></text:span></text:p>
      <text:p text:style-name="P4"><text:span text:style-name="Source_20_Text"><text:span text:style-name="T2">│ <text:s/>│ <text:s/>│ <text:s text:c="2"/>2. cors <text:s text:c="14"/>→ <text:s/>¿Origin permitido? → CORS headers <text:s text:c="8"/>│ │ │</text:span></text:span></text:p>
      <text:p text:style-name="P4"><text:span text:style-name="Source_20_Text"><text:span text:style-name="T2">│ <text:s/>│ <text:s/>│ <text:s text:c="2"/>3. express.json() <text:s text:c="3"/>→ <text:s/>Parsear body a JSON <text:s text:c="21"/>│ │ │</text:span></text:span></text:p>
      <text:p text:style-name="P4"><text:span text:style-name="Source_20_Text"><text:span text:style-name="T2">│ <text:s/>│ <text:s/>│ <text:s text:c="2"/>4. /uploads static <text:s text:c="2"/>→ <text:s/>Servir imágenes <text:s text:c="25"/>│ │ │</text:span></text:span></text:p>
      <text:p text:style-name="P4"><text:span text:style-name="Source_20_Text"><text:span text:style-name="T2">│ <text:s/>│ <text:s/>│ <text:s text:c="68"/>│ │ │</text:span></text:span></text:p>
      <text:p text:style-name="P4"><text:span text:style-name="Source_20_Text"><text:span text:style-name="T2">│ <text:s/>│ <text:s/>└────────────────────────────────────────────────────────────────────┘ │ │</text:span></text:span></text:p>
      <text:p text:style-name="P4"><text:span text:style-name="Source_20_Text"><text:span text:style-name="T2">│ <text:s/>│ <text:s text:c="35"/>│ <text:s text:c="37"/>│ │</text:span></text:span></text:p>
      <text:p text:style-name="P4"><text:span text:style-name="Source_20_Text"><text:span text:style-name="T2">│ <text:s/>│ <text:s/>┌─────────────────────────────────┴─────────────────────────────────┐ <text:s text:c="2"/>│ │</text:span></text:span></text:p>
      <text:p text:style-name="P4"><text:span text:style-name="Source_20_Text"><text:span text:style-name="T2">│ <text:s/>│ <text:s/>│ <text:s text:c="24"/>ROUTES <text:s text:c="35"/>│ <text:s text:c="2"/>│ │</text:span></text:span></text:p>
      <text:p text:style-name="P4"><text:span text:style-name="Source_20_Text"><text:span text:style-name="T2">│ <text:s/>│ <text:s/>│ <text:s/>┌───────────┐ <text:s/>┌───────────┐ <text:s/>┌───────────┐ <text:s/>┌───────────┐ <text:s text:c="7"/>│ <text:s text:c="2"/>│ │</text:span></text:span></text:p>
      <text:p text:style-name="P4"><text:span text:style-name="Source_20_Text"><text:span text:style-name="T2">│ <text:s/>│ <text:s/>│ <text:s/>│/usuarios <text:s/>│ <text:s/>│/pedidos <text:s text:c="2"/>│ <text:s/>│/productos │ <text:s/>│/pagos <text:s text:c="4"/>│ <text:s text:c="7"/>│ <text:s text:c="2"/>│ │</text:span></text:span></text:p>
      <text:p text:style-name="P4"><text:span text:style-name="Source_20_Text"><text:span text:style-name="T2">│ <text:s/>│ <text:s/>│ <text:s/>│ <text:s/>Routes <text:s text:c="2"/>│ <text:s/>│ <text:s/>Routes <text:s text:c="2"/>│ <text:s/>│ <text:s/>Routes <text:s text:c="2"/>│ <text:s/>│ <text:s/>Routes <text:s text:c="2"/>│ <text:s text:c="7"/>│ <text:s text:c="2"/>│ │</text:span></text:span></text:p>
      <text:p text:style-name="P4"><text:span text:style-name="Source_20_Text"><text:span text:style-name="T2">│ <text:s/>│ <text:s/>│ <text:s/>└─────┬─────┘ <text:s/>└─────┬─────┘ <text:s/>└─────┬─────┘ <text:s/>└─────┬─────┘ <text:s text:c="7"/>│ <text:s text:c="2"/>│ │</text:span></text:span></text:p>
      <text:p text:style-name="P4"><text:span text:style-name="Source_20_Text"><text:span text:style-name="T2">│ <text:s/>│ <text:s/>│ <text:s text:c="7"/>│ <text:s text:c="13"/>│ <text:s text:c="13"/>│ <text:s text:c="13"/>│ <text:s text:c="14"/>│ <text:s text:c="2"/>│ │</text:span></text:span></text:p>
      <text:p text:style-name="P4"><text:span text:style-name="Source_20_Text"><text:span text:style-name="T2">│ <text:s/>│ <text:s/>└────────┼──────────────┼──────────────┼──────────────┼───────────────┘ <text:s text:c="2"/>│ │</text:span></text:span></text:p>
      <text:p text:style-name="P4"><text:span text:style-name="Source_20_Text"><text:span text:style-name="T2">│ <text:s/>│ <text:s text:c="10"/>│ <text:s text:c="13"/>│ <text:s text:c="13"/>│ <text:s text:c="13"/>│ <text:s text:c="18"/>│ │</text:span></text:span></text:p>
      <text:p text:style-name="P4"><text:span text:style-name="Source_20_Text"><text:span text:style-name="T2">│ <text:s/>│ <text:s/>┌────────┴──────────────┴──────────────┴──────────────┴───────────┐ <text:s text:c="5"/>│ │</text:span></text:span></text:p>
      <text:p text:style-name="P4"><text:span text:style-name="Source_20_Text"><text:span text:style-name="T2">│ <text:s/>│ <text:s/>│ <text:s text:c="20"/>CONTROLLERS <text:s text:c="32"/>│ <text:s text:c="5"/>│ │</text:span></text:span></text:p>
      <text:p text:style-name="P4"><text:span text:style-name="Source_20_Text"><text:span text:style-name="T2">│ <text:s/>│ <text:s/>│ <text:s/>┌─────────────────────────────────────────────────────────┐ <text:s text:c="3"/>│ <text:s text:c="5"/>│ │</text:span></text:span></text:p>
      <text:p text:style-name="P4"><text:span text:style-name="Source_20_Text"><text:span text:style-name="T2">│ <text:s/>│ <text:s/>│ <text:s/>│ <text:s text:c="19"/>MIDDLEWARES <text:s text:c="25"/>│ <text:s text:c="3"/>│ <text:s text:c="5"/>│ │</text:span></text:span></text:p>
      <text:p text:style-name="P4"><text:span text:style-name="Source_20_Text"><text:span text:style-name="T2">│ <text:s/>│ <text:s/>│ <text:s/>│ <text:s text:c="56"/>│ <text:s text:c="3"/>│ <text:s text:c="5"/>│ │</text:span></text:span></text:p>
      <text:p text:style-name="P4"><text:span text:style-name="Source_20_Text"><text:span text:style-name="T2">│ <text:s/>│ <text:s/>│ <text:s/>│ <text:s text:c="2"/>authMiddleware → ¿JWT válido? → req.user = decoded <text:s text:c="2"/>│ <text:s text:c="3"/>│ <text:s text:c="5"/>│ │</text:span></text:span></text:p>
      <text:p text:style-name="P4"><text:span text:style-name="Source_20_Text"><text:span text:style-name="T2">│ <text:s/>│ <text:s/>│ <text:s/>│ <text:s text:c="2"/>adminMiddleware → ¿Es admin? → 403 si no <text:s text:c="10"/>│ <text:s text:c="3"/>│ <text:s text:c="5"/>│ │</text:span></text:span></text:p>
      <text:p text:style-name="P4"><text:span text:style-name="Source_20_Text"><text:span text:style-name="T2">│ <text:s/>│ <text:s/>│ <text:s/>│ <text:s text:c="2"/>validar <text:s text:c="6"/>→ ¿Body válido? → 400 si no <text:s text:c="9"/>│ <text:s text:c="3"/>│ <text:s text:c="5"/>│ │</text:span></text:span></text:p>
      <text:p text:style-name="P4"><text:span text:style-name="Source_20_Text"><text:span text:style-name="T2">│ <text:s/>│ <text:s/>│ <text:s/>│ <text:s text:c="56"/>│ <text:s text:c="3"/>│ <text:s text:c="5"/>│ │</text:span></text:span></text:p>
      <text:p text:style-name="P4"><text:span text:style-name="Source_20_Text"><text:span text:style-name="T2">│ <text:s/>│ <text:s/>│ <text:s/>└─────────────────────────────────────────────────────────┘ <text:s text:c="3"/>│ <text:s text:c="5"/>│ │</text:span></text:span></text:p>
      <text:p text:style-name="P4"><text:span text:style-name="Source_20_Text"><text:span text:style-name="T2">│ <text:s/>│ <text:s/>│ <text:s text:c="61"/>│ <text:s text:c="5"/>│ │</text:span></text:span></text:p>
      <text:p text:style-name="P4"><text:span text:style-name="Source_20_Text"><text:span text:style-name="T2">│ <text:s/>│ <text:s/>│ <text:s text:c="2"/>UsuarioController <text:s/>PedidoController <text:s/>ProductoController <text:s text:c="4"/>│ <text:s text:c="5"/>│ │</text:span></text:span></text:p>
      <text:p text:style-name="P4"><text:span text:style-name="Source_20_Text"><text:span text:style-name="T2">│ <text:s/>│ <text:s/>│ <text:s text:c="2"/>├─ login() <text:s text:c="7"/>├─ listar() <text:s text:c="8"/>├─ listar() <text:s text:c="9"/>│ <text:s text:c="5"/>│ │</text:span></text:span></text:p>
      <text:p text:style-name="P4"><text:span text:style-name="Source_20_Text"><text:span text:style-name="T2">│ <text:s/>│ <text:s/>│ <text:s text:c="2"/>├─ registrar() <text:s text:c="3"/>├─ crear() <text:s text:c="9"/>├─ crear() <text:s text:c="9"/>│ <text:s text:c="5"/>│ │</text:span></text:span></text:p>
      <text:p text:style-name="P4"><text:span text:style-name="Source_20_Text"><text:span text:style-name="T2">│ <text:s/>│ <text:s/>│ <text:s text:c="2"/>└─ ... <text:s text:c="11"/>└─ ... <text:s text:c="13"/>└─ ... <text:s text:c="13"/>│ <text:s text:c="5"/>│ │</text:span></text:span></text:p>
      <text:p text:style-name="P4"><text:span text:style-name="Source_20_Text"><text:span text:style-name="T2">│ <text:s/>│ <text:s/>│ <text:s text:c="61"/>│ <text:s text:c="5"/>│ │</text:span></text:span></text:p>
      <text:p text:style-name="P4"><text:span text:style-name="Source_20_Text"><text:span text:style-name="T2">│ <text:s/>│ <text:s/>└──────────────────────────────────────────────────────────────┘ <text:s text:c="5"/>│ │</text:span></text:span></text:p>
      <text:p text:style-name="P4"><text:span text:style-name="Source_20_Text"><text:span text:style-name="T2">│ <text:s/>│ <text:s text:c="35"/>│ <text:s text:c="37"/>│ │</text:span></text:span></text:p>
      <text:p text:style-name="P4"><text:span text:style-name="Source_20_Text"><text:span text:style-name="T2">│ <text:s/>│ <text:s/>┌─────────────────────────────────┴─────────────────────────────────┐ <text:s/>│ │</text:span></text:span></text:p>
      <text:p text:style-name="P4"><text:span text:style-name="Source_20_Text"><text:span text:style-name="T2">│ <text:s/>│ <text:s/>│ <text:s text:c="24"/>MODELS (pg Pool) <text:s text:c="26"/>│ <text:s/>│ │</text:span></text:span></text:p>
      <text:p text:style-name="P4"><text:span text:style-name="Source_20_Text"><text:span text:style-name="T2">│ <text:s/>│ <text:s/>│ <text:s text:c="69"/>│ <text:s/>│ │</text:span></text:span></text:p>
      <text:p text:style-name="P4"><text:span text:style-name="Source_20_Text"><text:span text:style-name="T2">│ <text:s/>│ <text:s/>│ <text:s/>┌─────────┐ <text:s/>┌─────────┐ <text:s/>┌─────────┐ <text:s/>┌─────────┐ <text:s text:c="15"/>│ <text:s/>│ │</text:span></text:span></text:p>
      <text:p text:style-name="P4"><text:span text:style-name="Source_20_Text"><text:span text:style-name="T2">│ <text:s/>│ <text:s/>│ <text:s/>│Usuario <text:s/>│ <text:s/>│Pedido <text:s text:c="2"/>│ <text:s/>│Producto │ <text:s/>│ <text:s/>Pago <text:s text:c="2"/>│ <text:s text:c="15"/>│ <text:s/>│ │</text:span></text:span></text:p>
      <text:p text:style-name="P4"><text:span text:style-name="Source_20_Text"><text:span text:style-name="T2">│ <text:s/>│ <text:s/>│ <text:s/>└────┬────┘ <text:s/>└────┬────┘ <text:s/>└────┬────┘ <text:s/>└────┬────┘ <text:s text:c="15"/>│ <text:s/>│ │</text:span></text:span></text:p>
      <text:p text:style-name="P4"><text:span text:style-name="Source_20_Text"><text:span text:style-name="T2">│ <text:s/>│ <text:s/>│ <text:s text:c="6"/>│ <text:s text:c="11"/>│ <text:s text:c="11"/>│ <text:s text:c="11"/>│ <text:s text:c="21"/>│ <text:s/>│ │</text:span></text:span></text:p>
      <text:p text:style-name="P4"><text:span text:style-name="Source_20_Text"><text:span text:style-name="T2">│ <text:s/>│ <text:s/>│ <text:s text:c="6"/>└────────────┴────────────┴────────────┘ <text:s text:c="21"/>│ <text:s/>│ │</text:span></text:span></text:p>
      <text:p text:style-name="P4"><text:span text:style-name="Source_20_Text"><text:span text:style-name="T2">│ <text:s/>│ <text:s/>│ <text:s text:c="24"/>│ <text:s text:c="42"/>│ <text:s/>│ │</text:span></text:span></text:p>
      <text:p text:style-name="P4"><text:span text:style-name="Source_20_Text"><text:span text:style-name="T2">│ <text:s/>│ <text:s/>│ <text:s text:c="13"/>┌──────────┴──────────┐ <text:s text:c="30"/>│ <text:s/>│ │</text:span></text:span></text:p>
      <text:p text:style-name="P4"><text:span text:style-name="Source_20_Text"><text:span text:style-name="T2">│ <text:s/>│ <text:s/>│ <text:s text:c="13"/>│ <text:s text:c="4"/>POOL DE BD <text:s text:c="5"/>│ <text:s text:c="30"/>│ <text:s/>│ │</text:span></text:span></text:p>
      <text:p text:style-name="P4"><text:span text:style-name="Source_20_Text"><text:span text:style-name="T2">│ <text:s/>│ <text:s/>│ <text:s text:c="13"/>│ <text:s/>max: 20 conexiones │ <text:s text:c="30"/>│ <text:s/>│ │</text:span></text:span></text:p>
      <text:p text:style-name="P4"><text:span text:style-name="Source_20_Text"><text:span text:style-name="T2">│ <text:s/>│ <text:s/>│ <text:s text:c="13"/>└──────────┬──────────┘ <text:s text:c="30"/>│ <text:s/>│ │</text:span></text:span></text:p>
      <text:p text:style-name="P4"><text:span text:style-name="Source_20_Text"><text:span text:style-name="T2">│ <text:s/>│ <text:s/>│ <text:s text:c="24"/>│ <text:s text:c="41"/>│ <text:s/>│ │</text:span></text:span></text:p>
      <text:p text:style-name="P4"><text:span text:style-name="Source_20_Text"><text:span text:style-name="T2">│ <text:s/>│ <text:s/>└─────────────────────────┼──────────────────────────────────────────┘ <text:s/>│ │</text:span></text:span></text:p>
      <text:p text:style-name="P4"><text:span text:style-name="Source_20_Text"><text:span text:style-name="T2">│ <text:s/>│ <text:s text:c="27"/>│ <text:s text:c="44"/>│ │</text:span></text:span></text:p>
      <text:p text:style-name="P4"><text:span text:style-name="Source_20_Text"><text:span text:style-name="T2">│ <text:s/>│ <text:s/>┌─────────────────────────┴──────────────────────────────────────────┐ <text:s/>│ │</text:span></text:span></text:p>
      <text:p text:style-name="P4"><text:span text:style-name="Source_20_Text"><text:span text:style-name="T2">│ <text:s/>│ <text:s/>│ <text:s text:c="20"/>WINSTON (Logging) <text:s text:c="30"/>│ <text:s/>│ │</text:span></text:span></text:p>
      <text:p text:style-name="P4"><text:span text:style-name="Source_20_Text"><text:span text:style-name="T2">│ <text:s/>│ <text:s/>│ <text:s/>┌─────────────┐ <text:s/>┌─────────────┐ <text:s/>┌─────────────┐ <text:s text:c="17"/>│ <text:s/>│ │</text:span></text:span></text:p>
      <text:p text:style-name="P4"><text:span text:style-name="Source_20_Text"><text:span text:style-name="T2">│ <text:s/>│ <text:s/>│ <text:s/>│ error.log <text:s/>│ <text:s/>│combined.log │ <text:s/>│ <text:s/>Console <text:s text:c="3"/>│ <text:s text:c="17"/>│ <text:s/>│ │</text:span></text:span></text:p>
      <text:p text:style-name="P4"><text:span text:style-name="Source_20_Text"><text:span text:style-name="T2">│ <text:s/>│ <text:s/>│ <text:s/>│ <text:s/>(errores) │ <text:s/>│ <text:s/>(todo) <text:s text:c="4"/>│ <text:s/>│ <text:s/>(dev only) │ <text:s text:c="17"/>│ <text:s/>│ │</text:span></text:span></text:p>
      <text:p text:style-name="P4"><text:span text:style-name="Source_20_Text"><text:span text:style-name="T2">│ <text:s/>│ <text:s/>│ <text:s/>└─────────────┘ <text:s/>└─────────────┘ <text:s/>└─────────────┘ <text:s text:c="17"/>│ <text:s/>│ │</text:span></text:span></text:p>
      <text:p text:style-name="P4"><text:span text:style-name="Source_20_Text"><text:span text:style-name="T2">│ <text:s/>│ <text:s/>└────────────────────────────────────────────────────────────────────┘ <text:s/>│ │</text:span></text:span></text:p>
      <text:p text:style-name="P4"><text:span text:style-name="Source_20_Text"><text:span text:style-name="T2">│ <text:s/>│ <text:s text:c="73"/>│ │</text:span></text:span></text:p>
      <text:p text:style-name="P4"><text:span text:style-name="Source_20_Text"><text:span text:style-name="T2">│ <text:s/>│ <text:s/>┌────────────────────────────────────────────────────────────────────┐ │ │</text:span></text:span></text:p>
      <text:p text:style-name="P4"><text:span text:style-name="Source_20_Text"><text:span text:style-name="T2">│ <text:s/>│ <text:s/>│ <text:s text:c="21"/>JOBS (Tareas Periódicas) <text:s text:c="21"/>│ │ │</text:span></text:span></text:p>
      <text:p text:style-name="P4"><text:span text:style-name="Source_20_Text"><text:span text:style-name="T2">│ <text:s/>│ <text:s/>│ <text:s/>┌─────────────────────────┐ <text:s/>┌─────────────────────────┐ <text:s text:c="8"/>│ │ │</text:span></text:span></text:p>
      <text:p text:style-name="P4"><text:span text:style-name="Source_20_Text"><text:span text:style-name="T2">│ <text:s/>│ <text:s/>│ <text:s/>│ generarLiquidacion <text:s text:c="4"/>│ <text:s/>│ generarPedidos <text:s text:c="8"/>│ <text:s text:c="8"/>│ │ │</text:span></text:span></text:p>
      <text:p text:style-name="P4"><text:span text:style-name="Source_20_Text"><text:span text:style-name="T2">│ <text:s/>│ <text:s/>│ <text:s/>│ Mensual (mensual) <text:s text:c="6"/>│ <text:s/>│ Periodicos (diario) <text:s text:c="3"/>│ <text:s text:c="8"/>│ │ │</text:span></text:span></text:p>
      <text:p text:style-name="P4"><text:span text:style-name="Source_20_Text"><text:span text:style-name="T2">│ <text:s/>│ <text:s/>│ <text:s/>│ npm run liquidacion <text:s text:c="4"/>│ <text:s/>│ npm run pedidos <text:s text:c="7"/>│ <text:s text:c="8"/>│ │ │</text:span></text:span></text:p>
      <text:p text:style-name="P4"><text:span text:style-name="Source_20_Text"><text:span text:style-name="T2">│ <text:s/>│ <text:s/>│ <text:s/>└─────────────────────────┘ <text:s/>└─────────────────────────┘ <text:s text:c="8"/>│ │ │</text:span></text:span></text:p>
      <text:p text:style-name="P4"><text:span text:style-name="Source_20_Text"><text:span text:style-name="T2">│ <text:s/>│ <text:s/>│ <text:s text:c="68"/>│ │ │</text:span></text:span></text:p>
      <text:p text:style-name="P4"><text:span text:style-name="Source_20_Text"><text:span text:style-name="T2">│ <text:s/>│ <text:s/>└─────────────────────────────────────────────────────────────────────┘ │ │</text:span></text:span></text:p>
      <text:p text:style-name="P4"><text:span text:style-name="Source_20_Text"><text:span text:style-name="T2">│ <text:s/>│ <text:s text:c="73"/>│ │</text:span></text:span></text:p>
      <text:p text:style-name="P4"><text:span text:style-name="Source_20_Text"><text:span text:style-name="T2">│ <text:s/>│ <text:s/>┌────────────────────────────────────────────────────────────────────┐ │ │</text:span></text:span></text:p>
      <text:p text:style-name="P4"><text:span text:style-name="Source_20_Text"><text:span text:style-name="T2">│ <text:s/>│ <text:s/>│ <text:s text:c="21"/>SWAGGER (Documentación) <text:s text:c="23"/>│ │ │</text:span></text:span></text:p>
      <text:p text:style-name="P4"><text:span text:style-name="Source_20_Text"><text:span text:style-name="T2">│ <text:s/>│ <text:s/>│ <text:s/>http://localhost:3000/api-docs <text:s text:c="36"/>│ │ │</text:span></text:span></text:p>
      <text:p text:style-name="P4"><text:span text:style-name="Source_20_Text"><text:span text:style-name="T2">│ <text:s/>│ <text:s/>└─────────────────────────────────────────────────────────────────────┘ │ │</text:span></text:span></text:p>
      <text:p text:style-name="P4"><text:span text:style-name="Source_20_Text"><text:span text:style-name="T2">│ <text:s/>│ <text:s text:c="73"/>│ │</text:span></text:span></text:p>
      <text:p text:style-name="P4"><text:span text:style-name="Source_20_Text"><text:span text:style-name="T2">│ <text:s/>└──────────────────────────────────────────────────────────────────────────┘ │</text:span></text:span></text:p>
      <text:p text:style-name="P4"><text:span text:style-name="Source_20_Text"><text:span text:style-name="T2">│ <text:s text:c="35"/>│ <text:s text:c="41"/>│</text:span></text:span></text:p>
      <text:p text:style-name="P4"><text:span text:style-name="Source_20_Text"><text:span text:style-name="T2">│ <text:s text:c="35"/>▼ <text:s text:c="41"/>│</text:span></text:span></text:p>
      <text:p text:style-name="P4"><text:span text:style-name="Source_20_Text"><text:span text:style-name="T2">│ <text:s/>┌──────────────────────────────────────────────────────────────────────────┐ │</text:span></text:span></text:p>
      <text:p text:style-name="P4"><text:span text:style-name="Source_20_Text"><text:span text:style-name="T2">│ <text:s/>│ <text:s text:c="20"/>POSTGRESQL (Base de Datos) <text:s text:c="25"/>│ │</text:span></text:span></text:p>
      <text:p text:style-name="P4"><text:span text:style-name="Source_20_Text"><text:span text:style-name="T2">│ <text:s/>│ <text:s text:c="73"/>│ │</text:span></text:span></text:p>
      <text:p text:style-name="P4"><text:span text:style-name="Source_20_Text"><text:span text:style-name="T2">│ <text:s/>│ <text:s/>Tablas: <text:s text:c="63"/>│ │</text:span></text:span></text:p>
      <text:p text:style-name="P4"><text:span text:style-name="Source_20_Text"><text:span text:style-name="T2">│ <text:s/>│ <text:s/>┌──────────┐ <text:s/>┌──────────┐ <text:s/>┌──────────┐ <text:s/>┌──────────┐ <text:s text:c="14"/>│ │</text:span></text:span></text:p>
      <text:p text:style-name="P4"><text:span text:style-name="Source_20_Text"><text:span text:style-name="T2">│ <text:s/>│ <text:s/>│ usuario <text:s/>│ <text:s/>│ pedido <text:s text:c="2"/>│ <text:s/>│ producto │ <text:s/>│ proveedor │ <text:s text:c="14"/>│ │</text:span></text:span></text:p>
      <text:p text:style-name="P4"><text:span text:style-name="Source_20_Text"><text:span text:style-name="T2">│ <text:s/>│ <text:s/>└──────────┘ <text:s/>└──────────┘ <text:s/>└──────────┘ <text:s/>└──────────┘ <text:s text:c="14"/>│ │</text:span></text:span></text:p>
      <text:p text:style-name="P4"><text:span text:style-name="Source_20_Text"><text:span text:style-name="T2">│ <text:s/>│ <text:s/>┌──────────┐ <text:s/>┌──────────┐ <text:s/>┌──────────┐ <text:s/>┌──────────┐ <text:s text:c="14"/>│ │</text:span></text:span></text:p>
      <text:p text:style-name="P4"><text:span text:style-name="Source_20_Text"><text:span text:style-name="T2">│ <text:s/>│ <text:s/>│ <text:s/>pago <text:s text:c="3"/>│ <text:s/>│notificac.│ <text:s/>│det_pedido│ <text:s/>│ped_period│ <text:s text:c="14"/>│ │</text:span></text:span></text:p>
      <text:p text:style-name="P4"><text:span text:style-name="Source_20_Text"><text:span text:style-name="T2">│ <text:s/>│ <text:s/>└──────────┘ <text:s/>└──────────┘ <text:s/>└──────────┘ <text:s/>└──────────┘ <text:s text:c="14"/>│ │</text:span></text:span></text:p>
      <text:p text:style-name="P4"><text:span text:style-name="Source_20_Text"><text:span text:style-name="T2">│ <text:s/>│ <text:s text:c="73"/>│ │</text:span></text:span></text:p>
      <text:p text:style-name="P4"><text:span text:style-name="Source_20_Text"><text:span text:style-name="T2">│ <text:s/>└──────────────────────────────────────────────────────────────────────────┘ │</text:span></text:span></text:p>
      <text:p text:style-name="P4"><text:span text:style-name="Source_20_Text"><text:span text:style-name="T2">│ <text:s text:c="78"/>│</text:span></text:span></text:p>
      <text:p text:style-name="P6"><text:span text:style-name="Source_20_Text"><text:span text:style-name="T2">└───────────────────────────────────────────────────────────────────────────────┘</text:span></text:span></text:p>
      <text:p text:style-name="P10"/>
      <text:h text:style-name="P11" text:outline-level="2"><text:bookmark-start text:name="__RefHeading___Toc1161_531779298"/>6.2 Flujo Completo de una Solicitud<text:bookmark-end text:name="__RefHeading___Toc1161_531779298"/></text:h>
      <text:h text:style-name="P12" text:outline-level="3"><text:bookmark text:name="user-content-62-flujo-completo-de-una-solicitud"/><text:bookmark-start text:name="__RefHeading___Toc1163_531779298"/>Escenario: Usuario autenticado lista productos<text:bookmark-end text:name="__RefHeading___Toc1163_531779298"/></text:h>
      <text:p text:style-name="P21"><text:bookmark text:name="user-content-escenario-usuario-autenticado-lista-productos"/><text:span text:style-name="Source_20_Text">1. NAVEGACIÓN</text:span></text:p>
      <text:p text:style-name="P4"><text:span text:style-name="Source_20_Text"><text:s text:c="3"/>Usuario hace clic en "Gestión de Productos"</text:span></text:p>
      <text:p text:style-name="P4"><text:span text:style-name="Source_20_Text"><text:s text:c="3"/></text:span></text:p>
      <text:p text:style-name="P4"><text:span text:style-name="Source_20_Text">2. VUE ROUTER</text:span></text:p>
      <text:p text:style-name="P4"><text:span text:style-name="Source_20_Text"><text:s text:c="3"/>Router detecta path '/gestion-productos'</text:span></text:p>
      <text:p text:style-name="P4"><text:span text:style-name="Source_20_Text"><text:s text:c="3"/>Verifica meta.requiresAuth → authStore.isAuthenticated?</text:span></text:p>
      <text:p text:style-name="P4"><text:span text:style-name="Source_20_Text"><text:s text:c="3"/>Verifica meta.requiresGestorOrAdmin → authStore.user.rol?</text:span></text:p>
      <text:p text:style-name="P4"><text:span text:style-name="Source_20_Text"><text:s text:c="3"/>→ Pasa validaciones → Monta GestionProductosPage.vue</text:span></text:p>
      <text:p text:style-name="P4"/>
      <text:p text:style-name="P4"><text:span text:style-name="Source_20_Text">3. COMPONENT MOUNTED</text:span></text:p>
      <text:p text:style-name="P4"><text:span text:style-name="Source_20_Text"><text:s text:c="3"/>created() hook ejecuta this.cargarProductos()</text:span></text:p>
      <text:p text:style-name="P4"/>
      <text:p text:style-name="P4"><text:span text:style-name="Source_20_Text">4. AXIOS REQUEST</text:span></text:p>
      <text:p text:style-name="P4"><text:span text:style-name="Source_20_Text"><text:s text:c="3"/>api.getProductos()</text:span></text:p>
      <text:p text:style-name="P4"><text:span text:style-name="Source_20_Text"><text:s text:c="3"/>→ Interceptor añade Bearer token</text:span></text:p>
      <text:p text:style-name="P4"><text:span text:style-name="Source_20_Text"><text:s text:c="3"/>→ GET http://localhost:3000/api/productos/obtenerTodos</text:span></text:p>
      <text:p text:style-name="P4"><text:span text:style-name="Source_20_Text"/></text:p>
      <text:p text:style-name="P4"><text:span text:style-name="Source_20_Text">5. EXPRESS PIPELINE</text:span></text:p>
      <text:p text:style-name="P4"><text:span text:style-name="Source_20_Text"><text:s text:c="3"/>Rate Limit: ¿IP tiene requests disponibles?</text:span></text:p>
      <text:p text:style-name="P4"><text:span text:style-name="Source_20_Text"><text:s text:c="3"/>CORS: ¿Origin permitido?</text:span></text:p>
      <text:p text:style-name="P4"><text:span text:style-name="Source_20_Text"><text:s text:c="3"/>express.json(): Parsear headers</text:span></text:p>
      <text:p text:style-name="P4"><text:span text:style-name="Source_20_Text"><text:s text:c="3"/>Route '/api/productos' → PedidoRoutes</text:span></text:p>
      <text:p text:style-name="P4"/>
      <text:p text:style-name="P4"><text:span text:style-name="Source_20_Text">6. MIDDLEWARE CHAIN</text:span></text:p>
      <text:p text:style-name="P4"><text:span text:style-name="Source_20_Text"><text:s text:c="3"/>authMiddleware: ¿JWT válido? → req.user = { id_usuario, rol }</text:span></text:p>
      <text:p text:style-name="P4"><text:span text:style-name="Source_20_Text"><text:s text:c="3"/>adminOrGestor: ¿rol admin o gestor?</text:span></text:p>
      <text:p text:style-name="P4"><text:span text:style-name="Source_20_Text"><text:s text:c="3"/>→ Pasa → Controller.listar()</text:span></text:p>
      <text:p text:style-name="P4"/>
      <text:p text:style-name="P4"><text:span text:style-name="Source_20_Text">7. MODEL/POSTGRESQL</text:span></text:p>
      <text:p text:style-name="P4"><text:span text:style-name="Source_20_Text"><text:s text:c="3"/>pool.query('SELECT * FROM producto...')</text:span></text:p>
      <text:p text:style-name="P4"><text:span text:style-name="Source_20_Text"><text:s text:c="3"/>→ PostgreSQL devuelve rows</text:span></text:p>
      <text:p text:style-name="P4"><text:span text:style-name="Source_20_Text"><text:s text:c="3"/>→ Model devuelve array de productos</text:span></text:p>
      <text:p text:style-name="P4"/>
      <text:p text:style-name="P4"><text:span text:style-name="Source_20_Text">8. RESPONSE</text:span></text:p>
      <text:p text:style-name="P4"><text:span text:style-name="Source_20_Text"><text:s text:c="3"/>Controller → res.status(200).json(productos)</text:span></text:p>
      <text:p text:style-name="P4"><text:span text:style-name="Source_20_Text"><text:s text:c="3"/>Express → HTTP 200 OK</text:span></text:p>
      <text:p text:style-name="P4"/>
      <text:p text:style-name="P4"><text:span text:style-name="Source_20_Text">9. AXIOS RESPONSE</text:span></text:p>
      <text:p text:style-name="P4"><text:span text:style-name="Source_20_Text"><text:s text:c="3"/>Interceptor recibe respuesta</text:span></text:p>
      <text:p text:style-name="P4"><text:span text:style-name="Source_20_Text"><text:s text:c="3"/>→ response.data = array de productos</text:span></text:p>
      <text:p text:style-name="P4"/>
      <text:p text:style-name="P4"><text:span text:style-name="Source_20_Text">10. VUE REACTIVITY</text:span></text:p>
      <text:p text:style-name="P4"><text:span text:style-name="Source_20_Text"><text:s text:c="4"/>this.productos = response.data</text:span></text:p>
      <text:p text:style-name="P4"><text:span text:style-name="Source_20_Text"><text:s text:c="4"/>Vue detecta cambio en 'productos'</text:span></text:p>
      <text:p text:style-name="P4"><text:span text:style-name="Source_20_Text"><text:s text:c="4"/>Vue re-renderiza tabla automáticamente</text:span></text:p>
      <text:p text:style-name="P4"/>
      <text:p text:style-name="P4"><text:span text:style-name="Source_20_Text">11. UI ACTUALIZADA</text:span></text:p>
      <text:p text:style-name="P6"><text:span text:style-name="Source_20_Text"><text:s text:c="4"/>Tabla con productos visible para el usuario</text:span></text:p>
      <text:p text:style-name="P10"/>
      <text:h text:style-name="P11" text:outline-level="2"><text:bookmark-start text:name="__RefHeading___Toc1165_531779298"/><text:soft-page-break/>6.3 Seguridad en Capas Múltiples<text:bookmark-end text:name="__RefHeading___Toc1165_531779298"/></text:h>
      <text:p text:style-name="P21"><text:bookmark text:name="user-content-63-seguridad-en-capas-múltiples"/><text:span text:style-name="Source_20_Text">┌─────────────────────────────────────────────────────────────────┐</text:span></text:p>
      <text:p text:style-name="P4"><text:span text:style-name="Source_20_Text">│ <text:s text:c="19"/>SEGURIDAD EN CAPAS <text:s text:c="26"/>│</text:span></text:p>
      <text:p text:style-name="P4"><text:span text:style-name="Source_20_Text">│ <text:s text:c="64"/>│</text:span></text:p>
      <text:p text:style-name="P4"><text:span text:style-name="Source_20_Text">│ <text:s/>CAPA 1: RED <text:s text:c="50"/>│</text:span></text:p>
      <text:p text:style-name="P4"><text:span text:style-name="Source_20_Text">│ <text:s/>├── HTTPS (TLS/SSL) - Cifrado en tránsito <text:s text:c="20"/>│</text:span></text:p>
      <text:p text:style-name="P4"><text:span text:style-name="Source_20_Text">│ <text:s/>└── Firewalls - Filtrado de tráfico <text:s text:c="25"/>│</text:span></text:p>
      <text:p text:style-name="P4"><text:span text:style-name="Source_20_Text">│ <text:s text:c="64"/>│</text:span></text:p>
      <text:p text:style-name="P4"><text:span text:style-name="Source_20_Text">│ <text:s/>CAPA 2: APLICACIÓN (Express) <text:s text:c="33"/>│</text:span></text:p>
      <text:p text:style-name="P4"><text:span text:style-name="Source_20_Text">│ <text:s/>├── CORS - Whitelist de orígenes permitidos <text:s text:c="18"/>│</text:span></text:p>
      <text:p text:style-name="P4"><text:span text:style-name="Source_20_Text">│ <text:s/>├── Rate Limiting - Máximo requests/ventana <text:s text:c="18"/>│</text:span></text:p>
      <text:p text:style-name="P4"><text:span text:style-name="Source_20_Text">│ <text:s/>├── Helmet - Headers de seguridad HTTP <text:s text:c="23"/>│</text:span></text:p>
      <text:p text:style-name="P4"><text:span text:style-name="Source_20_Text">│ <text:s/>└── express.json() - Validación de Content-Type <text:s text:c="13"/>│</text:span></text:p>
      <text:p text:style-name="P4"><text:span text:style-name="Source_20_Text">│ <text:s text:c="64"/>│</text:span></text:p>
      <text:p text:style-name="P4"><text:span text:style-name="Source_20_Text">│ <text:s/>CAPA 3: AUTENTICACIÓN <text:s text:c="40"/>│</text:span></text:p>
      <text:p text:style-name="P4"><text:span text:style-name="Source_20_Text">│ <text:s/>├── JWT - Tokens firmados criptográficamente <text:s text:c="16"/>│</text:span></text:p>
      <text:p text:style-name="P4"><text:span text:style-name="Source_20_Text">│ <text:s/>├── bcrypt - Contraseñas hasheadas con salt <text:s text:c="17"/>│</text:span></text:p>
      <text:p text:style-name="P4"><text:span text:style-name="Source_20_Text">│ <text:s/>└── Expiración - Tokens expiran (1h) <text:s text:c="24"/>│</text:span></text:p>
      <text:p text:style-name="P4"><text:span text:style-name="Source_20_Text">│ <text:s text:c="64"/>│</text:span></text:p>
      <text:p text:style-name="P4"><text:span text:style-name="Source_20_Text">│ <text:s/>CAPA 4: AUTORIZACIÓN <text:s text:c="41"/>│</text:span></text:p>
      <text:p text:style-name="P4"><text:span text:style-name="Source_20_Text">│ <text:s/>├── Middleware admin - Solo admins <text:s text:c="26"/>│</text:span></text:p>
      <text:p text:style-name="P4"><text:span text:style-name="Source_20_Text">│ <text:s/>├── Middleware gestor - Gestores con proveedores <text:s text:c="13"/>│</text:span></text:p>
      <text:p text:style-name="P4"><text:span text:style-name="Source_20_Text">│ <text:s/>└── Nivel de fila - Productos pertenecen a proveedores <text:s text:c="6"/>│</text:span></text:p>
      <text:p text:style-name="P4"><text:span text:style-name="Source_20_Text">│ <text:s text:c="64"/>│</text:span></text:p>
      <text:p text:style-name="P4"><text:span text:style-name="Source_20_Text">│ <text:s/>CAPA 5: VALIDACIÓN <text:s text:c="43"/>│</text:span></text:p>
      <text:p text:style-name="P4"><text:span text:style-name="Source_20_Text">│ <text:s/>├── express-validator - Sanitización de inputs <text:s text:c="13"/>│</text:span></text:p>
      <text:p text:style-name="P4"><text:span text:style-name="Source_20_Text">│ <text:s/>├── SQL parametrizados - Previene SQL injection <text:s text:c="13"/>│</text:span></text:p>
      <text:p text:style-name="P4"><text:span text:style-name="Source_20_Text">│ <text:s/>└── Multer - Validación de archivos subidos <text:s text:c="17"/>│</text:span></text:p>
      <text:p text:style-name="P4"><text:span text:style-name="Source_20_Text">│ <text:s text:c="64"/>│</text:span></text:p>
      <text:p text:style-name="P4"><text:span text:style-name="Source_20_Text">│ <text:s/>CAPA 6: DATOS <text:s text:c="48"/>│</text:span></text:p>
      <text:p text:style-name="P4"><text:span text:style-name="Source_20_Text">│ <text:s/>├── PostgreSQL - Integridad referencial (FK) <text:s text:c="15"/>│</text:span></text:p>
      <text:p text:style-name="P4"><text:span text:style-name="Source_20_Text">│ <text:s/>├── Transacciones - Consistencia ACID <text:s text:c="22"/>│</text:span></text:p>
      <text:p text:style-name="P4"><text:span text:style-name="Source_20_Text">│ <text:s/>└── Backups - Recuperación ante desastres <text:s text:c="19"/>│</text:span></text:p>
      <text:p text:style-name="P4"><text:span text:style-name="Source_20_Text">│ <text:s text:c="64"/>│</text:span></text:p>
      <text:p text:style-name="P6"><text:span text:style-name="Source_20_Text">└─────────────────────────────────────────────────────────────────┘</text:span></text:p>
      <text:p text:style-name="P10"/>
      <text:h text:style-name="P11" text:outline-level="2"><text:bookmark-start text:name="__RefHeading___Toc1167_531779298"/>6.4 Mantenibilidad y Escalabilidad<text:bookmark-end text:name="__RefHeading___Toc1167_531779298"/></text:h>
      <text:h text:style-name="P12" text:outline-level="3"><text:bookmark text:name="user-content-64-mantenibilidad-y-escalabilidad"/><text:bookmark-start text:name="__RefHeading___Toc1169_531779298"/>Factores que Mejoran el Mantenimiento<text:bookmark-end text:name="__RefHeading___Toc1169_531779298"/></text:h>
      <text:list text:style-name="L11">
        <text:list-item>
          <text:p text:style-name="P43"><text:bookmark text:name="user-content-factores-que-mejoran-el-mantenimiento"/><text:span text:style-name="Strong_20_Emphasis">Arquitectura clara</text:span>: Separación precisa de responsabilidades </text:p>
        </text:list-item>
        <text:list-item>
          <text:p text:style-name="P44"><text:span text:style-name="Strong_20_Emphasis">Convenciones de código</text:span>: ESLint + Prettier = código consistente </text:p>
        </text:list-item>
        <text:list-item>
          <text:p text:style-name="P44"><text:span text:style-name="Strong_20_Emphasis">Documentación</text:span>: Swagger UI + comentarios JSDoc </text:p>
        </text:list-item>
        <text:list-item>
          <text:p text:style-name="P44"><text:span text:style-name="Strong_20_Emphasis">Testing</text:span>: Coverage para detectar regressions </text:p>
        </text:list-item>
        <text:list-item>
          <text:p text:style-name="P44"><text:span text:style-name="Strong_20_Emphasis">Logging</text:span>: Winston para debugging en producción </text:p>
        </text:list-item>
        <text:list-item>
          <text:p text:style-name="P45"><text:span text:style-name="Strong_20_Emphasis">Variables de entorno</text:span>: dotenv para configuración sin código </text:p>
        </text:list-item>
      </text:list>
      <text:h text:style-name="P7" text:outline-level="3"><text:bookmark-start text:name="__RefHeading___Toc1171_531779298"/>Factores que Mejoran la Escalabilidad<text:bookmark-end text:name="__RefHeading___Toc1171_531779298"/></text:h>
      <text:list text:style-name="L12">
        <text:list-item>
          <text:p text:style-name="P46"><text:bookmark text:name="user-content-factores-que-mejoran-la-escalabilidad"/><text:span text:style-name="Strong_20_Emphasis">Stateless</text:span>: JWT permite añadir instancias sin estado compartido </text:p>
        </text:list-item>
        <text:list-item>
          <text:p text:style-name="P47"><text:span text:style-name="Strong_20_Emphasis">Pool de conexiones</text:span>: PostgreSQL maneja múltiples conexiones eficientemente </text:p>
        </text:list-item>
        <text:list-item>
          <text:p text:style-name="P47"><text:span text:style-name="Strong_20_Emphasis">Monorepo</text:span>: Fácil añadir microservicios si es necesario </text:p>
        </text:list-item>
        <text:list-item>
          <text:p text:style-name="P47"><text:span text:style-name="Strong_20_Emphasis">Frontend分开</text:span>: Vue SPA reduce carga en el servidor </text:p>
        </text:list-item>
        <text:list-item>
          <text:p text:style-name="P48"><text:span text:style-name="Strong_20_Emphasis">API REST</text:span>: Cualquier cliente (web, móvil, IoT) puede consumir </text:p>
        </text:list-item>
      </text:list>
      <text:h text:style-name="P7" text:outline-level="3"><text:bookmark-start text:name="__RefHeading___Toc1173_531779298"/>Hoja de Ruta Tecnológica<text:bookmark-end text:name="__RefHeading___Toc1173_531779298"/></text:h>
      <text:p text:style-name="P15"><text:bookmark text:name="user-content-hoja-de-ruta-tecnológica"/></text:p>
      <table:table table:name="Taula11" table:style-name="Taula11">
        <table:table-column table:style-name="Taula11.A"/>
        <table:table-column table:style-name="Taula11.B"/>
        <table:table-column table:style-name="Taula11.C"/>
        <table:table-header-rows>
          <table:table-row>
            <table:table-cell table:style-name="Taula11.A1" office:value-type="string">
              <text:p text:style-name="P13">Área</text:p>
            </table:table-cell>
            <table:table-cell table:style-name="Taula11.A1" office:value-type="string">
              <text:p text:style-name="P13">Actual</text:p>
            </table:table-cell>
            <table:table-cell table:style-name="Taula11.A1" office:value-type="string">
              <text:p text:style-name="P13">Futuro Potencial</text:p>
            </table:table-cell>
          </table:table-row>
        </table:table-header-rows>
        <table:table-row>
          <table:table-cell table:style-name="Taula11.A1" office:value-type="string">
            <text:p text:style-name="P14">Frontend</text:p>
          </table:table-cell>
          <table:table-cell table:style-name="Taula11.A1" office:value-type="string">
            <text:p text:style-name="P14">Vue 3 Options API</text:p>
          </table:table-cell>
          <table:table-cell table:style-name="Taula11.A1" office:value-type="string">
            <text:p text:style-name="P14">Vue 3 Composition API + TypeScript</text:p>
          </table:table-cell>
        </table:table-row>
        <table:table-row>
          <table:table-cell table:style-name="Taula11.A1" office:value-type="string">
            <text:p text:style-name="P14">State</text:p>
          </table:table-cell>
          <table:table-cell table:style-name="Taula11.A1" office:value-type="string">
            <text:p text:style-name="P14">Pinia</text:p>
          </table:table-cell>
          <table:table-cell table:style-name="Taula11.A1" office:value-type="string">
            <text:p text:style-name="P14">Pinia + persistence</text:p>
          </table:table-cell>
        </table:table-row>
        <table:table-row>
          <table:table-cell table:style-name="Taula11.A1" office:value-type="string">
            <text:p text:style-name="P14">HTTP</text:p>
          </table:table-cell>
          <table:table-cell table:style-name="Taula11.A1" office:value-type="string">
            <text:p text:style-name="P14">Axios</text:p>
          </table:table-cell>
          <table:table-cell table:style-name="Taula11.A1" office:value-type="string">
            <text:p text:style-name="P14">Fetch API nativo (menos dependencias)</text:p>
          </table:table-cell>
        </table:table-row>
        <table:table-row>
          <table:table-cell table:style-name="Taula11.A1" office:value-type="string">
            <text:p text:style-name="P14">CSS</text:p>
          </table:table-cell>
          <table:table-cell table:style-name="Taula11.A1" office:value-type="string">
            <text:p text:style-name="P14">Bootstrap 5 + Sass</text:p>
          </table:table-cell>
          <table:table-cell table:style-name="Taula11.A1" office:value-type="string">
            <text:p text:style-name="P14">Tailwind CSS o CSS Modules</text:p>
          </table:table-cell>
        </table:table-row>
        <table:table-row>
          <table:table-cell table:style-name="Taula11.A1" office:value-type="string">
            <text:p text:style-name="P14">Testing</text:p>
          </table:table-cell>
          <table:table-cell table:style-name="Taula11.A1" office:value-type="string">
            <text:p text:style-name="P14">Vitest/Jest</text:p>
          </table:table-cell>
          <table:table-cell table:style-name="Taula11.A1" office:value-type="string">
            <text:p text:style-name="P14">Playwright (E2E)</text:p>
          </table:table-cell>
        </table:table-row>
        <table:table-row>
          <table:table-cell table:style-name="Taula11.A1" office:value-type="string">
            <text:p text:style-name="P14">API</text:p>
          </table:table-cell>
          <table:table-cell table:style-name="Taula11.A1" office:value-type="string">
            <text:p text:style-name="P14">REST</text:p>
          </table:table-cell>
          <table:table-cell table:style-name="Taula11.A1" office:value-type="string">
            <text:p text:style-name="P14">GraphQL o tRPC</text:p>
          </table:table-cell>
        </table:table-row>
        <table:table-row>
          <table:table-cell table:style-name="Taula11.A1" office:value-type="string">
            <text:p text:style-name="P14">DB</text:p>
          </table:table-cell>
          <table:table-cell table:style-name="Taula11.A1" office:value-type="string">
            <text:p text:style-name="P14">PostgreSQL</text:p>
          </table:table-cell>
          <table:table-cell table:style-name="Taula11.A1" office:value-type="string">
            <text:p text:style-name="P14">PostgreSQL + Redis cache</text:p>
          </table:table-cell>
        </table:table-row>
      </table:table>
      <text:p text:style-name="P10"/>
      <text:h text:style-name="P11" text:outline-level="2"><text:bookmark-start text:name="__RefHeading___Toc1175_531779298"/>Resumen Final<text:bookmark-end text:name="__RefHeading___Toc1175_531779298"/></text:h>
      <text:p text:style-name="P3"><text:bookmark text:name="user-content-resumen-final"/>El stack tecnológico de Ekonsumo representa una <text:span text:style-name="Strong_20_Emphasis">elección equilibrada</text:span> entre modernidad, productividad y mantenibilidad:</text:p>
      <text:h text:style-name="P7" text:outline-level="3"><text:bookmark-start text:name="__RefHeading___Toc1177_531779298"/>Backend (Node.js + Express + PostgreSQL)<text:bookmark-end text:name="__RefHeading___Toc1177_531779298"/></text:h>
      <text:list text:style-name="L13">
        <text:list-item>
          <text:p text:style-name="P49"><text:bookmark text:name="user-content-backend-nodejs--express--postgresql"/><text:span text:style-name="Strong_20_Emphasis">Express</text:span> proporciona un framework minimalista pero extensible </text:p>
        </text:list-item>
        <text:list-item>
          <text:p text:style-name="P50"><text:span text:style-name="Strong_20_Emphasis">pg</text:span> ofrece acceso directo a PostgreSQL con pool de conexiones para eficiencia </text:p>
        </text:list-item>
        <text:list-item>
          <text:p text:style-name="P50"><text:span text:style-name="Strong_20_Emphasis">JWT + bcrypt</text:span> proporcionan autenticación y contraseña seguros </text:p>
        </text:list-item>
        <text:list-item>
          <text:p text:style-name="P50"><text:span text:style-name="Strong_20_Emphasis">express-validator + rate-limit + cors</text:span> añaden capas de seguridad </text:p>
        </text:list-item>
        <text:list-item>
          <text:p text:style-name="P50"><text:span text:style-name="Strong_20_Emphasis">Winston + Swagger</text:span> facilitan operación y documentación </text:p>
        </text:list-item>
        <text:list-item>
          <text:p text:style-name="P51"><text:span text:style-name="Strong_20_Emphasis">Jest + supertest</text:span> permiten testing automatizado </text:p>
        </text:list-item>
      </text:list>
      <text:h text:style-name="P7" text:outline-level="3"><text:bookmark-start text:name="__RefHeading___Toc1179_531779298"/>Frontend (Vue 3 + Pinia + Vite)<text:bookmark-end text:name="__RefHeading___Toc1179_531779298"/></text:h>
      <text:list text:style-name="L14">
        <text:list-item>
          <text:p text:style-name="P52"><text:bookmark text:name="user-content-frontend-vue-3--pinia--vite"/><text:span text:style-name="Strong_20_Emphasis">Vue 3</text:span> ofrece un framework progresivo con reactividad automática </text:p>
        </text:list-item>
        <text:list-item>
          <text:p text:style-name="P53"><text:span text:style-name="Strong_20_Emphasis">Pinia</text:span> gestiona estado global de forma sencilla </text:p>
        </text:list-item>
        <text:list-item>
          <text:p text:style-name="P53"><text:span text:style-name="Strong_20_Emphasis">Vue Router</text:span> permite SPA con guards de navegación </text:p>
        </text:list-item>
        <text:list-item>
          <text:p text:style-name="P53"><text:span text:style-name="Strong_20_Emphasis">Axios</text:span> facilita comunicación HTTP con interceptores </text:p>
        </text:list-item>
        <text:list-item>
          <text:p text:style-name="P53"><text:span text:style-name="Strong_20_Emphasis">Bootstrap 5</text:span> acelera desarrollo de UI </text:p>
        </text:list-item>
        <text:list-item>
          <text:p text:style-name="P53"><text:span text:style-name="Strong_20_Emphasis">Vite</text:span> proporciona experiencia de desarrollo moderna y rápida </text:p>
        </text:list-item>
        <text:list-item>
          <text:p text:style-name="P54"><text:span text:style-name="Strong_20_Emphasis">Vitest + jsdom</text:span> permiten testing de componentes </text:p>
        </text:list-item>
      </text:list>
      <text:h text:style-name="P7" text:outline-level="3"/>
      <text:list text:style-name="L15">
        <text:list-header>
          <text:p text:style-name="P55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2pt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90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fo:color="#2a6099" loext:opacity="100%" style:font-name="Liberation Mono" fo:font-family="'Liberation Mono'" style:font-family-generic="modern" style:font-pitch="fixed" fo:font-size="6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o_20_preformateado.hljs" style:display-name="Texto preformateado.hljs" style:family="paragraph" style:parent-style-name="Preformatted_20_Text">
      <style:text-properties fo:color="#4d4d4c" loext:opacity="10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_31_._20_izenburua.title" style:display-name="1. izenburua.title" style:family="paragraph" style:parent-style-name="Heading_20_1" style:default-outline-level="" style:list-style-name="">
      <style:paragraph-properties fo:text-align="center" style:justify-single-word="false"/>
      <style:text-properties fo:color="#2e7d32" loext:opacity="100%" fo:font-size="24pt" fo:font-weight="bold" style:font-size-asian="24pt" style:font-weight-asian="bold" style:font-size-complex="24pt" style:font-weight-complex="bold"/>
    </style:style>
    <style:style style:name="Body_20_Text.subtitle" style:display-name="Body Text.subtitle" style:family="paragraph" style:parent-style-name="Text_20_body">
      <style:paragraph-properties fo:margin-top="0cm" fo:margin-bottom="1.058cm" style:contextual-spacing="false" fo:text-align="center" style:justify-single-word="false"/>
      <style:text-properties fo:color="#666666" loext:opacity="100%" fo:font-size="14pt" style:font-size-asian="14pt" style:font-size-complex="14pt"/>
    </style:style>
    <style:style style:name="_31_._20_izenburua.page-break" style:display-name="1. izenburua.page-break" style:family="paragraph" style:parent-style-name="Heading_20_1" style:default-outline-level="" style:list-style-name="">
      <style:paragraph-properties fo:break-after="page"/>
    </style:style>
    <style:style style:name="Body_20_Text.caption" style:display-name="Body Text.caption" style:family="paragraph" style:parent-style-name="Text_20_body">
      <style:paragraph-properties fo:margin-top="0cm" fo:margin-bottom="0.529cm" style:contextual-spacing="false" fo:text-align="center" style:justify-single-word="false"/>
      <style:text-properties fo:color="#666666" loext:opacity="100%" fo:font-style="italic" style:font-style-asian="italic" style:font-style-complex="italic"/>
    </style:style>
    <style:style style:name="JS" style:family="paragraph" style:parent-style-name="Preformatted_20_Text">
      <style:paragraph-properties fo:margin-top="0cm" fo:margin-bottom="0.499cm" style:contextual-spacing="false"/>
      <style:text-properties fo:color="#2a6099" loext:opacity="100%" fo:font-size="6pt" style:font-size-asian="6pt" style:font-size-complex="6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OOoComputerCode" style:family="text">
      <style:text-properties fo:color="#000000" loext:opacity="100%" style:font-name="Liberation Mono1" fo:font-family="'Liberation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es" fo:country="ES" officeooo:rsid="000196b9" officeooo:paragraph-rsid="000196b9"/>
    </style:style>
    <style:style style:name="MP2" style:family="paragraph" style:parent-style-name="Footer">
      <style:text-properties fo:language="es" fo:country="ES" officeooo:rsid="000196b9" officeooo:paragraph-rsid="000196b9"/>
    </style:style>
    <style:style style:name="MT1" style:family="text">
      <style:text-properties officeooo:rsid="001fc719"/>
    </style:style>
    <style:page-layout style:name="Mpm1">
      <style:page-layout-properties fo:page-width="21.001cm" fo:page-height="29.7cm" style:num-format="1" style:print-orientation="portrait" fo:margin-top="0.681cm" fo:margin-bottom="0.69cm" fo:margin-left="0.982cm" fo:margin-right="0.81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095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tab/></text:p>
      </style:header>
      <style:footer>
        <text:p text:style-name="MP2">Ciclo GS DA<text:span text:style-name="MT1">W</text:span> – Desarrollo de Aplicaciones <text:span text:style-name="MT1">Web</text:span><text:tab/><text:page-number text:select-page="current">1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11-11T22:04:46.654978033</meta:creation-date>
    <dc:date>2026-04-13T23:10:42.839838852</dc:date>
    <meta:editing-duration>P7DT2H43M47S</meta:editing-duration>
    <meta:editing-cycles>115</meta:editing-cycles>
    <meta:generator>LibreOffice/25.2.3.2$Linux_X86_64 LibreOffice_project/520$Build-2</meta:generator>
    <meta:print-date>2026-03-27T22:29:16.167918814</meta:print-date>
    <meta:printed-by>PDF fitxategiak</meta:printed-by>
    <meta:document-statistic meta:table-count="11" meta:image-count="0" meta:object-count="0" meta:page-count="14" meta:paragraph-count="1844" meta:word-count="8007" meta:character-count="69796" meta:non-whitespace-character-count="51752"/>
  </office:meta>
</office:document-meta>
</file>